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1.422cm" style:rel-column-width="5642*"/>
    </style:style>
    <style:style style:name="Table1.B" style:family="table-column">
      <style:table-column-properties style:column-width="2.898cm" style:rel-column-width="11501*"/>
    </style:style>
    <style:style style:name="Table1.C" style:family="table-column">
      <style:table-column-properties style:column-width="5.576cm" style:rel-column-width="22134*"/>
    </style:style>
    <style:style style:name="Table1.D" style:family="table-column">
      <style:table-column-properties style:column-width="6.615cm" style:rel-column-width="26258*"/>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officeooo:paragraph-rsid="0016c897"/>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list-style-name="L22">
      <style:paragraph-properties fo:margin-top="0cm" fo:margin-bottom="0cm" style:contextual-spacing="false"/>
    </style:style>
    <style:style style:name="P26" style:family="paragraph" style:parent-style-name="Text_20_body" style:list-style-name="L23">
      <style:paragraph-properties fo:margin-top="0cm" fo:margin-bottom="0cm" style:contextual-spacing="false"/>
    </style:style>
    <style:style style:name="P27" style:family="paragraph" style:parent-style-name="Text_20_body" style:list-style-name="L24">
      <style:paragraph-properties fo:margin-top="0cm" fo:margin-bottom="0cm" style:contextual-spacing="false"/>
    </style:style>
    <style:style style:name="P28" style:family="paragraph" style:parent-style-name="Text_20_body" style:list-style-name="L25">
      <style:paragraph-properties fo:margin-top="0cm" fo:margin-bottom="0cm" style:contextual-spacing="false"/>
    </style:style>
    <style:style style:name="P29" style:family="paragraph" style:parent-style-name="Text_20_body" style:list-style-name="L26">
      <style:paragraph-properties fo:margin-top="0cm" fo:margin-bottom="0cm" style:contextual-spacing="false"/>
    </style:style>
    <style:style style:name="P30" style:family="paragraph" style:parent-style-name="Text_20_body">
      <style:text-properties fo:font-weight="bold" style:font-weight-asian="bold" style:font-weight-complex="bold"/>
    </style:style>
    <style:style style:name="P31" style:family="paragraph" style:parent-style-name="Text_20_body" style:list-style-name="L27">
      <style:paragraph-properties fo:margin-top="0cm" fo:margin-bottom="0cm" style:contextual-spacing="false"/>
    </style:style>
    <style:style style:name="P32" style:family="paragraph" style:parent-style-name="Text_20_body" style:list-style-name="L28">
      <style:paragraph-properties fo:margin-top="0cm" fo:margin-bottom="0cm" style:contextual-spacing="false"/>
    </style:style>
    <style:style style:name="P33" style:family="paragraph" style:parent-style-name="Text_20_body" style:list-style-name="L29">
      <style:paragraph-properties fo:margin-top="0cm" fo:margin-bottom="0cm" style:contextual-spacing="false"/>
    </style:style>
    <style:style style:name="P34" style:family="paragraph" style:parent-style-name="Text_20_body" style:list-style-name="L30">
      <style:paragraph-properties fo:margin-top="0cm" fo:margin-bottom="0cm" style:contextual-spacing="false"/>
    </style:style>
    <style:style style:name="P35" style:family="paragraph" style:parent-style-name="Text_20_body" style:list-style-name="L31">
      <style:paragraph-properties fo:margin-top="0cm" fo:margin-bottom="0cm" style:contextual-spacing="false"/>
    </style:style>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paragraph-properties fo:margin-top="0cm" fo:margin-bottom="0cm" style:contextual-spacing="false"/>
    </style:style>
    <style:style style:name="P38" style:family="paragraph" style:parent-style-name="Text_20_body" style:list-style-name="L34">
      <style:paragraph-properties fo:margin-top="0cm" fo:margin-bottom="0cm" style:contextual-spacing="false"/>
    </style:style>
    <style:style style:name="P39" style:family="paragraph" style:parent-style-name="Text_20_body" style:list-style-name="L35">
      <style:paragraph-properties fo:margin-top="0cm" fo:margin-bottom="0cm" style:contextual-spacing="false"/>
    </style:style>
    <style:style style:name="P40" style:family="paragraph" style:parent-style-name="Text_20_body" style:list-style-name="L36">
      <style:paragraph-properties fo:margin-top="0cm" fo:margin-bottom="0cm" style:contextual-spacing="false"/>
    </style:style>
    <style:style style:name="P41" style:family="paragraph" style:parent-style-name="Text_20_body" style:list-style-name="L37">
      <style:paragraph-properties fo:margin-top="0cm" fo:margin-bottom="0cm" style:contextual-spacing="false"/>
    </style:style>
    <style:style style:name="P42" style:family="paragraph" style:parent-style-name="Text_20_body" style:list-style-name="L38">
      <style:paragraph-properties fo:margin-top="0cm" fo:margin-bottom="0cm" style:contextual-spacing="false"/>
    </style:style>
    <style:style style:name="P43" style:family="paragraph" style:parent-style-name="Text_20_body" style:list-style-name="L39">
      <style:paragraph-properties fo:margin-top="0cm" fo:margin-bottom="0cm" style:contextual-spacing="false"/>
    </style:style>
    <style:style style:name="P44" style:family="paragraph" style:parent-style-name="Text_20_body" style:list-style-name="L40">
      <style:paragraph-properties fo:margin-top="0cm" fo:margin-bottom="0cm" style:contextual-spacing="false"/>
    </style:style>
    <style:style style:name="P45" style:family="paragraph" style:parent-style-name="Text_20_body" style:list-style-name="L41">
      <style:paragraph-properties fo:margin-top="0cm" fo:margin-bottom="0cm" style:contextual-spacing="false"/>
    </style:style>
    <style:style style:name="P46" style:family="paragraph" style:parent-style-name="Text_20_body" style:list-style-name="L42">
      <style:paragraph-properties fo:margin-top="0cm" fo:margin-bottom="0cm" style:contextual-spacing="false"/>
    </style:style>
    <style:style style:name="P47" style:family="paragraph" style:parent-style-name="Text_20_body" style:list-style-name="L43">
      <style:paragraph-properties fo:margin-top="0cm" fo:margin-bottom="0cm" style:contextual-spacing="false"/>
    </style:style>
    <style:style style:name="P48" style:family="paragraph" style:parent-style-name="Text_20_body" style:list-style-name="L44">
      <style:paragraph-properties fo:margin-top="0cm" fo:margin-bottom="0cm" style:contextual-spacing="false"/>
    </style:style>
    <style:style style:name="P49" style:family="paragraph" style:parent-style-name="Text_20_body" style:list-style-name="L45">
      <style:paragraph-properties fo:margin-top="0cm" fo:margin-bottom="0cm" style:contextual-spacing="false"/>
    </style:style>
    <style:style style:name="P50" style:family="paragraph" style:parent-style-name="Text_20_body" style:list-style-name="L46">
      <style:paragraph-properties fo:margin-top="0cm" fo:margin-bottom="0cm" style:contextual-spacing="false"/>
    </style:style>
    <style:style style:name="P51" style:family="paragraph" style:parent-style-name="Text_20_body" style:list-style-name="L47">
      <style:paragraph-properties fo:margin-top="0cm" fo:margin-bottom="0cm" style:contextual-spacing="false"/>
    </style:style>
    <style:style style:name="P52" style:family="paragraph" style:parent-style-name="Text_20_body" style:list-style-name="L48">
      <style:paragraph-properties fo:margin-top="0cm" fo:margin-bottom="0cm" style:contextual-spacing="false"/>
    </style:style>
    <style:style style:name="P53" style:family="paragraph" style:parent-style-name="Text_20_body" style:list-style-name="L49">
      <style:paragraph-properties fo:margin-top="0cm" fo:margin-bottom="0cm" style:contextual-spacing="false"/>
    </style:style>
    <style:style style:name="P54" style:family="paragraph" style:parent-style-name="Text_20_body" style:list-style-name="L50">
      <style:paragraph-properties fo:margin-top="0cm" fo:margin-bottom="0cm" style:contextual-spacing="false"/>
    </style:style>
    <style:style style:name="P55" style:family="paragraph" style:parent-style-name="Text_20_body">
      <style:text-properties officeooo:paragraph-rsid="0016c897"/>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text-position="super 58%"/>
    </style:style>
    <style:style style:name="T5" style:family="text">
      <style:text-properties fo:font-variant="normal" fo:text-transform="none"/>
    </style:style>
    <style:style style:name="T6" style:family="text">
      <style:text-properties fo:font-variant="normal" fo:text-transform="none" style:text-position="0% 100%"/>
    </style:style>
    <style:style style:name="T7" style:family="text">
      <style:text-properties fo:font-variant="normal" fo:text-transform="none" style:text-position="0% 100%" fo:font-style="normal"/>
    </style:style>
    <style:style style:name="T8" style:family="text">
      <style:text-properties fo:font-variant="normal" fo:text-transform="none" style:text-position="0% 100%" fo:font-style="normal" style:text-underline-style="none"/>
    </style:style>
    <style:style style:name="T9"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3. Methodology</text:p>
      <text:list xml:id="list1428080754" text:style-name="L1">
        <text:list-item>
          <text:p text:style-name="P4"><text:a xlink:type="simple" xlink:href="#methodology" text:style-name="Internet_20_link" text:visited-style-name="Visited_20_Internet_20_Link"><text:span text:style-name="Definition">Methodology</text:span></text:a></text:p>
          <text:list text:style-name="L2">
            <text:list-item>
              <text:p text:style-name="P5"><text:a xlink:type="simple" xlink:href="#research-questions---march-2024" text:style-name="Internet_20_link" text:visited-style-name="Visited_20_Internet_20_Link"><text:span text:style-name="Definition">Research Questions - March 2024</text:span></text:a></text:p>
            </text:list-item>
            <text:list-item>
              <text:p text:style-name="P5"><text:a xlink:type="simple" xlink:href="#conceptualising-activity-in-this-learning-design" text:style-name="Internet_20_link" text:visited-style-name="Visited_20_Internet_20_Link"><text:span text:style-name="Definition">Conceptualising activity in this learning design</text:span></text:a></text:p>
              <text:list text:style-name="L3">
                <text:list-item>
                  <text:p text:style-name="P6"><text:a xlink:type="simple" xlink:href="#choosing-a-suitable-unit-of-analysis-germ-cell-situating-which-activity-systems-is-of-primary-value-to-explore" text:style-name="Internet_20_link" text:visited-style-name="Visited_20_Internet_20_Link"><text:span text:style-name="Definition">Choosing a suitable unit of analysis / germ cell &amp; situating which activity systems is of primary value to explore</text:span></text:a></text:p>
                  <text:list text:style-name="L4">
                    <text:list-item>
                      <text:p text:style-name="P7"><text:a xlink:type="simple" xlink:href="#levels-of-abstraction-in-activity-theory" text:style-name="Internet_20_link" text:visited-style-name="Visited_20_Internet_20_Link"><text:span text:style-name="Definition">Levels of Abstraction in Activity Theory</text:span></text:a></text:p>
                    </text:list-item>
                    <text:list-item>
                      <text:p text:style-name="P7"><text:a xlink:type="simple" xlink:href="#choosing-smaller-units-of-analysis" text:style-name="Internet_20_link" text:visited-style-name="Visited_20_Internet_20_Link"><text:span text:style-name="Definition">Choosing smaller units of analysis</text:span></text:a></text:p>
                    </text:list-item>
                  </text:list>
                </text:list-item>
                <text:list-item>
                  <text:p text:style-name="P6"><text:a xlink:type="simple" xlink:href="#analysis-of-activity-system-through-conflicts-and-contradictions-between-elements" text:style-name="Internet_20_link" text:visited-style-name="Visited_20_Internet_20_Link"><text:span text:style-name="Definition">Analysis of activity system through conflicts and contradictions between elements</text:span></text:a></text:p>
                </text:list-item>
                <text:list-item>
                  <text:p text:style-name="P6"><text:a xlink:type="simple" xlink:href="#disambiguating-terminology---conflicts-tensions-contradictions-dilemmas" text:style-name="Internet_20_link" text:visited-style-name="Visited_20_Internet_20_Link"><text:span text:style-name="Definition">Disambiguating terminology - Conflicts, tensions, contradictions, dilemmas</text:span></text:a></text:p>
                </text:list-item>
                <text:list-item>
                  <text:p text:style-name="P6"><text:a xlink:type="simple" xlink:href="#analysis-of-chat-dbr-interventions-over-time" text:style-name="Internet_20_link" text:visited-style-name="Visited_20_Internet_20_Link"><text:span text:style-name="Definition">Analysis of CHAT / DBR interventions over time</text:span></text:a></text:p>
                  <text:list text:style-name="L5">
                    <text:list-item>
                      <text:p text:style-name="P8"><text:a xlink:type="simple" xlink:href="#early-limits-of-dbr-addressed-by-expansive-learning---and-formative-interventions" text:style-name="Internet_20_link" text:visited-style-name="Visited_20_Internet_20_Link"><text:span text:style-name="Definition">Early limits of DBR addressed by expansive learning - and formative interventions</text:span></text:a></text:p>
                    </text:list-item>
                  </text:list>
                </text:list-item>
                <text:list-item>
                  <text:p text:style-name="P6"><text:a xlink:type="simple" xlink:href="#exploring-specific-techniques-of-formative-interventions---make-more-targeted--" text:style-name="Internet_20_link" text:visited-style-name="Visited_20_Internet_20_Link"><text:span text:style-name="Definition">Exploring specific techniques of formative interventions - MAKE MORE TARGETED -</text:span></text:a></text:p>
                </text:list-item>
                <text:list-item>
                  <text:p text:style-name="P6"><text:a xlink:type="simple" xlink:href="#creating-ideocultures-as-designed-systems" text:style-name="Internet_20_link" text:visited-style-name="Visited_20_Internet_20_Link"><text:span text:style-name="Definition">Creating ideocultures as designed systems</text:span></text:a></text:p>
                </text:list-item>
                <text:list-item>
                  <text:p text:style-name="P6"><text:a xlink:type="simple" xlink:href="#rogoffs-three-planes-of-analysis-of-learning-communities" text:style-name="Internet_20_link" text:visited-style-name="Visited_20_Internet_20_Link"><text:span text:style-name="Definition">Rogoff’s three planes of analysis of learning communities</text:span></text:a></text:p>
                  <text:list text:style-name="L6">
                    <text:list-item>
                      <text:p text:style-name="P9"><text:a xlink:type="simple" xlink:href="#communities-of-practice-and-communities-of-learners" text:style-name="Internet_20_link" text:visited-style-name="Visited_20_Internet_20_Link"><text:span text:style-name="Definition">Communities of practice and communities of learners</text:span></text:a></text:p>
                    </text:list-item>
                  </text:list>
                </text:list-item>
                <text:list-item>
                  <text:p text:style-name="P6"><text:a xlink:type="simple" xlink:href="#funds-of-knowledge" text:style-name="Internet_20_link" text:visited-style-name="Visited_20_Internet_20_Link"><text:span text:style-name="Definition">Funds of Knowledge</text:span></text:a></text:p>
                  <text:list text:style-name="L7">
                    <text:list-item>
                      <text:p text:style-name="P10"><text:a xlink:type="simple" xlink:href="#possible-funds-of-knowledge" text:style-name="Internet_20_link" text:visited-style-name="Visited_20_Internet_20_Link"><text:span text:style-name="Definition">Possible funds of knowledge</text:span></text:a></text:p>
                    </text:list-item>
                  </text:list>
                </text:list-item>
              </text:list>
            </text:list-item>
            <text:list-item>
              <text:p text:style-name="P5"><text:a xlink:type="simple" xlink:href="#conceptual-tools-associated-with-agency" text:style-name="Internet_20_link" text:visited-style-name="Visited_20_Internet_20_Link"><text:span text:style-name="Definition">Conceptual tools associated with agency</text:span></text:a></text:p>
              <text:list text:style-name="L8">
                <text:list-item>
                  <text:p text:style-name="P11"><text:a xlink:type="simple" xlink:href="#tads---on-double-stimulation-and-agency" text:style-name="Internet_20_link" text:visited-style-name="Visited_20_Internet_20_Link"><text:span text:style-name="Definition">TADS - On double stimulation and agency</text:span></text:a></text:p>
                  <text:list text:style-name="L9">
                    <text:list-item>
                      <text:p text:style-name="P12"><text:a xlink:type="simple" xlink:href="#on-affordances" text:style-name="Internet_20_link" text:visited-style-name="Visited_20_Internet_20_Link"><text:span text:style-name="Definition">On affordances</text:span></text:a></text:p>
                    </text:list-item>
                  </text:list>
                </text:list-item>
              </text:list>
            </text:list-item>
            <text:list-item>
              <text:p text:style-name="P5"><text:a xlink:type="simple" xlink:href="#data-gathering-and-preparation" text:style-name="Internet_20_link" text:visited-style-name="Visited_20_Internet_20_Link"><text:span text:style-name="Definition">Data Gathering and Preparation</text:span></text:a></text:p>
              <text:list text:style-name="L10">
                <text:list-item>
                  <text:p text:style-name="P13"><text:a xlink:type="simple" xlink:href="#aligning-data-gathering-and-analysis-with-socio-cultural-approach" text:style-name="Internet_20_link" text:visited-style-name="Visited_20_Internet_20_Link"><text:span text:style-name="Definition">Aligning data gathering and analysis with socio cultural approach</text:span></text:a></text:p>
                </text:list-item>
                <text:list-item>
                  <text:p text:style-name="P13"><text:a xlink:type="simple" xlink:href="#data-processing" text:style-name="Internet_20_link" text:visited-style-name="Visited_20_Internet_20_Link"><text:span text:style-name="Definition">Data Processing</text:span></text:a></text:p>
                  <text:list text:style-name="L11">
                    <text:list-item>
                      <text:p text:style-name="P14"><text:a xlink:type="simple" xlink:href="#video-processing" text:style-name="Internet_20_link" text:visited-style-name="Visited_20_Internet_20_Link"><text:span text:style-name="Definition">360 Video Processing</text:span></text:a></text:p>
                    </text:list-item>
                    <text:list-item>
                      <text:p text:style-name="P14"><text:a xlink:type="simple" xlink:href="#screen-capture-processing" text:style-name="Internet_20_link" text:visited-style-name="Visited_20_Internet_20_Link"><text:span text:style-name="Definition">Screen Capture Processing</text:span></text:a></text:p>
                    </text:list-item>
                    <text:list-item>
                      <text:p text:style-name="P14"><text:a xlink:type="simple" xlink:href="#learnings-and-recommendations" text:style-name="Internet_20_link" text:visited-style-name="Visited_20_Internet_20_Link"><text:span text:style-name="Definition">Learnings and recommendations</text:span></text:a></text:p>
                    </text:list-item>
                  </text:list>
                </text:list-item>
              </text:list>
            </text:list-item>
            <text:list-item>
              <text:p text:style-name="P5"><text:a xlink:type="simple" xlink:href="#data-analysis-methods-and-justification" text:style-name="Internet_20_link" text:visited-style-name="Visited_20_Internet_20_Link"><text:span text:style-name="Definition">Data analysis methods and justification</text:span></text:a></text:p>
              <text:list text:style-name="L12">
                <text:list-item>
                  <text:p text:style-name="P15"><text:a xlink:type="simple" xlink:href="#summary-of-data-gathering-and-analysis" text:style-name="Internet_20_link" text:visited-style-name="Visited_20_Internet_20_Link"><text:span text:style-name="Definition">Summary of Data Gathering and ANALYSIS</text:span></text:a></text:p>
                </text:list-item>
              </text:list>
            </text:list-item>
            <text:list-item>
              <text:p text:style-name="P5"><text:a xlink:type="simple" xlink:href="#analysis-of-video-overview" text:style-name="Internet_20_link" text:visited-style-name="Visited_20_Internet_20_Link"><text:span text:style-name="Definition">Analysis of Video overview</text:span></text:a></text:p>
              <text:list text:style-name="L13">
                <text:list-item>
                  <text:p text:style-name="P16"><text:a xlink:type="simple" xlink:href="#rational-and-approach-of-video-data-analysis" text:style-name="Internet_20_link" text:visited-style-name="Visited_20_Internet_20_Link"><text:span text:style-name="Definition">Rational and approach of video data analysis</text:span></text:a></text:p>
                </text:list-item>
                <text:list-item>
                  <text:p text:style-name="P16"><text:a xlink:type="simple" xlink:href="#planes-approach---noting-tensions-and-behaviours" text:style-name="Internet_20_link" text:visited-style-name="Visited_20_Internet_20_Link"><text:span text:style-name="Definition">3 planes approach - noting tensions and behaviours</text:span></text:a></text:p>
                </text:list-item>
              </text:list>
            </text:list-item>
            <text:list-item>
              <text:p text:style-name="P5"><text:a xlink:type="simple" xlink:href="#detailed-transcription-of-video-sources" text:style-name="Internet_20_link" text:visited-style-name="Visited_20_Internet_20_Link"><text:span text:style-name="Definition">Detailed transcription of video sources</text:span></text:a></text:p>
              <text:list text:style-name="L14">
                <text:list-item>
                  <text:p text:style-name="P17"><text:a xlink:type="simple" xlink:href="#transcriptiondescription-of-data" text:style-name="Internet_20_link" text:visited-style-name="Visited_20_Internet_20_Link"><text:span text:style-name="Definition">Transcription/description of data</text:span></text:a></text:p>
                  <text:list text:style-name="L15">
                    <text:list-item>
                      <text:p text:style-name="P18"><text:a xlink:type="simple" xlink:href="#grades-of-video-data-analysis" text:style-name="Internet_20_link" text:visited-style-name="Visited_20_Internet_20_Link"><text:span text:style-name="Definition">Grades of video data analysis</text:span></text:a></text:p>
                    </text:list-item>
                    <text:list-item>
                      <text:p text:style-name="P18"><text:a xlink:type="simple" xlink:href="#justification-of-selecting-sessions-and-sections-for-more-detailed-analysis" text:style-name="Internet_20_link" text:visited-style-name="Visited_20_Internet_20_Link"><text:span text:style-name="Definition">Justification of selecting sessions and sections for more detailed analysis</text:span></text:a></text:p>
                    </text:list-item>
                  </text:list>
                </text:list-item>
                <text:list-item>
                  <text:p text:style-name="P17"><text:a xlink:type="simple" xlink:href="#journal-data" text:style-name="Internet_20_link" text:visited-style-name="Visited_20_Internet_20_Link"><text:span text:style-name="Definition">Journal Data</text:span></text:a></text:p>
                </text:list-item>
                <text:list-item>
                  <text:p text:style-name="P17"><text:a xlink:type="simple" xlink:href="#programme-resources-created" text:style-name="Internet_20_link" text:visited-style-name="Visited_20_Internet_20_Link"><text:span text:style-name="Definition">Programme resources created</text:span></text:a></text:p>
                </text:list-item>
                <text:list-item>
                  <text:p text:style-name="P17"><text:a xlink:type="simple" xlink:href="#interview-data" text:style-name="Internet_20_link" text:visited-style-name="Visited_20_Internet_20_Link"><text:span text:style-name="Definition">Interview data</text:span></text:a></text:p>
                  <text:list text:style-name="L16">
                    <text:list-item>
                      <text:p text:style-name="P19"><text:a xlink:type="simple" xlink:href="#practitioner-interviews" text:style-name="Internet_20_link" text:visited-style-name="Visited_20_Internet_20_Link"><text:span text:style-name="Definition">Practitioner interviews</text:span></text:a></text:p>
                    </text:list-item>
                    <text:list-item>
                      <text:p text:style-name="P19"><text:soft-page-break/><text:a xlink:type="simple" xlink:href="#participant-interviews" text:style-name="Internet_20_link" text:visited-style-name="Visited_20_Internet_20_Link"><text:span text:style-name="Definition">Participant interviews</text:span></text:a></text:p>
                    </text:list-item>
                    <text:list-item>
                      <text:p text:style-name="P19"><text:a xlink:type="simple" xlink:href="#limitations-in-interview-data" text:style-name="Internet_20_link" text:visited-style-name="Visited_20_Internet_20_Link"><text:span text:style-name="Definition">Limitations in interview data</text:span></text:a></text:p>
                    </text:list-item>
                  </text:list>
                </text:list-item>
                <text:list-item>
                  <text:p text:style-name="P17"><text:a xlink:type="simple" xlink:href="#discussion-on-data-analysis" text:style-name="Internet_20_link" text:visited-style-name="Visited_20_Internet_20_Link"><text:span text:style-name="Definition">Discussion on data analysis</text:span></text:a></text:p>
                  <text:list text:style-name="L17">
                    <text:list-item>
                      <text:p text:style-name="P20"><text:a xlink:type="simple" xlink:href="#incorporating-gesture-and-wider-movement-in-analysis" text:style-name="Internet_20_link" text:visited-style-name="Visited_20_Internet_20_Link"><text:span text:style-name="Definition">Incorporating gesture and wider movement in analysis</text:span></text:a></text:p>
                    </text:list-item>
                    <text:list-item>
                      <text:p text:style-name="P20"><text:a xlink:type="simple" xlink:href="#using-a-3-planes-approach" text:style-name="Internet_20_link" text:visited-style-name="Visited_20_Internet_20_Link"><text:span text:style-name="Definition">Using a 3 Planes Approach</text:span></text:a></text:p>
                    </text:list-item>
                  </text:list>
                </text:list-item>
              </text:list>
            </text:list-item>
            <text:list-item>
              <text:p text:style-name="P5"><text:a xlink:type="simple" xlink:href="#thematic-analysis-of-video-data" text:style-name="Internet_20_link" text:visited-style-name="Visited_20_Internet_20_Link"><text:span text:style-name="Definition">Thematic analysis of video data</text:span></text:a></text:p>
              <text:list text:style-name="L18">
                <text:list-item>
                  <text:p text:style-name="P21"><text:a xlink:type="simple" xlink:href="#stage-one---development-stage-of-thematic-analysis-of-video-data" text:style-name="Internet_20_link" text:visited-style-name="Visited_20_Internet_20_Link"><text:span text:style-name="Definition">Stage one - Development Stage of Thematic Analysis of Video Data</text:span></text:a></text:p>
                  <text:list text:style-name="L19">
                    <text:list-item>
                      <text:p text:style-name="P22"><text:a xlink:type="simple" xlink:href="#what-was-excluded-and-rationale" text:style-name="Internet_20_link" text:visited-style-name="Visited_20_Internet_20_Link"><text:span text:style-name="Definition">What was Excluded and Rationale</text:span></text:a></text:p>
                    </text:list-item>
                    <text:list-item>
                      <text:p text:style-name="P22"><text:a xlink:type="simple" xlink:href="#coding-participant-roles-and-interactions." text:style-name="Internet_20_link" text:visited-style-name="Visited_20_Internet_20_Link"><text:span text:style-name="Definition">Coding Participant Roles and Interactions.</text:span></text:a></text:p>
                    </text:list-item>
                    <text:list-item>
                      <text:p text:style-name="P22"><text:a xlink:type="simple" xlink:href="#coding-design-cycle-stages" text:style-name="Internet_20_link" text:visited-style-name="Visited_20_Internet_20_Link"><text:span text:style-name="Definition">Coding Design Cycle Stages</text:span></text:a></text:p>
                    </text:list-item>
                    <text:list-item>
                      <text:p text:style-name="P22"><text:a xlink:type="simple" xlink:href="#coding-game-design-themes" text:style-name="Internet_20_link" text:visited-style-name="Visited_20_Internet_20_Link"><text:span text:style-name="Definition">Coding Game Design Themes</text:span></text:a></text:p>
                    </text:list-item>
                  </text:list>
                </text:list-item>
                <text:list-item>
                  <text:p text:style-name="P21"><text:a xlink:type="simple" xlink:href="#stage-two-revised-coding-schema-and-process" text:style-name="Internet_20_link" text:visited-style-name="Visited_20_Internet_20_Link"><text:span text:style-name="Definition">Stage two: revised coding schema and process</text:span></text:a></text:p>
                </text:list-item>
                <text:list-item>
                  <text:p text:style-name="P21"><text:a xlink:type="simple" xlink:href="#proposal-coding-impact-on-design-processes-on-learner-agency---boiled-down--" text:style-name="Internet_20_link" text:visited-style-name="Visited_20_Internet_20_Link"><text:span text:style-name="Definition">PROPOSAL Coding impact on design/ processes on learner agency - boiled down -</text:span></text:a></text:p>
                </text:list-item>
                <text:list-item>
                  <text:p text:style-name="P21"><text:a xlink:type="simple" xlink:href="#limits-of-problems-with-video-data-analysis" text:style-name="Internet_20_link" text:visited-style-name="Visited_20_Internet_20_Link"><text:span text:style-name="Definition">Limits of / problems with video data analysis</text:span></text:a></text:p>
                </text:list-item>
                <text:list-item>
                  <text:p text:style-name="P21"><text:a xlink:type="simple" xlink:href="#analysis-of-activities-based-on-cultural-interpersonal-and-personal-focusing" text:style-name="Internet_20_link" text:visited-style-name="Visited_20_Internet_20_Link"><text:span text:style-name="Definition">Analysis of activities based on Cultural, Interpersonal and Personal focusing</text:span></text:a></text:p>
                </text:list-item>
                <text:list-item>
                  <text:p text:style-name="P21"><text:a xlink:type="simple" xlink:href="#discussion-on-evolving-coding-process---perhaps-shift-to-last-chapter-finally" text:style-name="Internet_20_link" text:visited-style-name="Visited_20_Internet_20_Link"><text:span text:style-name="Definition">Discussion on evolving coding process - PERHAPS SHIFT TO LAST CHAPTER finally</text:span></text:a></text:p>
                </text:list-item>
                <text:list-item>
                  <text:p text:style-name="P21"><text:a xlink:type="simple" xlink:href="#data-validity---triangulation-of-data" text:style-name="Internet_20_link" text:visited-style-name="Visited_20_Internet_20_Link"><text:span text:style-name="Definition">Data Validity - Triangulation of Data</text:span></text:a></text:p>
                </text:list-item>
                <text:list-item>
                  <text:p text:style-name="P21"><text:a xlink:type="simple" xlink:href="#generalisation-of-results" text:style-name="Internet_20_link" text:visited-style-name="Visited_20_Internet_20_Link"><text:span text:style-name="Definition">Generalisation of Results</text:span></text:a></text:p>
                </text:list-item>
              </text:list>
            </text:list-item>
            <text:list-item>
              <text:p text:style-name="P5"><text:a xlink:type="simple" xlink:href="#research-questions" text:style-name="Internet_20_link" text:visited-style-name="Visited_20_Internet_20_Link"><text:span text:style-name="Definition">Research Questions</text:span></text:a></text:p>
              <text:list text:style-name="L20">
                <text:list-item>
                  <text:p text:style-name="P23"><text:a xlink:type="simple" xlink:href="#how-research-questions-evolved" text:style-name="Internet_20_link" text:visited-style-name="Visited_20_Internet_20_Link"><text:span text:style-name="Definition">How Research Questions Evolved</text:span></text:a></text:p>
                </text:list-item>
                <text:list-item>
                  <text:p text:style-name="P23"><text:a xlink:type="simple" xlink:href="#what-research-questions-are-answered-by-what-data-gathering-and-analysis---and-described-in-what-chapter" text:style-name="Internet_20_link" text:visited-style-name="Visited_20_Internet_20_Link"><text:span text:style-name="Definition">What research questions are answered by what data gathering and analysis - and described in what chapter?</text:span></text:a></text:p>
                </text:list-item>
              </text:list>
            </text:list-item>
            <text:list-item>
              <text:p text:style-name="P5"><text:a xlink:type="simple" xlink:href="#discussion-on-methodology" text:style-name="Internet_20_link" text:visited-style-name="Visited_20_Internet_20_Link"><text:span text:style-name="Definition">Discussion on Methodology</text:span></text:a></text:p>
              <text:list text:style-name="L21">
                <text:list-item>
                  <text:p text:style-name="P24"><text:a xlink:type="simple" xlink:href="#discussion" text:style-name="Internet_20_link" text:visited-style-name="Visited_20_Internet_20_Link"><text:span text:style-name="Definition">Discussion</text:span></text:a></text:p>
                </text:list-item>
                <text:list-item>
                  <text:p text:style-name="P24"><text:a xlink:type="simple" xlink:href="#authenticity---creating-value" text:style-name="Internet_20_link" text:visited-style-name="Visited_20_Internet_20_Link"><text:span text:style-name="Definition">Authenticity - creating value</text:span></text:a></text:p>
                </text:list-item>
              </text:list>
            </text:list-item>
            <text:list-item>
              <text:p text:style-name="P5"><text:a xlink:type="simple" xlink:href="#summary-of-design-evolution" text:style-name="Internet_20_link" text:visited-style-name="Visited_20_Internet_20_Link"><text:span text:style-name="Definition">Summary of design evolution</text:span></text:a></text:p>
              <text:list text:style-name="L22">
                <text:list-item>
                  <text:p text:style-name="P25"><text:a xlink:type="simple" xlink:href="#describing-the-formative-intervention-of-this-research" text:style-name="Internet_20_link" text:visited-style-name="Visited_20_Internet_20_Link"><text:span text:style-name="Definition">Describing the formative intervention of this research</text:span></text:a></text:p>
                </text:list-item>
                <text:list-item>
                  <text:p text:style-name="P25"><text:a xlink:type="simple" xlink:href="#on-the-details-of-the-design" text:style-name="Internet_20_link" text:visited-style-name="Visited_20_Internet_20_Link"><text:span text:style-name="Definition">On the details of the design</text:span></text:a></text:p>
                  <text:list text:style-name="L23">
                    <text:list-item>
                      <text:p text:style-name="P26"><text:a xlink:type="simple" xlink:href="#p1-exploratory-stage-oct-2017---dec-2018" text:style-name="Internet_20_link" text:visited-style-name="Visited_20_Internet_20_Link"><text:span text:style-name="Definition">P1: Exploratory stage: Oct 2017 - Dec 2018</text:span></text:a></text:p>
                    </text:list-item>
                    <text:list-item>
                      <text:p text:style-name="P26"><text:a xlink:type="simple" xlink:href="#p3-accelerated-game-making-programme-5-weeks-jan---feb-2019" text:style-name="Internet_20_link" text:visited-style-name="Visited_20_Internet_20_Link"><text:span text:style-name="Definition">P3: Accelerated game making programme (5 weeks): Jan - Feb 2019</text:span></text:a></text:p>
                    </text:list-item>
                    <text:list-item>
                      <text:p text:style-name="P26"><text:a xlink:type="simple" xlink:href="#p4-adding-a-process-drama-to-the-game-making-programme-april---may-2019" text:style-name="Internet_20_link" text:visited-style-name="Visited_20_Internet_20_Link"><text:span text:style-name="Definition">P4: Adding a process drama to the game making programme: April - May 2019</text:span></text:a></text:p>
                    </text:list-item>
                  </text:list>
                </text:list-item>
                <text:list-item>
                  <text:p text:style-name="P25"><text:a xlink:type="simple" xlink:href="#on-the-emergent-and-mutual-nature-of-the-design-and-research-process" text:style-name="Internet_20_link" text:visited-style-name="Visited_20_Internet_20_Link"><text:span text:style-name="Definition">On the emergent and mutual nature of the design and research process</text:span></text:a></text:p>
                  <text:list text:style-name="L24">
                    <text:list-item>
                      <text:p text:style-name="P27"><text:a xlink:type="simple" xlink:href="#note-on-creation-of-learning-and-teaching-resources" text:style-name="Internet_20_link" text:visited-style-name="Visited_20_Internet_20_Link"><text:span text:style-name="Definition">Note on creation of learning and teaching resources</text:span></text:a></text:p>
                    </text:list-item>
                  </text:list>
                </text:list-item>
                <text:list-item>
                  <text:p text:style-name="P25"><text:a xlink:type="simple" xlink:href="#more-material-on-expansive-learning-formative-inteventions-dbr" text:style-name="Internet_20_link" text:visited-style-name="Visited_20_Internet_20_Link"><text:span text:style-name="Definition">More material on Expansive Learning / Formative Inteventions / DBR</text:span></text:a></text:p>
                </text:list-item>
              </text:list>
            </text:list-item>
            <text:list-item>
              <text:p text:style-name="P5"><text:a xlink:type="simple" xlink:href="#transition-to-next-chapter" text:style-name="Internet_20_link" text:visited-style-name="Visited_20_Internet_20_Link"><text:span text:style-name="Definition">Transition to next Chapter</text:span></text:a></text:p>
            </text:list-item>
          </text:list>
        </text:list-item>
      </text:list>
      <text:h text:style-name="Heading_20_1" text:outline-level="1"><text:bookmark-start text:name="methodology"/>Methodology<text:bookmark-end text:name="methodology"/></text:h>
      <text:h text:style-name="Heading_20_2" text:outline-level="2"><text:bookmark-start text:name="research-questions---march-2024"/>Research Questions - March 2024<text:bookmark-end text:name="research-questions---march-2024"/></text:h>
      <text:list xml:id="list1991855549" text:style-name="L25">
        <text:list-item>
          <text:p text:style-name="P28">What pedagogical tools and processes are available to support novices to overcome <text:soft-page-break/>barriers to participation in game coding processes?</text:p>
        </text:list-item>
        <text:list-item>
          <text:p text:style-name="P28">How can game design patterns support the development of coding practices with novices?</text:p>
        </text:list-item>
        <text:list-item>
          <text:p text:style-name="P28">How can learners build agency in an evolving community of game makers?</text:p>
        </text:list-item>
      </text:list>
      <text:h text:style-name="Heading_20_2" text:outline-level="2"><text:bookmark-start text:name="conceptualising-activity-in-this-learning-design"/>Conceptualising activity in this learning design<text:bookmark-end text:name="conceptualising-activity-in-this-learning-design"/></text:h>
      <text:p text:style-name="First_20_paragraph"><text:span text:style-name="T1">This section</text:span> examines the use of activity theory to examine the data and help conceptualise the learning environment and processes.</text:p>
      <text:p text:style-name="Text_20_body">NOTE - for similar work see <text:reference-mark-start text:name="ZOTERO_ITEM CSL_CITATION {&quot;schema&quot;:&quot;https://github.com/citation-style-language/schema/raw/master/csl-citation.json&quot;,&quot;citationID&quot;:&quot;kuuxfith&quot;,&quot;citationItems&quot;:[{&quot;uri&quot;:[&quot;http://zotero.org/users/1913249/items/WQXATS8V&quot;],&quot;itemData&quot;:{&quot;DOI&quot;:&quot;10.1207/S15327884MCA0902_02&quot;,&quot;type&quot;:&quot;article-journal&quot;,&quot;citation-key&quot;:&quot;barab_using_2002&quot;,&quot;title&quot;:&quot;Using Activity Theory to Understand the Systemic Tensions Characterizing a Technology-Rich Introductory Astronomy Course&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d&quot;:&quot;barab_using_2002&quot;,&quot;issued&quot;:{&quot;date-parts&quot;:[[&quot;2002&quot;,5]]},&quot;container-title&quot;:&quot;Mind, Culture, and Activity&quot;,&quot;language&quot;:&quot;en&quot;,&quot;accessed&quot;:{&quot;date-parts&quot;:[[&quot;2022&quot;,9,12]]},&quot;source&quot;:&quot;DOI.org (Crossref)&quot;,&quot;page&quot;:&quot;76-107&quot;,&quot;volume&quot;:&quot;9&quot;,&quot;container-title-short&quot;:&quot;Mind, Culture, and Activity&quot;,&quot;URL&quot;:&quot;http://www.tandfonline.com/doi/abs/10.1207/S15327884MCA0902_02&quot;,&quot;ISSN&quot;:&quot;1074-9039, 1532-7884&quot;,&quot;issue&quot;:&quot;2&quot;},&quot;prefix&quot;:&quot;&quot;,&quot;uris&quot;:[&quot;http://zotero.org/users/1913249/items/WQXATS8V&quot;],&quot;suffix&quot;:&quot;&quot;,&quot;id&quot;:8563}],&quot;properties&quot;:{&quot;formattedCitation&quot;:&quot;[@barab_using_2002]&quot;,&quot;noteIndex&quot;:0}} RNDomqjnyxqsd"/>&lt;Do Zotero Refresh: [@barab_using_2002]&gt;<text:reference-mark-end text:name="ZOTERO_ITEM CSL_CITATION {&quot;schema&quot;:&quot;https://github.com/citation-style-language/schema/raw/master/csl-citation.json&quot;,&quot;citationID&quot;:&quot;kuuxfith&quot;,&quot;citationItems&quot;:[{&quot;uri&quot;:[&quot;http://zotero.org/users/1913249/items/WQXATS8V&quot;],&quot;itemData&quot;:{&quot;DOI&quot;:&quot;10.1207/S15327884MCA0902_02&quot;,&quot;type&quot;:&quot;article-journal&quot;,&quot;citation-key&quot;:&quot;barab_using_2002&quot;,&quot;title&quot;:&quot;Using Activity Theory to Understand the Systemic Tensions Characterizing a Technology-Rich Introductory Astronomy Course&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d&quot;:&quot;barab_using_2002&quot;,&quot;issued&quot;:{&quot;date-parts&quot;:[[&quot;2002&quot;,5]]},&quot;container-title&quot;:&quot;Mind, Culture, and Activity&quot;,&quot;language&quot;:&quot;en&quot;,&quot;accessed&quot;:{&quot;date-parts&quot;:[[&quot;2022&quot;,9,12]]},&quot;source&quot;:&quot;DOI.org (Crossref)&quot;,&quot;page&quot;:&quot;76-107&quot;,&quot;volume&quot;:&quot;9&quot;,&quot;container-title-short&quot;:&quot;Mind, Culture, and Activity&quot;,&quot;URL&quot;:&quot;http://www.tandfonline.com/doi/abs/10.1207/S15327884MCA0902_02&quot;,&quot;ISSN&quot;:&quot;1074-9039, 1532-7884&quot;,&quot;issue&quot;:&quot;2&quot;},&quot;prefix&quot;:&quot;&quot;,&quot;uris&quot;:[&quot;http://zotero.org/users/1913249/items/WQXATS8V&quot;],&quot;suffix&quot;:&quot;&quot;,&quot;id&quot;:8563}],&quot;properties&quot;:{&quot;formattedCitation&quot;:&quot;[@barab_using_2002]&quot;,&quot;noteIndex&quot;:0}} RNDomqjnyxqsd"/></text:p>
      <text:h text:style-name="Heading_20_3" text:outline-level="3"><text:bookmark-start text:name="choosing-a-suitable-unit-of-analysis-germ-cell-situating-which-activity-systems-is-of-primary-value-to-explore"/>Choosing a suitable unit of analysis / germ cell &amp; situating which activity systems is of primary value to explore<text:bookmark-end text:name="choosing-a-suitable-unit-of-analysis-germ-cell-situating-which-activity-systems-is-of-primary-value-to-explore"/></text:h>
      <text:p text:style-name="First_20_paragraph">This process is outlined in chapter 4 &amp; 5 - Move some of that here - Or drop? EXPLAIN IN JUST ENOUGH DETAIL HERE.</text:p>
      <text:h text:style-name="Heading_20_4" text:outline-level="4"><text:bookmark-start text:name="levels-of-abstraction-in-activity-theory"/>Levels of Abstraction in Activity Theory<text:bookmark-end text:name="levels-of-abstraction-in-activity-theory"/></text:h>
      <text:p text:style-name="First_20_paragraph">LINK INSTEAD WITH ROGOFF - SET UP FOR CHAPTER 4</text:p>
      <text:p text:style-name="Text_20_body">The educational activity can be seen as different scopes of activity</text:p>
      <text:list xml:id="list3462917871" text:style-name="L26">
        <text:list-item>
          <text:p text:style-name="P29">wider education</text:p>
        </text:list-item>
        <text:list-item>
          <text:p text:style-name="P29">guided activity</text:p>
        </text:list-item>
        <text:list-item>
          <text:p text:style-name="P29">specific actions and operations.</text:p>
        </text:list-item>
      </text:list>
      <text:p text:style-name="First_20_paragraph">While game making can be seen superficially as the primary activity,</text:p>
      <text:p text:style-name="Text_20_body">OTHER RESEARCHERS ARGUE?? I argue that a narrower objectives most vital unit of activity for participants.</text:p>
      <text:h text:style-name="Heading_20_4" text:outline-level="4"><text:bookmark-start text:name="choosing-smaller-units-of-analysis"/>Choosing smaller units of analysis<text:bookmark-end text:name="choosing-smaller-units-of-analysis"/></text:h>
      <text:p text:style-name="First_20_paragraph">Blunden makes a pragmatic proposal to use the project as they key unit of activity <text:reference-mark-start text:name="ZOTERO_ITEM CSL_CITATION {&quot;schema&quot;:&quot;https://github.com/citation-style-language/schema/raw/master/csl-citation.json&quot;,&quot;citationID&quot;:&quot;pagduekd&quot;,&quot;citationItems&quot;:[{&quot;prefix&quot;:&quot;&quot;,&quot;uri&quot;:[&quot;http://zotero.org/users/1913249/items/FF8IYRGL&quot;],&quot;itemData&quot;:{&quot;language&quot;:&quot;en&quot;,&quot;type&quot;:&quot;book&quot;,&quot;citation-key&quot;:&quot;blunden_interdisciplinary_2010&quot;,&quot;event-place&quot;:&quot;Leiden; Boston&quot;,&quot;source&quot;:&quot;Zotero&quot;,&quot;author&quot;:[{&quot;family&quot;:&quot;Blunden&quot;,&quot;given&quot;:&quot;Andy&quot;}],&quot;id&quot;:&quot;blunden_interdisciplinary_2010&quot;,&quot;title&quot;:&quot;An Interdisciplinary Theory of Activity&quot;,&quot;publisher-place&quot;:&quot;Leiden; Boston&quot;,&quot;publisher&quot;:&quot;Brill Academic Publishers&quot;,&quot;issued&quot;:{&quot;date-parts&quot;:[[&quot;2010&quot;]]}},&quot;suppress-author&quot;:true,&quot;uris&quot;:[&quot;http://zotero.org/users/1913249/items/FF8IYRGL&quot;],&quot;suffix&quot;:&quot;&quot;,&quot;id&quot;:2943},{&quot;prefix&quot;:&quot;&quot;,&quot;uri&quot;:[&quot;http://zotero.org/users/1913249/items/66N28Q52&quot;],&quot;itemData&quot;:{&quot;title-short&quot;:&quot;Collaborative projects&quot;,&quot;type&quot;:&quot;book&quot;,&quot;citation-key&quot;:&quot;blunden_collaborative_2014&quot;,&quot;title&quot;:&quot;Collaborative projects: an interdisciplinary study&quot;,&quot;number-of-pages&quot;:&quot;385&quot;,&quot;call-number&quot;:&quot;H62 .C5658 2014&quot;,&quot;issued&quot;:{&quot;date-parts&quot;:[[&quot;2014&quot;]]},&quot;language&quot;:&quot;en&quot;,&quot;publisher&quot;:&quot;Brill&quot;,&quot;source&quot;:&quot;Library of Congress ISBN&quot;,&quot;collection-number&quot;:&quot;volume 66&quot;,&quot;editor&quot;:[{&quot;family&quot;:&quot;Blunden&quot;,&quot;given&quot;:&quot;Andy&quot;}],&quot;event-place&quot;:&quot;Leiden ; Boston&quot;,&quot;collection-title&quot;:&quot;Studies in critical social sciences&quot;,&quot;ISBN&quot;:&quot;978-90-04-26121-1&quot;,&quot;id&quot;:&quot;blunden_collaborative_2014&quot;,&quot;publisher-place&quot;:&quot;Leiden ; Boston&quot;},&quot;suppress-author&quot;:true,&quot;uris&quot;:[&quot;http://zotero.org/users/1913249/items/66N28Q52&quot;],&quot;suffix&quot;:&quot;&quot;,&quot;id&quot;:8583}],&quot;properties&quot;:{&quot;formattedCitation&quot;:&quot;[-@blunden_interdisciplinary_2010; -@blunden_collaborative_2014]&quot;,&quot;noteIndex&quot;:0}} RNDczfnvphqnm"/>&lt;Do Zotero Refresh: [-@blunden_interdisciplinary_2010; -@blunden_collaborative_2014]&gt;<text:reference-mark-end text:name="ZOTERO_ITEM CSL_CITATION {&quot;schema&quot;:&quot;https://github.com/citation-style-language/schema/raw/master/csl-citation.json&quot;,&quot;citationID&quot;:&quot;pagduekd&quot;,&quot;citationItems&quot;:[{&quot;prefix&quot;:&quot;&quot;,&quot;uri&quot;:[&quot;http://zotero.org/users/1913249/items/FF8IYRGL&quot;],&quot;itemData&quot;:{&quot;language&quot;:&quot;en&quot;,&quot;type&quot;:&quot;book&quot;,&quot;citation-key&quot;:&quot;blunden_interdisciplinary_2010&quot;,&quot;event-place&quot;:&quot;Leiden; Boston&quot;,&quot;source&quot;:&quot;Zotero&quot;,&quot;author&quot;:[{&quot;family&quot;:&quot;Blunden&quot;,&quot;given&quot;:&quot;Andy&quot;}],&quot;id&quot;:&quot;blunden_interdisciplinary_2010&quot;,&quot;title&quot;:&quot;An Interdisciplinary Theory of Activity&quot;,&quot;publisher-place&quot;:&quot;Leiden; Boston&quot;,&quot;publisher&quot;:&quot;Brill Academic Publishers&quot;,&quot;issued&quot;:{&quot;date-parts&quot;:[[&quot;2010&quot;]]}},&quot;suppress-author&quot;:true,&quot;uris&quot;:[&quot;http://zotero.org/users/1913249/items/FF8IYRGL&quot;],&quot;suffix&quot;:&quot;&quot;,&quot;id&quot;:2943},{&quot;prefix&quot;:&quot;&quot;,&quot;uri&quot;:[&quot;http://zotero.org/users/1913249/items/66N28Q52&quot;],&quot;itemData&quot;:{&quot;title-short&quot;:&quot;Collaborative projects&quot;,&quot;type&quot;:&quot;book&quot;,&quot;citation-key&quot;:&quot;blunden_collaborative_2014&quot;,&quot;title&quot;:&quot;Collaborative projects: an interdisciplinary study&quot;,&quot;number-of-pages&quot;:&quot;385&quot;,&quot;call-number&quot;:&quot;H62 .C5658 2014&quot;,&quot;issued&quot;:{&quot;date-parts&quot;:[[&quot;2014&quot;]]},&quot;language&quot;:&quot;en&quot;,&quot;publisher&quot;:&quot;Brill&quot;,&quot;source&quot;:&quot;Library of Congress ISBN&quot;,&quot;collection-number&quot;:&quot;volume 66&quot;,&quot;editor&quot;:[{&quot;family&quot;:&quot;Blunden&quot;,&quot;given&quot;:&quot;Andy&quot;}],&quot;event-place&quot;:&quot;Leiden ; Boston&quot;,&quot;collection-title&quot;:&quot;Studies in critical social sciences&quot;,&quot;ISBN&quot;:&quot;978-90-04-26121-1&quot;,&quot;id&quot;:&quot;blunden_collaborative_2014&quot;,&quot;publisher-place&quot;:&quot;Leiden ; Boston&quot;},&quot;suppress-author&quot;:true,&quot;uris&quot;:[&quot;http://zotero.org/users/1913249/items/66N28Q52&quot;],&quot;suffix&quot;:&quot;&quot;,&quot;id&quot;:8583}],&quot;properties&quot;:{&quot;formattedCitation&quot;:&quot;[-@blunden_interdisciplinary_2010; -@blunden_collaborative_2014]&quot;,&quot;noteIndex&quot;:0}} RNDczfnvphqnm"/></text:p>
      <text:p text:style-name="P30">Activity, Actions and Operations</text:p>
      <text:p text:style-name="Text_20_body">EXPLAIN IN JUST ENOUGH DETAIL HERE.</text:p>
      <text:p text:style-name="Text_20_body">Following the terms and concepts used by Leontiev <text:reference-mark-start text:name="ZOTERO_ITEM CSL_CITATION {&quot;schema&quot;:&quot;https://github.com/citation-style-language/schema/raw/master/csl-citation.json&quot;,&quot;citationID&quot;:&quot;zhunukxh&quot;,&quot;citationItems&quot;:[{&quot;prefix&quot;:&quot;&quot;,&quot;uri&quot;:[&quot;http://zotero.org/users/1913249/items/K8HTZCVC&quot;],&quot;itemData&quot;:{&quot;container-title-short&quot;:&quot;DRF&quot;,&quot;language&quot;:&quot;en&quot;,&quot;type&quot;:&quot;article-journal&quot;,&quot;citation-key&quot;:&quot;leontiev_activity_2009&quot;,&quot;URL&quot;:&quot;http://periodicos.ufc.br/dialectus/article/view/5173&quot;,&quot;ISSN&quot;:&quot;2317-2010&quot;,&quot;author&quot;:[{&quot;family&quot;:&quot;Leontiev&quot;,&quot;given&quot;:&quot;Aleksei Nikolaevich&quot;}],&quot;id&quot;:&quot;leontiev_activity_2009&quot;,&quot;title&quot;:&quot;Activity and Consciousness&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ccessed&quot;:{&quot;date-parts&quot;:[[&quot;2019&quot;,5,10]]},&quot;issue&quot;:&quot;4&quot;,&quot;container-title&quot;:&quot;Revista Dialectus&quot;,&quot;DOI&quot;:&quot;10.30611/2014n4id5173&quot;,&quot;issued&quot;:{&quot;date-parts&quot;:[[&quot;2009&quot;]]}},&quot;suppress-author&quot;:true,&quot;uris&quot;:[&quot;http://zotero.org/users/1913249/items/K8HTZCVC&quot;],&quot;suffix&quot;:&quot;&quot;,&quot;id&quot;:68}],&quot;properties&quot;:{&quot;formattedCitation&quot;:&quot;[-@leontiev_activity_2009]&quot;,&quot;noteIndex&quot;:0}} RNDjvxbyncerx"/>&lt;Do Zotero Refresh: [-@leontiev_activity_2009]&gt;<text:reference-mark-end text:name="ZOTERO_ITEM CSL_CITATION {&quot;schema&quot;:&quot;https://github.com/citation-style-language/schema/raw/master/csl-citation.json&quot;,&quot;citationID&quot;:&quot;zhunukxh&quot;,&quot;citationItems&quot;:[{&quot;prefix&quot;:&quot;&quot;,&quot;uri&quot;:[&quot;http://zotero.org/users/1913249/items/K8HTZCVC&quot;],&quot;itemData&quot;:{&quot;container-title-short&quot;:&quot;DRF&quot;,&quot;language&quot;:&quot;en&quot;,&quot;type&quot;:&quot;article-journal&quot;,&quot;citation-key&quot;:&quot;leontiev_activity_2009&quot;,&quot;URL&quot;:&quot;http://periodicos.ufc.br/dialectus/article/view/5173&quot;,&quot;ISSN&quot;:&quot;2317-2010&quot;,&quot;author&quot;:[{&quot;family&quot;:&quot;Leontiev&quot;,&quot;given&quot;:&quot;Aleksei Nikolaevich&quot;}],&quot;id&quot;:&quot;leontiev_activity_2009&quot;,&quot;title&quot;:&quot;Activity and Consciousness&quot;,&quot;source&quot;:&quot;DOI.org (Crossref)&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accessed&quot;:{&quot;date-parts&quot;:[[&quot;2019&quot;,5,10]]},&quot;issue&quot;:&quot;4&quot;,&quot;container-title&quot;:&quot;Revista Dialectus&quot;,&quot;DOI&quot;:&quot;10.30611/2014n4id5173&quot;,&quot;issued&quot;:{&quot;date-parts&quot;:[[&quot;2009&quot;]]}},&quot;suppress-author&quot;:true,&quot;uris&quot;:[&quot;http://zotero.org/users/1913249/items/K8HTZCVC&quot;],&quot;suffix&quot;:&quot;&quot;,&quot;id&quot;:68}],&quot;properties&quot;:{&quot;formattedCitation&quot;:&quot;[-@leontiev_activity_2009]&quot;,&quot;noteIndex&quot;:0}} RNDjvxbyncerx"/>,</text:p>
      <text:p text:style-name="Text_20_body">Move summary of Activity, actions, operation (as per Barab here), link to GDP as a project / unity of activity.</text:p>
      <text:p text:style-name="Text_20_body">The concept of activity as a primary unit for analysis to research community activity was outlined.</text:p>
      <text:h text:style-name="Heading_20_3" text:outline-level="3"><text:bookmark-start text:name="analysis-of-activity-system-through-conflicts-and-contradictions-between-elements"/><text:soft-page-break/>Analysis of activity system through conflicts and contradictions between elements<text:bookmark-end text:name="analysis-of-activity-system-through-conflicts-and-contradictions-between-elements"/></text:h>
      <text:p text:style-name="First_20_paragraph">Engestrom <text:reference-mark-start text:name="ZOTERO_ITEM CSL_CITATION {&quot;schema&quot;:&quot;https://github.com/citation-style-language/schema/raw/master/csl-citation.json&quot;,&quot;citationID&quot;:&quot;jbalbgzx&quot;,&quot;citationItems&quot;:[{&quot;uri&quot;:[&quot;http://zotero.org/users/1913249/items/6TMA5YV4&quot;],&quot;itemData&quot;:{&quot;DOI&quot;:&quot;10.1080/13639080020028747&quot;,&quot;title-short&quot;:&quot;Expansive Learning at Work&quot;,&quot;type&quot;:&quot;article-journal&quot;,&quot;citation-key&quot;:&quot;engestrom_expansive_2001&quot;,&quot;title&quot;:&quot;Expansive Learning at Work: Toward an activity theoretical reconceptualization&quot;,&quot;author&quot;:[{&quot;family&quot;:&quot;Engeström&quot;,&quot;given&quot;:&quot;Yrjö&quot;}],&quot;id&quot;:&quot;engestrom_expansive_2001&quot;,&quot;issued&quot;:{&quot;date-parts&quot;:[[&quot;2001&quot;,2]]},&quot;container-title&quot;:&quot;Journal of Education and Work&quot;,&quot;language&quot;:&quot;en&quot;,&quot;accessed&quot;:{&quot;date-parts&quot;:[[&quot;2019&quot;,4,5]]},&quot;source&quot;:&quot;Crossref&quot;,&quot;page&quot;:&quot;133-156&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volume&quot;:&quot;14&quot;,&quot;URL&quot;:&quot;http://www.tandfonline.com/doi/abs/10.1080/13639080020028747&quot;,&quot;ISSN&quot;:&quot;1363-9080, 1469-9435&quot;,&quot;issue&quot;:&quot;1&quot;},&quot;prefix&quot;:&quot;&quot;,&quot;uris&quot;:[&quot;http://zotero.org/users/1913249/items/6TMA5YV4&quot;],&quot;suffix&quot;:&quot;&quot;,&quot;id&quot;:3348}],&quot;properties&quot;:{&quot;formattedCitation&quot;:&quot;[@engestrom_expansive_2001]&quot;,&quot;noteIndex&quot;:0}} RNDwgojtnrnbl"/>&lt;Do Zotero Refresh: [@engestrom_expansive_2001]&gt;<text:reference-mark-end text:name="ZOTERO_ITEM CSL_CITATION {&quot;schema&quot;:&quot;https://github.com/citation-style-language/schema/raw/master/csl-citation.json&quot;,&quot;citationID&quot;:&quot;jbalbgzx&quot;,&quot;citationItems&quot;:[{&quot;uri&quot;:[&quot;http://zotero.org/users/1913249/items/6TMA5YV4&quot;],&quot;itemData&quot;:{&quot;DOI&quot;:&quot;10.1080/13639080020028747&quot;,&quot;title-short&quot;:&quot;Expansive Learning at Work&quot;,&quot;type&quot;:&quot;article-journal&quot;,&quot;citation-key&quot;:&quot;engestrom_expansive_2001&quot;,&quot;title&quot;:&quot;Expansive Learning at Work: Toward an activity theoretical reconceptualization&quot;,&quot;author&quot;:[{&quot;family&quot;:&quot;Engeström&quot;,&quot;given&quot;:&quot;Yrjö&quot;}],&quot;id&quot;:&quot;engestrom_expansive_2001&quot;,&quot;issued&quot;:{&quot;date-parts&quot;:[[&quot;2001&quot;,2]]},&quot;container-title&quot;:&quot;Journal of Education and Work&quot;,&quot;language&quot;:&quot;en&quot;,&quot;accessed&quot;:{&quot;date-parts&quot;:[[&quot;2019&quot;,4,5]]},&quot;source&quot;:&quot;Crossref&quot;,&quot;page&quot;:&quot;133-156&quot;,&quot;abstract&quot;:&quot;Cultural-historical activity theory has evolved through three generations of research. The emerging third generation of activity theory takes two interacting activity systems as its minimal unit of analysis, inviting us to focus research efforts on the challenges and possibilities of inter-organizational learning. Activity theory and its concept of expansive learning are examined with the help of four questions: 1. Who are the subjects of learning? 2. Why do they learn? 3. What do they learn? 4. How do they learn? Five central principles of activity theory are presented, namely activity system as unit of analysis, multi-voicedness of activity, historicity of activity, contradictions as driving force of change in activity, and expansive cycles as possible form of transformation in activity. Together the four questions and ve principles form a matrix which is used to present a study of expansive learning in a hospital setting in Finland. In conclusion, implications of the framework for our understanding of the increasingly important horizontal dimension of learning are discussed.&quot;,&quot;volume&quot;:&quot;14&quot;,&quot;URL&quot;:&quot;http://www.tandfonline.com/doi/abs/10.1080/13639080020028747&quot;,&quot;ISSN&quot;:&quot;1363-9080, 1469-9435&quot;,&quot;issue&quot;:&quot;1&quot;},&quot;prefix&quot;:&quot;&quot;,&quot;uris&quot;:[&quot;http://zotero.org/users/1913249/items/6TMA5YV4&quot;],&quot;suffix&quot;:&quot;&quot;,&quot;id&quot;:3348}],&quot;properties&quot;:{&quot;formattedCitation&quot;:&quot;[@engestrom_expansive_2001]&quot;,&quot;noteIndex&quot;:0}} RNDwgojtnrnbl"/> explains the role of contradictions as build up of tensions between different elements of the activity system. His detailed analysis of work based activity identifies the role of contradictions in systems is the source of “change and development” [] </text:p>
      <text:p text:style-name="Text_20_body">While much of the literature focuses on larger systems of workplace analysis happening over years, the role of analysis of tensions in shorter interventions is also present in diverse research. <text:reference-mark-start text:name="ZOTERO_ITEM CSL_CITATION {&quot;schema&quot;:&quot;https://github.com/citation-style-language/schema/raw/master/csl-citation.json&quot;,&quot;citationID&quot;:&quot;yyshtqjr&quot;,&quot;citationItems&quot;:[{&quot;uri&quot;:[&quot;http://zotero.org/users/1913249/items/AKJRWVIN&quot;],&quot;itemData&quot;:{&quot;DOI&quot;:&quot;10.1207/S15327809JLS1104_3&quot;,&quot;title-short&quot;:&quot;Developing an Empirical Account of a Community of Practice&quot;,&quot;type&quot;:&quot;article-journal&quot;,&quot;citation-key&quot;:&quot;barab_developing_2002&quot;,&quot;title&quot;:&quot;Developing an Empirical Account of a Community of Practice: Characterizing the Essential Tensions&quot;,&quot;author&quot;:[{&quot;family&quot;:&quot;Barab&quot;,&quot;given&quot;:&quot;Sasha A.&quot;},{&quot;family&quot;:&quot;Barnett&quot;,&quot;given&quot;:&quot;Michael&quot;},{&quot;family&quot;:&quot;Squire&quot;,&quot;given&quot;:&quot;Kurt&quot;}],&quot;id&quot;:&quot;barab_developing_2002&quot;,&quot;issued&quot;:{&quot;date-parts&quot;:[[&quot;2002&quot;,10]]},&quot;container-title&quot;:&quot;Journal of the Learning Sciences&quot;,&quot;language&quot;:&quot;en&quot;,&quot;accessed&quot;:{&quot;date-parts&quot;:[[&quot;2023&quot;,7,10]]},&quot;source&quot;:&quot;DOI.org (Crossref)&quot;,&quot;page&quot;:&quot;489-542&quot;,&quot;volume&quot;:&quot;11&quot;,&quot;URL&quot;:&quot;http://www.tandfonline.com/doi/abs/10.1207/S15327809JLS1104_3&quot;,&quot;container-title-short&quot;:&quot;Journal of the Learning Sciences&quot;,&quot;ISSN&quot;:&quot;1050-8406, 1532-7809&quot;,&quot;issue&quot;:&quot;4&quot;},&quot;prefix&quot;:&quot;&quot;,&quot;uris&quot;:[&quot;http://zotero.org/users/1913249/items/AKJRWVIN&quot;],&quot;suffix&quot;:&quot;&quot;,&quot;id&quot;:9228},{&quot;uri&quot;:[&quot;http://zotero.org/users/1913249/items/WQXATS8V&quot;],&quot;itemData&quot;:{&quot;DOI&quot;:&quot;10.1207/S15327884MCA0902_02&quot;,&quot;type&quot;:&quot;article-journal&quot;,&quot;citation-key&quot;:&quot;barab_using_2002&quot;,&quot;title&quot;:&quot;Using Activity Theory to Understand the Systemic Tensions Characterizing a Technology-Rich Introductory Astronomy Course&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d&quot;:&quot;barab_using_2002&quot;,&quot;issued&quot;:{&quot;date-parts&quot;:[[&quot;2002&quot;,5]]},&quot;container-title&quot;:&quot;Mind, Culture, and Activity&quot;,&quot;language&quot;:&quot;en&quot;,&quot;accessed&quot;:{&quot;date-parts&quot;:[[&quot;2022&quot;,9,12]]},&quot;source&quot;:&quot;DOI.org (Crossref)&quot;,&quot;page&quot;:&quot;76-107&quot;,&quot;volume&quot;:&quot;9&quot;,&quot;container-title-short&quot;:&quot;Mind, Culture, and Activity&quot;,&quot;URL&quot;:&quot;http://www.tandfonline.com/doi/abs/10.1207/S15327884MCA0902_02&quot;,&quot;ISSN&quot;:&quot;1074-9039, 1532-7884&quot;,&quot;issue&quot;:&quot;2&quot;},&quot;prefix&quot;:&quot;&quot;,&quot;uris&quot;:[&quot;http://zotero.org/users/1913249/items/WQXATS8V&quot;],&quot;suffix&quot;:&quot;&quot;,&quot;id&quot;:8563}],&quot;properties&quot;:{&quot;formattedCitation&quot;:&quot;[@barab_developing_2002; @barab_using_2002]&quot;,&quot;noteIndex&quot;:0}} RNDelwvifxjry"/>&lt;Do Zotero Refresh: [@barab_developing_2002; @barab_using_2002]&gt;<text:reference-mark-end text:name="ZOTERO_ITEM CSL_CITATION {&quot;schema&quot;:&quot;https://github.com/citation-style-language/schema/raw/master/csl-citation.json&quot;,&quot;citationID&quot;:&quot;yyshtqjr&quot;,&quot;citationItems&quot;:[{&quot;uri&quot;:[&quot;http://zotero.org/users/1913249/items/AKJRWVIN&quot;],&quot;itemData&quot;:{&quot;DOI&quot;:&quot;10.1207/S15327809JLS1104_3&quot;,&quot;title-short&quot;:&quot;Developing an Empirical Account of a Community of Practice&quot;,&quot;type&quot;:&quot;article-journal&quot;,&quot;citation-key&quot;:&quot;barab_developing_2002&quot;,&quot;title&quot;:&quot;Developing an Empirical Account of a Community of Practice: Characterizing the Essential Tensions&quot;,&quot;author&quot;:[{&quot;family&quot;:&quot;Barab&quot;,&quot;given&quot;:&quot;Sasha A.&quot;},{&quot;family&quot;:&quot;Barnett&quot;,&quot;given&quot;:&quot;Michael&quot;},{&quot;family&quot;:&quot;Squire&quot;,&quot;given&quot;:&quot;Kurt&quot;}],&quot;id&quot;:&quot;barab_developing_2002&quot;,&quot;issued&quot;:{&quot;date-parts&quot;:[[&quot;2002&quot;,10]]},&quot;container-title&quot;:&quot;Journal of the Learning Sciences&quot;,&quot;language&quot;:&quot;en&quot;,&quot;accessed&quot;:{&quot;date-parts&quot;:[[&quot;2023&quot;,7,10]]},&quot;source&quot;:&quot;DOI.org (Crossref)&quot;,&quot;page&quot;:&quot;489-542&quot;,&quot;volume&quot;:&quot;11&quot;,&quot;URL&quot;:&quot;http://www.tandfonline.com/doi/abs/10.1207/S15327809JLS1104_3&quot;,&quot;container-title-short&quot;:&quot;Journal of the Learning Sciences&quot;,&quot;ISSN&quot;:&quot;1050-8406, 1532-7809&quot;,&quot;issue&quot;:&quot;4&quot;},&quot;prefix&quot;:&quot;&quot;,&quot;uris&quot;:[&quot;http://zotero.org/users/1913249/items/AKJRWVIN&quot;],&quot;suffix&quot;:&quot;&quot;,&quot;id&quot;:9228},{&quot;uri&quot;:[&quot;http://zotero.org/users/1913249/items/WQXATS8V&quot;],&quot;itemData&quot;:{&quot;DOI&quot;:&quot;10.1207/S15327884MCA0902_02&quot;,&quot;type&quot;:&quot;article-journal&quot;,&quot;citation-key&quot;:&quot;barab_using_2002&quot;,&quot;title&quot;:&quot;Using Activity Theory to Understand the Systemic Tensions Characterizing a Technology-Rich Introductory Astronomy Course&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d&quot;:&quot;barab_using_2002&quot;,&quot;issued&quot;:{&quot;date-parts&quot;:[[&quot;2002&quot;,5]]},&quot;container-title&quot;:&quot;Mind, Culture, and Activity&quot;,&quot;language&quot;:&quot;en&quot;,&quot;accessed&quot;:{&quot;date-parts&quot;:[[&quot;2022&quot;,9,12]]},&quot;source&quot;:&quot;DOI.org (Crossref)&quot;,&quot;page&quot;:&quot;76-107&quot;,&quot;volume&quot;:&quot;9&quot;,&quot;container-title-short&quot;:&quot;Mind, Culture, and Activity&quot;,&quot;URL&quot;:&quot;http://www.tandfonline.com/doi/abs/10.1207/S15327884MCA0902_02&quot;,&quot;ISSN&quot;:&quot;1074-9039, 1532-7884&quot;,&quot;issue&quot;:&quot;2&quot;},&quot;prefix&quot;:&quot;&quot;,&quot;uris&quot;:[&quot;http://zotero.org/users/1913249/items/WQXATS8V&quot;],&quot;suffix&quot;:&quot;&quot;,&quot;id&quot;:8563}],&quot;properties&quot;:{&quot;formattedCitation&quot;:&quot;[@barab_developing_2002; @barab_using_2002]&quot;,&quot;noteIndex&quot;:0}} RNDelwvifxjry"/></text:p>
      <text:p text:style-name="Text_20_body">Unresolved contradictions develop into impasses or conflicts. These can serve as more urgent motivational factor driving an agentic response from participants in disfunctional systems. In particular work by Sannino on agency from a chat perspective frames the potential of such conflicts positively as a source of activist transformation. The following section explores agency in more detail.</text:p>
      <text:h text:style-name="Heading_20_3" text:outline-level="3"><text:bookmark-start text:name="disambiguating-terminology---conflicts-tensions-contradictions-dilemmas"/>Disambiguating terminology - Conflicts, tensions, contradictions, dilemmas<text:bookmark-end text:name="disambiguating-terminology---conflicts-tensions-contradictions-dilemmas"/></text:h>
      <text:p text:style-name="First_20_paragraph">In activity theory tensions and contradictions are a vital source of change and evolution of new and ongoing activity systems.</text:p>
      <text:p text:style-name="Text_20_body">In HCI and DBR and other design based research, similar concepts are are explored using a variety of different terms.</text:p>
      <text:p text:style-name="Text_20_body">Even within schools of CHAT, terms are not set. To avoid the dangers of the vague use of the terms tensions and contractions <text:reference-mark-start text:name="ZOTERO_ITEM CSL_CITATION {&quot;schema&quot;:&quot;https://github.com/citation-style-language/schema/raw/master/csl-citation.json&quot;,&quot;citationID&quot;:&quot;prwlykvr&quot;,&quot;citationItems&quot;:[{&quot;uri&quot;:[&quot;http://zotero.org/users/1913249/items/W8CS3HXD&quot;],&quot;itemData&quot;:{&quot;language&quot;:&quot;en&quot;,&quot;type&quot;:&quot;paper-conference&quot;,&quot;citation-key&quot;:&quot;karanasios_exploring_2017&quot;,&quot;event-title&quot;:&quot;33rd EGOS Colloquium&quot;,&quot;source&quot;:&quot;Zotero&quot;,&quot;author&quot;:[{&quot;family&quot;:&quot;Karanasios&quot;,&quot;given&quot;:&quot;Stan&quot;},{&quot;family&quot;:&quot;Riisla&quot;,&quot;given&quot;:&quot;Katrin&quot;},{&quot;family&quot;:&quot;Simeonova&quot;,&quot;given&quot;:&quot;Boyka&quot;}],&quot;id&quot;:&quot;karanasios_exploring_2017&quot;,&quot;title&quot;:&quot;Exploring the use of contradictions and tensions in activity theory studies: an interdisciplinary review&quot;,&quot;publisher-place&quot;:&quot;Copenhagen&quot;,&quot;publisher&quot;:&quot;The Good Organization&quot;,&quot;event-place&quot;:&quot;Copenhagen&quot;,&quot;issued&quot;:{&quot;date-parts&quot;:[[&quot;2017&quot;]]}},&quot;prefix&quot;:&quot;&quot;,&quot;uris&quot;:[&quot;http://zotero.org/users/1913249/items/W8CS3HXD&quot;],&quot;suffix&quot;:&quot;&quot;,&quot;id&quot;:9301}],&quot;properties&quot;:{&quot;formattedCitation&quot;:&quot;[@karanasios_exploring_2017]&quot;,&quot;noteIndex&quot;:0}} RNDxmfyxdwqlq"/>&lt;Do Zotero Refresh: [@karanasios_exploring_2017]&gt;<text:reference-mark-end text:name="ZOTERO_ITEM CSL_CITATION {&quot;schema&quot;:&quot;https://github.com/citation-style-language/schema/raw/master/csl-citation.json&quot;,&quot;citationID&quot;:&quot;prwlykvr&quot;,&quot;citationItems&quot;:[{&quot;uri&quot;:[&quot;http://zotero.org/users/1913249/items/W8CS3HXD&quot;],&quot;itemData&quot;:{&quot;language&quot;:&quot;en&quot;,&quot;type&quot;:&quot;paper-conference&quot;,&quot;citation-key&quot;:&quot;karanasios_exploring_2017&quot;,&quot;event-title&quot;:&quot;33rd EGOS Colloquium&quot;,&quot;source&quot;:&quot;Zotero&quot;,&quot;author&quot;:[{&quot;family&quot;:&quot;Karanasios&quot;,&quot;given&quot;:&quot;Stan&quot;},{&quot;family&quot;:&quot;Riisla&quot;,&quot;given&quot;:&quot;Katrin&quot;},{&quot;family&quot;:&quot;Simeonova&quot;,&quot;given&quot;:&quot;Boyka&quot;}],&quot;id&quot;:&quot;karanasios_exploring_2017&quot;,&quot;title&quot;:&quot;Exploring the use of contradictions and tensions in activity theory studies: an interdisciplinary review&quot;,&quot;publisher-place&quot;:&quot;Copenhagen&quot;,&quot;publisher&quot;:&quot;The Good Organization&quot;,&quot;event-place&quot;:&quot;Copenhagen&quot;,&quot;issued&quot;:{&quot;date-parts&quot;:[[&quot;2017&quot;]]}},&quot;prefix&quot;:&quot;&quot;,&quot;uris&quot;:[&quot;http://zotero.org/users/1913249/items/W8CS3HXD&quot;],&quot;suffix&quot;:&quot;&quot;,&quot;id&quot;:9301}],&quot;properties&quot;:{&quot;formattedCitation&quot;:&quot;[@karanasios_exploring_2017]&quot;,&quot;noteIndex&quot;:0}} RNDxmfyxdwqlq"/>, this section outlines my interpretation based on the scope of this study.</text:p>
      <text:p text:style-name="Text_20_body">While guided by the concept of analysing manifestations of systemic contradictions, <text:reference-mark-start text:name="ZOTERO_ITEM CSL_CITATION {&quot;schema&quot;:&quot;https://github.com/citation-style-language/schema/raw/master/csl-citation.json&quot;,&quot;citationID&quot;:&quot;huhlfeho&quot;,&quot;citationItems&quot;:[{&quot;uri&quot;:[&quot;http://zotero.org/users/1913249/items/X2U9WIBR&quot;],&quot;itemData&quot;:{&quot;DOI&quot;:&quot;10.1016/j.lcsi.2022.100641&quot;,&quot;title-short&quot;:&quot;Contradictions as an entry into inclusive systemic design&quot;,&quot;type&quot;:&quot;article-journal&quot;,&quot;citation-key&quot;:&quot;cakir_contradictions_2022&quot;,&quot;title&quot;:&quot;Contradictions as an entry into inclusive systemic design: Addressing racial disparities in the discipline at an urban middle school&quot;,&quot;author&quot;:[{&quot;family&quot;:&quot;Cakir&quot;,&quot;given&quot;:&quot;Halil Ibrahim&quot;},{&quot;family&quot;:&quot;Bal&quot;,&quot;given&quot;:&quot;Aydin&quot;},{&quot;family&quot;:&quot;Engeström&quot;,&quot;given&quot;:&quot;Yrjö&quot;},{&quot;family&quot;:&quot;Sannino&quot;,&quot;given&quot;:&quot;Annalisa&quot;}],&quot;id&quot;:&quot;cakir_contradictions_2022&quot;,&quot;issued&quot;:{&quot;date-parts&quot;:[[&quot;2022&quot;,8,1]]},&quot;container-title&quot;:&quot;Learning, Culture and Social Interaction&quot;,&quot;language&quot;:&quot;en&quot;,&quot;accessed&quot;:{&quot;date-parts&quot;:[[&quot;2023&quot;,7,6]]},&quot;source&quot;:&quot;ScienceDirect&quot;,&quot;page&quot;:&quot;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volume&quot;:&quot;35&quot;,&quot;URL&quot;:&quot;https://www.sciencedirect.com/science/article/pii/S2210656122000423&quot;,&quot;container-title-short&quot;:&quot;Learning, Culture and Social Interaction&quot;,&quot;ISSN&quot;:&quot;2210-6561&quot;},&quot;prefix&quot;:&quot;&quot;,&quot;uris&quot;:[&quot;http://zotero.org/users/1913249/items/X2U9WIBR&quot;],&quot;suffix&quot;:&quot;&quot;,&quot;id&quot;:9231},{&quot;uri&quot;:[&quot;http://zotero.org/users/1913249/items/CDEN3SUK&quot;],&quot;itemData&quot;:{&quot;DOI&quot;:&quot;10.1108/09534811111132758&quot;,&quot;title-short&quot;:&quot;Discursive manifestations of contradictions in organizational change efforts&quot;,&quot;type&quot;:&quot;article-journal&quot;,&quot;citation-key&quot;:&quot;engestrom_discursive_2011&quot;,&quot;title&quot;:&quot;Discursive manifestations of contradictions in organizational change efforts: A methodological framework&quot;,&quot;author&quot;:[{&quot;family&quot;:&quot;Engeström&quot;,&quot;given&quot;:&quot;Yrjö&quot;},{&quot;family&quot;:&quot;Sannino&quot;,&quot;given&quot;:&quot;Annalisa&quot;}],&quot;id&quot;:&quot;engestrom_discursive_2011&quot;,&quot;issued&quot;:{&quot;date-parts&quot;:[[&quot;2011&quot;,1,1]]},&quot;container-title&quot;:&quot;Journal of Organizational Change Management&quot;,&quot;accessed&quot;:{&quot;date-parts&quot;:[[&quot;2023&quot;,7,4]]},&quot;publisher&quot;:&quot;Emerald Group Publishing Limited&quot;,&quot;source&quot;:&quot;Emerald Insight&quot;,&quot;page&quot;:&quot;368-387&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volume&quot;:&quot;24&quot;,&quot;URL&quot;:&quot;https://doi.org/10.1108/09534811111132758&quot;,&quot;ISSN&quot;:&quot;0953-4814&quot;,&quot;issue&quot;:&quot;3&quot;},&quot;prefix&quot;:&quot;&quot;,&quot;uris&quot;:[&quot;http://zotero.org/users/1913249/items/CDEN3SUK&quot;],&quot;suffix&quot;:&quot;&quot;,&quot;id&quot;:9247}],&quot;properties&quot;:{&quot;formattedCitation&quot;:&quot;[@cakir_contradictions_2022; @engestrom_discursive_2011]&quot;,&quot;noteIndex&quot;:0}} RNDkexcdmtzyr"/>&lt;Do Zotero Refresh: [@cakir_contradictions_2022; @engestrom_discursive_2011]&gt;<text:reference-mark-end text:name="ZOTERO_ITEM CSL_CITATION {&quot;schema&quot;:&quot;https://github.com/citation-style-language/schema/raw/master/csl-citation.json&quot;,&quot;citationID&quot;:&quot;huhlfeho&quot;,&quot;citationItems&quot;:[{&quot;uri&quot;:[&quot;http://zotero.org/users/1913249/items/X2U9WIBR&quot;],&quot;itemData&quot;:{&quot;DOI&quot;:&quot;10.1016/j.lcsi.2022.100641&quot;,&quot;title-short&quot;:&quot;Contradictions as an entry into inclusive systemic design&quot;,&quot;type&quot;:&quot;article-journal&quot;,&quot;citation-key&quot;:&quot;cakir_contradictions_2022&quot;,&quot;title&quot;:&quot;Contradictions as an entry into inclusive systemic design: Addressing racial disparities in the discipline at an urban middle school&quot;,&quot;author&quot;:[{&quot;family&quot;:&quot;Cakir&quot;,&quot;given&quot;:&quot;Halil Ibrahim&quot;},{&quot;family&quot;:&quot;Bal&quot;,&quot;given&quot;:&quot;Aydin&quot;},{&quot;family&quot;:&quot;Engeström&quot;,&quot;given&quot;:&quot;Yrjö&quot;},{&quot;family&quot;:&quot;Sannino&quot;,&quot;given&quot;:&quot;Annalisa&quot;}],&quot;id&quot;:&quot;cakir_contradictions_2022&quot;,&quot;issued&quot;:{&quot;date-parts&quot;:[[&quot;2022&quot;,8,1]]},&quot;container-title&quot;:&quot;Learning, Culture and Social Interaction&quot;,&quot;language&quot;:&quot;en&quot;,&quot;accessed&quot;:{&quot;date-parts&quot;:[[&quot;2023&quot;,7,6]]},&quot;source&quot;:&quot;ScienceDirect&quot;,&quot;page&quot;:&quot;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volume&quot;:&quot;35&quot;,&quot;URL&quot;:&quot;https://www.sciencedirect.com/science/article/pii/S2210656122000423&quot;,&quot;container-title-short&quot;:&quot;Learning, Culture and Social Interaction&quot;,&quot;ISSN&quot;:&quot;2210-6561&quot;},&quot;prefix&quot;:&quot;&quot;,&quot;uris&quot;:[&quot;http://zotero.org/users/1913249/items/X2U9WIBR&quot;],&quot;suffix&quot;:&quot;&quot;,&quot;id&quot;:9231},{&quot;uri&quot;:[&quot;http://zotero.org/users/1913249/items/CDEN3SUK&quot;],&quot;itemData&quot;:{&quot;DOI&quot;:&quot;10.1108/09534811111132758&quot;,&quot;title-short&quot;:&quot;Discursive manifestations of contradictions in organizational change efforts&quot;,&quot;type&quot;:&quot;article-journal&quot;,&quot;citation-key&quot;:&quot;engestrom_discursive_2011&quot;,&quot;title&quot;:&quot;Discursive manifestations of contradictions in organizational change efforts: A methodological framework&quot;,&quot;author&quot;:[{&quot;family&quot;:&quot;Engeström&quot;,&quot;given&quot;:&quot;Yrjö&quot;},{&quot;family&quot;:&quot;Sannino&quot;,&quot;given&quot;:&quot;Annalisa&quot;}],&quot;id&quot;:&quot;engestrom_discursive_2011&quot;,&quot;issued&quot;:{&quot;date-parts&quot;:[[&quot;2011&quot;,1,1]]},&quot;container-title&quot;:&quot;Journal of Organizational Change Management&quot;,&quot;accessed&quot;:{&quot;date-parts&quot;:[[&quot;2023&quot;,7,4]]},&quot;publisher&quot;:&quot;Emerald Group Publishing Limited&quot;,&quot;source&quot;:&quot;Emerald Insight&quot;,&quot;page&quot;:&quot;368-387&quot;,&quot;abstract&quot;:&quot;Purpose – The purpose of this paper is to introduce a new methodological framework for the identification and analysis of different types of discursive manifestations of contradictions. Design/methodology/approach – The paper is based on the dialectical tradition of cultural‐historical activity theory. The methodological framework is developed by means of analyzing the entire transcribed corpus of the discourse conducted in a change laboratory intervention consisting of eight sessions and altogether 189,398 words. Findings – Four types of discursive manifestations, namely dilemmas, conflicts, critical conflicts, and double binds, could be effectively identified in the data. Specific linguistic cues were a useful first level of approaching the different types of manifestations. Critical conflicts and double binds were found to be particularly effective lenses on systemic contradictions. Research limitations/implications – The paper points to the need for theoretical and conceptual rigor in studies using the notion of contradiction. Further empirical testing of the framework is needed and may lead to more refined or alternative categories. Practical implications – Dynamics of different organizational change interventions may be effectively analyzed and compared with the help of the framework. Originality/value – The paper presents an original, empirically‐tested methodological framework that may be a valuable resource for analyzes of contradictions driving organizational change.&quot;,&quot;volume&quot;:&quot;24&quot;,&quot;URL&quot;:&quot;https://doi.org/10.1108/09534811111132758&quot;,&quot;ISSN&quot;:&quot;0953-4814&quot;,&quot;issue&quot;:&quot;3&quot;},&quot;prefix&quot;:&quot;&quot;,&quot;uris&quot;:[&quot;http://zotero.org/users/1913249/items/CDEN3SUK&quot;],&quot;suffix&quot;:&quot;&quot;,&quot;id&quot;:9247}],&quot;properties&quot;:{&quot;formattedCitation&quot;:&quot;[@cakir_contradictions_2022; @engestrom_discursive_2011]&quot;,&quot;noteIndex&quot;:0}} RNDkexcdmtzyr"/> this study does not use that detailed framework.</text:p>
      <text:p text:style-name="Text_20_body">NOTE - there is also the concept of congruencies - or strengths within activity systems. Where appropriate these systems strengths and positive alignments are helpful to note <text:reference-mark-start text:name="ZOTERO_ITEM CSL_CITATION {&quot;schema&quot;:&quot;https://github.com/citation-style-language/schema/raw/master/csl-citation.json&quot;,&quot;citationID&quot;:&quot;jtjhgpgd&quot;,&quot;citationItems&quot;:[{&quot;uri&quot;:[&quot;http://zotero.org/users/1913249/items/6MWKF6VL&quot;],&quot;itemData&quot;:{&quot;DOI&quot;:&quot;10.1002/isd2.12149&quot;,&quot;title-short&quot;:&quot;Contradictions and strengths in activity systems&quot;,&quot;type&quot;:&quot;article-journal&quot;,&quot;citation-key&quot;:&quot;kamanga_contradictions_2021&quot;,&quot;title&quot;:&quot;Contradictions and strengths in activity systems: Enhancing insights into human activity in IS adoption research&quot;,&quot;author&quot;:[{&quot;family&quot;:&quot;Kamanga&quot;,&quot;given&quot;:&quot;Raphael&quot;},{&quot;family&quot;:&quot;Alexander&quot;,&quot;given&quot;:&quot;Patricia M.&quot;}],&quot;id&quot;:&quot;kamanga_contradictions_2021&quot;,&quot;issued&quot;:{&quot;date-parts&quot;:[[&quot;2021&quot;]]},&quot;container-title&quot;:&quot;THE ELECTRONIC JOURNAL OF INFORMATION SYSTEMS IN DEVELOPING COUNTRIES&quot;,&quot;language&quot;:&quot;en&quot;,&quot;accessed&quot;:{&quot;date-parts&quot;:[[&quot;2023&quot;,9,18]]},&quot;source&quot;:&quot;Wiley Online Library&quot;,&quot;page&quot;:&quot;e12149&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volume&quot;:&quot;87&quot;,&quot;URL&quot;:&quot;https://onlinelibrary.wiley.com/doi/abs/10.1002/isd2.12149&quot;,&quot;ISSN&quot;:&quot;1681-4835&quot;,&quot;issue&quot;:&quot;1&quot;},&quot;prefix&quot;:&quot;&quot;,&quot;uris&quot;:[&quot;http://zotero.org/users/1913249/items/6MWKF6VL&quot;],&quot;suffix&quot;:&quot;&quot;,&quot;id&quot;:9302}],&quot;properties&quot;:{&quot;formattedCitation&quot;:&quot;[@kamanga_contradictions_2021]&quot;,&quot;noteIndex&quot;:0}} RNDtduetbybne"/>&lt;Do Zotero Refresh: [@kamanga_contradictions_2021]&gt;<text:reference-mark-end text:name="ZOTERO_ITEM CSL_CITATION {&quot;schema&quot;:&quot;https://github.com/citation-style-language/schema/raw/master/csl-citation.json&quot;,&quot;citationID&quot;:&quot;jtjhgpgd&quot;,&quot;citationItems&quot;:[{&quot;uri&quot;:[&quot;http://zotero.org/users/1913249/items/6MWKF6VL&quot;],&quot;itemData&quot;:{&quot;DOI&quot;:&quot;10.1002/isd2.12149&quot;,&quot;title-short&quot;:&quot;Contradictions and strengths in activity systems&quot;,&quot;type&quot;:&quot;article-journal&quot;,&quot;citation-key&quot;:&quot;kamanga_contradictions_2021&quot;,&quot;title&quot;:&quot;Contradictions and strengths in activity systems: Enhancing insights into human activity in IS adoption research&quot;,&quot;author&quot;:[{&quot;family&quot;:&quot;Kamanga&quot;,&quot;given&quot;:&quot;Raphael&quot;},{&quot;family&quot;:&quot;Alexander&quot;,&quot;given&quot;:&quot;Patricia M.&quot;}],&quot;id&quot;:&quot;kamanga_contradictions_2021&quot;,&quot;issued&quot;:{&quot;date-parts&quot;:[[&quot;2021&quot;]]},&quot;container-title&quot;:&quot;THE ELECTRONIC JOURNAL OF INFORMATION SYSTEMS IN DEVELOPING COUNTRIES&quot;,&quot;language&quot;:&quot;en&quot;,&quot;accessed&quot;:{&quot;date-parts&quot;:[[&quot;2023&quot;,9,18]]},&quot;source&quot;:&quot;Wiley Online Library&quot;,&quot;page&quot;:&quot;e12149&quot;,&quot;abstract&quot;:&quot;Activity Theory is increasingly employed in Information Systems research because of its ability to provide insights into the outcomes of human-technology interaction. At the heart of the modern Activity Theory is the principle of contradictions; contradictions are considered to be the driving force behind the transformation of tool-mediated human activities within organizations and communities. The study examined the facilitated adoption of Accounting Information Systems by microenterprises in a low-income community in South Africa. Using the study, this paper demonstrates the potential and value of leveraging both strengths and contradictions in activity systems. Although identifying and resolving contradictions is crucial to the development of human activity, in the context of this research a limitation was identified. In studying relationships between the elements of an activity or between activities, researchers using Activity Theory do not generally highlight the strong relationships. The inclusion of strengths in the analysis of activity systems is a feature that could be utilised by Activity Theorists where there is a need to assess the viability of the activity under examination. Though the paper emphasises a theoretical contribution, the study itself had a practical contribution based on the use of Activity Theory as a Participatory Action Research to empower the subjects (entrepreneurs) within the community.&quot;,&quot;volume&quot;:&quot;87&quot;,&quot;URL&quot;:&quot;https://onlinelibrary.wiley.com/doi/abs/10.1002/isd2.12149&quot;,&quot;ISSN&quot;:&quot;1681-4835&quot;,&quot;issue&quot;:&quot;1&quot;},&quot;prefix&quot;:&quot;&quot;,&quot;uris&quot;:[&quot;http://zotero.org/users/1913249/items/6MWKF6VL&quot;],&quot;suffix&quot;:&quot;&quot;,&quot;id&quot;:9302}],&quot;properties&quot;:{&quot;formattedCitation&quot;:&quot;[@kamanga_contradictions_2021]&quot;,&quot;noteIndex&quot;:0}} RNDtduetbybne"/>.</text:p>
      <text:p text:style-name="Text_20_body">On a smaller scale, design tensions exist. These do not block progress completely but may disrupt some activities. Combinations of tensions can compound to create longer lasting and more serious conflicts if not resolved [Engestrom early]. The concept of levels of contradictions are helpful <text:reference-mark-start text:name="ZOTERO_ITEM CSL_CITATION {&quot;schema&quot;:&quot;https://github.com/citation-style-language/schema/raw/master/csl-citation.json&quot;,&quot;citationID&quot;:&quot;gutrzqtc&quot;,&quot;citationItems&quot;:[{&quot;uri&quot;:[&quot;http://zotero.org/users/1913249/items/B64B4T44&quot;],&quot;itemData&quot;:{&quot;DOI&quot;:&quot;10.17759/chp.2018140305&quot;,&quot;title-short&quot;:&quot;Cultural-historical activity theory&quot;,&quot;type&quot;:&quot;article-journal&quot;,&quot;citation-key&quot;:&quot;sannino_cultural-historical_2018&quot;,&quot;title&quot;:&quot;Cultural-historical activity theory: founding insights and new challenges&quot;,&quot;author&quot;:[{&quot;family&quot;:&quot;Sannino&quot;,&quot;given&quot;:&quot;A.&quot;},{&quot;family&quot;:&quot;Engeström&quot;,&quot;given&quot;:&quot;Y.&quot;}],&quot;id&quot;:&quot;sannino_cultural-historical_2018&quot;,&quot;issued&quot;:{&quot;date-parts&quot;:[[&quot;2018&quot;]]},&quot;container-title&quot;:&quot;Cultural-Historical Psychology&quot;,&quot;language&quot;:&quot;en&quot;,&quot;accessed&quot;:{&quot;date-parts&quot;:[[&quot;2019&quot;,7,3]]},&quot;source&quot;:&quot;DOI.org (Crossref)&quot;,&quot;page&quot;:&quot;43-56&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volume&quot;:&quot;14&quot;,&quot;URL&quot;:&quot;http://psyjournals.ru/en/kip/2018/n3/Sannino_Engestrom.shtml&quot;,&quot;ISSN&quot;:&quot;1816-5435, 2224-8935&quot;,&quot;issue&quot;:&quot;3&quot;},&quot;prefix&quot;:&quot;&quot;,&quot;uris&quot;:[&quot;http://zotero.org/users/1913249/items/B64B4T44&quot;],&quot;suffix&quot;:&quot;&quot;,&quot;id&quot;:151}],&quot;properties&quot;:{&quot;formattedCitation&quot;:&quot;[@sannino_cultural-historical_2018]&quot;,&quot;noteIndex&quot;:0}} RNDdncbflvotb"/>&lt;Do Zotero Refresh: [@sannino_cultural-historical_2018]&gt;<text:reference-mark-end text:name="ZOTERO_ITEM CSL_CITATION {&quot;schema&quot;:&quot;https://github.com/citation-style-language/schema/raw/master/csl-citation.json&quot;,&quot;citationID&quot;:&quot;gutrzqtc&quot;,&quot;citationItems&quot;:[{&quot;uri&quot;:[&quot;http://zotero.org/users/1913249/items/B64B4T44&quot;],&quot;itemData&quot;:{&quot;DOI&quot;:&quot;10.17759/chp.2018140305&quot;,&quot;title-short&quot;:&quot;Cultural-historical activity theory&quot;,&quot;type&quot;:&quot;article-journal&quot;,&quot;citation-key&quot;:&quot;sannino_cultural-historical_2018&quot;,&quot;title&quot;:&quot;Cultural-historical activity theory: founding insights and new challenges&quot;,&quot;author&quot;:[{&quot;family&quot;:&quot;Sannino&quot;,&quot;given&quot;:&quot;A.&quot;},{&quot;family&quot;:&quot;Engeström&quot;,&quot;given&quot;:&quot;Y.&quot;}],&quot;id&quot;:&quot;sannino_cultural-historical_2018&quot;,&quot;issued&quot;:{&quot;date-parts&quot;:[[&quot;2018&quot;]]},&quot;container-title&quot;:&quot;Cultural-Historical Psychology&quot;,&quot;language&quot;:&quot;en&quot;,&quot;accessed&quot;:{&quot;date-parts&quot;:[[&quot;2019&quot;,7,3]]},&quot;source&quot;:&quot;DOI.org (Crossref)&quot;,&quot;page&quot;:&quot;43-56&quot;,&quot;abstract&quot;:&quot;The article presents central ideas and future challenges of cultural-historical activity theory, focusing specifically on the work of the so-called Helsinki school of activity theory. We first introduce the revolutionary roots of the theory in the works of Marx and Vygotsky, and the evolution of the unit of analysis through different generations of activity theory. We then discuss the foundational role of historicity and dialectics in activity theory. We identify two central epistemological-methodological principles that guide activity-theoretical studies, namely the principle of double stimulation and the principle of ascending from the abstract to the concrete. These principles lead us to emphasize formative interventions as a powerful way to conduct societally impactful activity-theoretical research. We conclude by pointing out some major challenges facing activity theory in the 21st century.\n          , \n            Статья посвящена основным идеям культурно-исторической теории деятельности и вызовам нового времени, встающим перед ней. Особое внимание уделяется работе так называемой Хельсинской школы теории деятельности. В первой части статьи мы описываем революционные идеи, лежащие в основе теории и уходящие корнями в работы Маркса и Выготского, а также рассматриваем, как менялись представления о единице анализа на разных этапах становления теории деятельности. Затем мы переходим к обсуждению основополагающей роли историчности и диалектичности в развитии теории деятельности, описываем два ключевых методологических и эпистемологических принципа деятельностных исследований — принцип двойной стимуляции и принцип восхождения от общего к частному. Опора на эти принципы дает нам возможность утверждать, что формирующие интервенции — мощный инструмент в реализации социально значимых, эффективных деятельностных исследований. В заключительной части статьи мы рассматриваем основные вызовы, с которыми придется столкнуться теории деятельности в XXI веке.&quot;,&quot;volume&quot;:&quot;14&quot;,&quot;URL&quot;:&quot;http://psyjournals.ru/en/kip/2018/n3/Sannino_Engestrom.shtml&quot;,&quot;ISSN&quot;:&quot;1816-5435, 2224-8935&quot;,&quot;issue&quot;:&quot;3&quot;},&quot;prefix&quot;:&quot;&quot;,&quot;uris&quot;:[&quot;http://zotero.org/users/1913249/items/B64B4T44&quot;],&quot;suffix&quot;:&quot;&quot;,&quot;id&quot;:151}],&quot;properties&quot;:{&quot;formattedCitation&quot;:&quot;[@sannino_cultural-historical_2018]&quot;,&quot;noteIndex&quot;:0}} RNDdncbflvotb"/> the forth being a conflict.</text:p>
      <text:p text:style-name="Text_20_body">In Sannino’s later work on transformational agency TADS conflicts are examined - greater scope than tensions - thus larger shifts are implied.</text:p>
      <text:p text:style-name="Text_20_body">Instrumental agency is relevant here to help examine and the work of learning designers to remove barriers, Transformational and authorial agency serves to explore the potential for <text:soft-page-break/>learners to address and overcome tensions and conflicts in their own way.</text:p>
      <text:p text:style-name="Text_20_body">SUMMARY OF DISAMBIGUATION In following chapters, following Kuuti <text:reference-mark-start text:name="ZOTERO_ITEM CSL_CITATION {&quot;schema&quot;:&quot;https://github.com/citation-style-language/schema/raw/master/csl-citation.json&quot;,&quot;citationID&quot;:&quot;ezfxdzbw&quot;,&quot;citationItems&quot;:[{&quot;prefix&quot;:&quot;&quot;,&quot;uri&quot;:[&quot;http://zotero.org/users/1913249/items/GD5WYGD3&quot;],&quot;itemData&quot;:{&quot;language&quot;:&quot;en&quot;,&quot;type&quot;:&quot;article-journal&quot;,&quot;citation-key&quot;:&quot;kuutti_activity_1995&quot;,&quot;source&quot;:&quot;Zotero&quot;,&quot;author&quot;:[{&quot;family&quot;:&quot;Kuutti&quot;,&quot;given&quot;:&quot;Kari&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page&quot;:&quot;19&quot;,&quot;issued&quot;:{&quot;date-parts&quot;:[[&quot;1995&quot;]]}},&quot;suppress-author&quot;:true,&quot;uris&quot;:[&quot;http://zotero.org/users/1913249/items/GD5WYGD3&quot;],&quot;suffix&quot;:&quot;&quot;,&quot;id&quot;:114}],&quot;properties&quot;:{&quot;formattedCitation&quot;:&quot;[-@kuutti_activity_1995]&quot;,&quot;noteIndex&quot;:0}} RNDbaxpeekxvj"/>&lt;Do Zotero Refresh: [-@kuutti_activity_1995]&gt;<text:reference-mark-end text:name="ZOTERO_ITEM CSL_CITATION {&quot;schema&quot;:&quot;https://github.com/citation-style-language/schema/raw/master/csl-citation.json&quot;,&quot;citationID&quot;:&quot;ezfxdzbw&quot;,&quot;citationItems&quot;:[{&quot;prefix&quot;:&quot;&quot;,&quot;uri&quot;:[&quot;http://zotero.org/users/1913249/items/GD5WYGD3&quot;],&quot;itemData&quot;:{&quot;language&quot;:&quot;en&quot;,&quot;type&quot;:&quot;article-journal&quot;,&quot;citation-key&quot;:&quot;kuutti_activity_1995&quot;,&quot;source&quot;:&quot;Zotero&quot;,&quot;author&quot;:[{&quot;family&quot;:&quot;Kuutti&quot;,&quot;given&quot;:&quot;Kari&quot;}],&quot;id&quot;:&quot;kuutti_activity_1995&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title&quot;:&quot;Activity Theory as a potential framework for human- computer interaction research&quot;,&quot;page&quot;:&quot;19&quot;,&quot;issued&quot;:{&quot;date-parts&quot;:[[&quot;1995&quot;]]}},&quot;suppress-author&quot;:true,&quot;uris&quot;:[&quot;http://zotero.org/users/1913249/items/GD5WYGD3&quot;],&quot;suffix&quot;:&quot;&quot;,&quot;id&quot;:114}],&quot;properties&quot;:{&quot;formattedCitation&quot;:&quot;[-@kuutti_activity_1995]&quot;,&quot;noteIndex&quot;:0}} RNDbaxpeekxvj"/>, I use the contradictions as a broad term wrapper encompassing concepts of tensions, barriers, breakdowns, conflicts.</text:p>
      <text:p text:style-name="Text_20_body">In the following chapters I focus on tensions which help explore the research questions and which help inform the findings of later chapters. In particular I draw out more visible conflicts which threaten more serious disruption of activities.</text:p>
      <text:h text:style-name="Heading_20_3" text:outline-level="3"><text:bookmark-start text:name="analysis-of-chat-dbr-interventions-over-time"/>Analysis of CHAT / DBR interventions over time<text:bookmark-end text:name="analysis-of-chat-dbr-interventions-over-time"/></text:h>
      <text:p text:style-name="First_20_paragraph">This section addresses concepts common to DBR, and early inteventions of CHAT.</text:p>
      <text:p text:style-name="Text_20_body">While this is a contested topic, here I do not aim or a full analysis rather a working definition suitable for this study.</text:p>
      <text:p text:style-name="Text_20_body">However, to explore tensions in a nutshell ….</text:p>
      <text:p text:style-name="Text_20_body">Overall process DBR or CHAT or formative interventions - or expansive learning</text:p>
      <text:p text:style-name="Text_20_body">Returning to the varied form of DBR / CHAT / Formative , I need to pick a terminology name.</text:p>
      <text:p text:style-name="Text_20_body">Penuel <text:reference-mark-start text:name="ZOTERO_ITEM CSL_CITATION {&quot;schema&quot;:&quot;https://github.com/citation-style-language/schema/raw/master/csl-citation.json&quot;,&quot;citationID&quot;:&quot;oplrcnth&quot;,&quot;citationItems&quot;:[{&quot;prefix&quot;:&quot;&quot;,&quot;uri&quot;:[&quot;http://zotero.org/users/1913249/items/47G7M8HY&quot;],&quot;itemData&quot;:{&quot;DOI&quot;:&quot;10.1080/10749039.2014.884137&quot;,&quot;type&quot;:&quot;article-journal&quot;,&quot;citation-key&quot;:&quot;penuel_emerging_2014&quot;,&quot;title&quot;:&quot;Emerging Forms of Formative Intervention Research in Education&quot;,&quot;author&quot;:[{&quot;family&quot;:&quot;Penuel&quot;,&quot;given&quot;:&quot;William R.&quot;}],&quot;id&quot;:&quot;penuel_emerging_2014&quot;,&quot;issued&quot;:{&quot;date-parts&quot;:[[&quot;2014&quot;,4,3]]},&quot;container-title&quot;:&quot;Mind, Culture, and Activity&quot;,&quot;accessed&quot;:{&quot;date-parts&quot;:[[&quot;2023&quot;,7,4]]},&quot;publisher&quot;:&quot;Routledge&quot;,&quot;source&quot;:&quot;Taylor and Francis+NEJM&quot;,&quot;page&quot;:&quot;97-11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volume&quot;:&quot;21&quot;,&quot;URL&quot;:&quot;https://doi.org/10.1080/10749039.2014.884137&quot;,&quot;ISSN&quot;:&quot;1074-9039&quot;,&quot;issue&quot;:&quot;2&quot;},&quot;suppress-author&quot;:true,&quot;uris&quot;:[&quot;http://zotero.org/users/1913249/items/47G7M8HY&quot;],&quot;suffix&quot;:&quot;&quot;,&quot;id&quot;:9238}],&quot;properties&quot;:{&quot;formattedCitation&quot;:&quot;[-@penuel_emerging_2014]&quot;,&quot;noteIndex&quot;:0}} RNDzpwtqatvyw"/>&lt;Do Zotero Refresh: [-@penuel_emerging_2014]&gt;<text:reference-mark-end text:name="ZOTERO_ITEM CSL_CITATION {&quot;schema&quot;:&quot;https://github.com/citation-style-language/schema/raw/master/csl-citation.json&quot;,&quot;citationID&quot;:&quot;oplrcnth&quot;,&quot;citationItems&quot;:[{&quot;prefix&quot;:&quot;&quot;,&quot;uri&quot;:[&quot;http://zotero.org/users/1913249/items/47G7M8HY&quot;],&quot;itemData&quot;:{&quot;DOI&quot;:&quot;10.1080/10749039.2014.884137&quot;,&quot;type&quot;:&quot;article-journal&quot;,&quot;citation-key&quot;:&quot;penuel_emerging_2014&quot;,&quot;title&quot;:&quot;Emerging Forms of Formative Intervention Research in Education&quot;,&quot;author&quot;:[{&quot;family&quot;:&quot;Penuel&quot;,&quot;given&quot;:&quot;William R.&quot;}],&quot;id&quot;:&quot;penuel_emerging_2014&quot;,&quot;issued&quot;:{&quot;date-parts&quot;:[[&quot;2014&quot;,4,3]]},&quot;container-title&quot;:&quot;Mind, Culture, and Activity&quot;,&quot;accessed&quot;:{&quot;date-parts&quot;:[[&quot;2023&quot;,7,4]]},&quot;publisher&quot;:&quot;Routledge&quot;,&quot;source&quot;:&quot;Taylor and Francis+NEJM&quot;,&quot;page&quot;:&quot;97-117&quot;,&quot;abstract&quot;:&quot;This article focuses on emerging forms of formative intervention research in educational settings in the United States. The examples presented share three key features with cultural-historical activity theory (CHAT) formative intervention research: (a) a focus on historically accumulating structural tensions within and across activity systems, (b) use of double-stimulation as a method of intervention, and (c) expanding agency as the object of intervention. The examples differ from CHAT approaches in that they employ theories and tools from research on subject-matter learning and organizations. In presenting these examples, I aim to renew dialogue between CHAT researchers and learning scientists about intervention research.&quot;,&quot;volume&quot;:&quot;21&quot;,&quot;URL&quot;:&quot;https://doi.org/10.1080/10749039.2014.884137&quot;,&quot;ISSN&quot;:&quot;1074-9039&quot;,&quot;issue&quot;:&quot;2&quot;},&quot;suppress-author&quot;:true,&quot;uris&quot;:[&quot;http://zotero.org/users/1913249/items/47G7M8HY&quot;],&quot;suffix&quot;:&quot;&quot;,&quot;id&quot;:9238}],&quot;properties&quot;:{&quot;formattedCitation&quot;:&quot;[-@penuel_emerging_2014]&quot;,&quot;noteIndex&quot;:0}} RNDzpwtqatvyw"/> chooses formative interventions as a suitable term, which is valid within CHAT circles.</text:p>
      <text:h text:style-name="Heading_20_4" text:outline-level="4"><text:bookmark-start text:name="early-limits-of-dbr-addressed-by-expansive-learning---and-formative-interventions"/>Early limits of DBR addressed by expansive learning - and formative interventions<text:bookmark-end text:name="early-limits-of-dbr-addressed-by-expansive-learning---and-formative-interventions"/></text:h>
      <text:p text:style-name="First_20_paragraph">Critique of DBR often stems from limits in application. This section addresses some of this critique and introduces additional proposals to remedy early limits. This section identifies broad alignments in direction for CHAT perspective on DBR.</text:p>
      <text:p text:style-name="Text_20_body">A principle of design-based research is that research participants also influence the ongoing design of the research (<text:span text:style-name="T1">???</text:span>; <text:span text:style-name="T1">???</text:span>; <text:span text:style-name="T1">???</text:span>). However in application this varies not a key part of all definitions <text:reference-mark-start text:name="ZOTERO_ITEM CSL_CITATION {&quot;schema&quot;:&quot;https://github.com/citation-style-language/schema/raw/master/csl-citation.json&quot;,&quot;citationID&quot;:&quot;vxcqgqfs&quot;,&quot;citationItems&quot;:[{&quot;uri&quot;:[&quot;http://zotero.org/users/1913249/items/Q4DDFYFG&quot;],&quot;itemData&quot;:{&quot;title-short&quot;:&quot;Design-based research process&quot;,&quot;type&quot;:&quot;article-journal&quot;,&quot;citation-key&quot;:&quot;easterday_design-based_2014&quot;,&quot;title&quot;:&quot;Design-based research process: problems, phases, and applications&quot;,&quot;author&quot;:[{&quot;family&quot;:&quot;Easterday&quot;,&quot;given&quot;:&quot;Matthew W.&quot;},{&quot;family&quot;:&quot;Lewis&quot;,&quot;given&quot;:&quot;Daniel Rees&quot;},{&quot;family&quot;:&quot;Gerber&quot;,&quot;given&quot;:&quot;Elizabeth M.&quot;}],&quot;id&quot;:&quot;easterday_design-based_2014&quot;,&quot;issued&quot;:{&quot;date-parts&quot;:[[&quot;2014&quot;]]},&quot;container-title&quot;:&quot;Proceedings of International Conference of the Learning Sciences, ICLS&quot;,&quot;language&quot;:&quot;en&quot;,&quot;accessed&quot;:{&quot;date-parts&quot;:[[&quot;2022&quot;,2,5]]},&quot;publisher&quot;:&quot;Boulder, CO: International Society of the Learning Sciences&quot;,&quot;source&quot;:&quot;repository.isls.org&quot;,&quot;page&quot;:&quot;317-324&quot;,&quot;volume&quot;:&quot;1&quot;,&quot;issue&quot;:&quot;January&quot;,&quot;ISSN&quot;:&quot;1814-9316&quot;,&quot;URL&quot;:&quot;https://repository.isls.org//handle/1/1130&quot;},&quot;prefix&quot;:&quot;&quot;,&quot;uris&quot;:[&quot;http://zotero.org/users/1913249/items/Q4DDFYFG&quot;],&quot;suffix&quot;:&quot;&quot;,&quot;id&quot;:8400}],&quot;properties&quot;:{&quot;formattedCitation&quot;:&quot;[@easterday_design-based_2014]&quot;,&quot;noteIndex&quot;:0}} RNDiigbqfqnzh"/>&lt;Do Zotero Refresh: [@easterday_design-based_2014]&gt;<text:reference-mark-end text:name="ZOTERO_ITEM CSL_CITATION {&quot;schema&quot;:&quot;https://github.com/citation-style-language/schema/raw/master/csl-citation.json&quot;,&quot;citationID&quot;:&quot;vxcqgqfs&quot;,&quot;citationItems&quot;:[{&quot;uri&quot;:[&quot;http://zotero.org/users/1913249/items/Q4DDFYFG&quot;],&quot;itemData&quot;:{&quot;title-short&quot;:&quot;Design-based research process&quot;,&quot;type&quot;:&quot;article-journal&quot;,&quot;citation-key&quot;:&quot;easterday_design-based_2014&quot;,&quot;title&quot;:&quot;Design-based research process: problems, phases, and applications&quot;,&quot;author&quot;:[{&quot;family&quot;:&quot;Easterday&quot;,&quot;given&quot;:&quot;Matthew W.&quot;},{&quot;family&quot;:&quot;Lewis&quot;,&quot;given&quot;:&quot;Daniel Rees&quot;},{&quot;family&quot;:&quot;Gerber&quot;,&quot;given&quot;:&quot;Elizabeth M.&quot;}],&quot;id&quot;:&quot;easterday_design-based_2014&quot;,&quot;issued&quot;:{&quot;date-parts&quot;:[[&quot;2014&quot;]]},&quot;container-title&quot;:&quot;Proceedings of International Conference of the Learning Sciences, ICLS&quot;,&quot;language&quot;:&quot;en&quot;,&quot;accessed&quot;:{&quot;date-parts&quot;:[[&quot;2022&quot;,2,5]]},&quot;publisher&quot;:&quot;Boulder, CO: International Society of the Learning Sciences&quot;,&quot;source&quot;:&quot;repository.isls.org&quot;,&quot;page&quot;:&quot;317-324&quot;,&quot;volume&quot;:&quot;1&quot;,&quot;issue&quot;:&quot;January&quot;,&quot;ISSN&quot;:&quot;1814-9316&quot;,&quot;URL&quot;:&quot;https://repository.isls.org//handle/1/1130&quot;},&quot;prefix&quot;:&quot;&quot;,&quot;uris&quot;:[&quot;http://zotero.org/users/1913249/items/Q4DDFYFG&quot;],&quot;suffix&quot;:&quot;&quot;,&quot;id&quot;:8400}],&quot;properties&quot;:{&quot;formattedCitation&quot;:&quot;[@easterday_design-based_2014]&quot;,&quot;noteIndex&quot;:0}} RNDiigbqfqnzh"/>.</text:p>
      <text:p text:style-name="Text_20_body">For example, the context of experiments, particularly viewing the classroom as a controlled environment <text:reference-mark-start text:name="ZOTERO_ITEM CSL_CITATION {&quot;schema&quot;:&quot;https://github.com/citation-style-language/schema/raw/master/csl-citation.json&quot;,&quot;citationID&quot;:&quot;oscmpyli&quot;,&quot;citationItems&quot;:[{&quot;uri&quot;:[&quot;http://zotero.org/users/1913249/items/FYCLWKSL&quot;],&quot;itemData&quot;:{&quot;DOI&quot;:&quot;10.1080/10508406.2016.1187148&quot;,&quot;type&quot;:&quot;article-journal&quot;,&quot;citation-key&quot;:&quot;cole_design-based_2016&quot;,&quot;title&quot;:&quot;Design-Based Intervention Research as the Science of the Doubly Artificial&quot;,&quot;author&quot;:[{&quot;family&quot;:&quot;Cole&quot;,&quot;given&quot;:&quot;Michael&quot;},{&quot;family&quot;:&quot;Packer&quot;,&quot;given&quot;:&quot;Martin&quot;}],&quot;id&quot;:&quot;cole_design-based_2016&quot;,&quot;issued&quot;:{&quot;date-parts&quot;:[[&quot;2016&quot;,10,1]]},&quot;container-title&quot;:&quot;Journal of the Learning Sciences&quot;,&quot;accessed&quot;:{&quot;date-parts&quot;:[[&quot;2023&quot;,7,4]]},&quot;publisher&quot;:&quot;Routledge&quot;,&quot;source&quot;:&quot;Taylor and Francis+NEJM&quot;,&quot;page&quot;:&quot;503-530&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volume&quot;:&quot;25&quot;,&quot;URL&quot;:&quot;https://doi.org/10.1080/10508406.2016.1187148&quot;,&quot;ISSN&quot;:&quot;1050-8406&quot;,&quot;issue&quot;:&quot;4&quot;},&quot;prefix&quot;:&quot;&quot;,&quot;uris&quot;:[&quot;http://zotero.org/users/1913249/items/FYCLWKSL&quot;],&quot;suffix&quot;:&quot;&quot;,&quot;id&quot;:9237}],&quot;properties&quot;:{&quot;formattedCitation&quot;:&quot;[@cole_design-based_2016]&quot;,&quot;noteIndex&quot;:0}} RNDwlaipvgrmm"/>&lt;Do Zotero Refresh: [@cole_design-based_2016]&gt;<text:reference-mark-end text:name="ZOTERO_ITEM CSL_CITATION {&quot;schema&quot;:&quot;https://github.com/citation-style-language/schema/raw/master/csl-citation.json&quot;,&quot;citationID&quot;:&quot;oscmpyli&quot;,&quot;citationItems&quot;:[{&quot;uri&quot;:[&quot;http://zotero.org/users/1913249/items/FYCLWKSL&quot;],&quot;itemData&quot;:{&quot;DOI&quot;:&quot;10.1080/10508406.2016.1187148&quot;,&quot;type&quot;:&quot;article-journal&quot;,&quot;citation-key&quot;:&quot;cole_design-based_2016&quot;,&quot;title&quot;:&quot;Design-Based Intervention Research as the Science of the Doubly Artificial&quot;,&quot;author&quot;:[{&quot;family&quot;:&quot;Cole&quot;,&quot;given&quot;:&quot;Michael&quot;},{&quot;family&quot;:&quot;Packer&quot;,&quot;given&quot;:&quot;Martin&quot;}],&quot;id&quot;:&quot;cole_design-based_2016&quot;,&quot;issued&quot;:{&quot;date-parts&quot;:[[&quot;2016&quot;,10,1]]},&quot;container-title&quot;:&quot;Journal of the Learning Sciences&quot;,&quot;accessed&quot;:{&quot;date-parts&quot;:[[&quot;2023&quot;,7,4]]},&quot;publisher&quot;:&quot;Routledge&quot;,&quot;source&quot;:&quot;Taylor and Francis+NEJM&quot;,&quot;page&quot;:&quot;503-530&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volume&quot;:&quot;25&quot;,&quot;URL&quot;:&quot;https://doi.org/10.1080/10508406.2016.1187148&quot;,&quot;ISSN&quot;:&quot;1050-8406&quot;,&quot;issue&quot;:&quot;4&quot;},&quot;prefix&quot;:&quot;&quot;,&quot;uris&quot;:[&quot;http://zotero.org/users/1913249/items/FYCLWKSL&quot;],&quot;suffix&quot;:&quot;&quot;,&quot;id&quot;:9237}],&quot;properties&quot;:{&quot;formattedCitation&quot;:&quot;[@cole_design-based_2016]&quot;,&quot;noteIndex&quot;:0}} RNDwlaipvgrmm"/>. In addition, lack of adaptability and mutuality in terms of taking on board the suggested adaptations of learners.</text:p>
      <text:p text:style-name="Text_20_body">Engestrom <text:reference-mark-start text:name="ZOTERO_ITEM CSL_CITATION {&quot;schema&quot;:&quot;https://github.com/citation-style-language/schema/raw/master/csl-citation.json&quot;,&quot;citationID&quot;:&quot;hseqbksr&quot;,&quot;citationItems&quot;:[{&quot;uri&quot;:[&quot;http://zotero.org/users/1913249/items/A65ZKZJV&quot;],&quot;itemData&quot;:{&quot;type&quot;:&quot;article-journal&quot;,&quot;citation-key&quot;:&quot;engestrom_learning_2009&quot;,&quot;issued&quot;:{&quot;date-parts&quot;:[[&quot;2009&quot;]]},&quot;title&quot;:&quot;From learning environments and implementation to activity systems and expansive learning&quot;,&quot;author&quot;:[{&quot;family&quot;:&quot;Engeström&quot;,&quot;given&quot;:&quot;Yrjö&quot;}],&quot;id&quot;:&quot;engestrom_learning_2009&quot;},&quot;prefix&quot;:&quot;&quot;,&quot;uris&quot;:[&quot;http://zotero.org/users/1913249/items/A65ZKZJV&quot;],&quot;suffix&quot;:&quot;&quot;,&quot;id&quot;:3248}],&quot;properties&quot;:{&quot;formattedCitation&quot;:&quot;[@engestrom_learning_2009]&quot;,&quot;noteIndex&quot;:0}} RNDqjepqsitfx"/>&lt;Do Zotero Refresh: [@engestrom_learning_2009]&gt;<text:reference-mark-end text:name="ZOTERO_ITEM CSL_CITATION {&quot;schema&quot;:&quot;https://github.com/citation-style-language/schema/raw/master/csl-citation.json&quot;,&quot;citationID&quot;:&quot;hseqbksr&quot;,&quot;citationItems&quot;:[{&quot;uri&quot;:[&quot;http://zotero.org/users/1913249/items/A65ZKZJV&quot;],&quot;itemData&quot;:{&quot;type&quot;:&quot;article-journal&quot;,&quot;citation-key&quot;:&quot;engestrom_learning_2009&quot;,&quot;issued&quot;:{&quot;date-parts&quot;:[[&quot;2009&quot;]]},&quot;title&quot;:&quot;From learning environments and implementation to activity systems and expansive learning&quot;,&quot;author&quot;:[{&quot;family&quot;:&quot;Engeström&quot;,&quot;given&quot;:&quot;Yrjö&quot;}],&quot;id&quot;:&quot;engestrom_learning_2009&quot;},&quot;prefix&quot;:&quot;&quot;,&quot;uris&quot;:[&quot;http://zotero.org/users/1913249/items/A65ZKZJV&quot;],&quot;suffix&quot;:&quot;&quot;,&quot;id&quot;:3248}],&quot;properties&quot;:{&quot;formattedCitation&quot;:&quot;[@engestrom_learning_2009]&quot;,&quot;noteIndex&quot;:0}} RNDqjepqsitfx"/> proposes a more rigorous examination of the dynamic nature of context with CHAT conceptions of Activity.</text:p>
      <text:p text:style-name="Text_20_body">Adaptations including mutual appropriation from Cole’s work <text:reference-mark-start text:name="ZOTERO_ITEM CSL_CITATION {&quot;schema&quot;:&quot;https://github.com/citation-style-language/schema/raw/master/csl-citation.json&quot;,&quot;citationID&quot;:&quot;rqgncgwr&quot;,&quot;citationItems&quot;:[{&quot;uri&quot;:[&quot;http://zotero.org/users/1913249/items/6RKC7CIP&quot;],&quot;itemData&quot;:{&quot;DOI&quot;:&quot;10.1177/0959354311414456&quot;,&quot;title-short&quot;:&quot;Design experimentation and mutual appropriation&quot;,&quot;type&quot;:&quot;article-journal&quot;,&quot;citation-key&quot;:&quot;downing-wilson_design_2011&quot;,&quot;title&quot;:&quot;Design experimentation and mutual appropriation: Two strategies for university/community collaborative after-school interventions&quot;,&quot;author&quot;:[{&quot;family&quot;:&quot;Downing-Wilson&quot;,&quot;given&quot;:&quot;D.&quot;},{&quot;family&quot;:&quot;Lecusay&quot;,&quot;given&quot;:&quot;R.&quot;},{&quot;family&quot;:&quot;Cole&quot;,&quot;given&quot;:&quot;M.&quot;}],&quot;id&quot;:&quot;downing-wilson_design_2011&quot;,&quot;issued&quot;:{&quot;date-parts&quot;:[[&quot;2011&quot;,10,1]]},&quot;issue&quot;:&quot;5&quot;,&quot;language&quot;:&quot;en&quot;,&quot;accessed&quot;:{&quot;date-parts&quot;:[[&quot;2015&quot;,9,20]]},&quot;source&quot;:&quot;CrossRef&quot;,&quot;page&quot;:&quot;656-680&quot;,&quot;volume&quot;:&quot;21&quot;,&quot;URL&quot;:&quot;http://tap.sagepub.com/cgi/doi/10.1177/0959354311414456&quot;,&quot;ISSN&quot;:&quot;0959-3543, 1461-7447&quot;,&quot;container-title&quot;:&quot;Theory &amp; Psychology&quot;},&quot;prefix&quot;:&quot;&quot;,&quot;uris&quot;:[&quot;http://zotero.org/users/1913249/items/6RKC7CIP&quot;],&quot;suffix&quot;:&quot;&quot;,&quot;id&quot;:1138}],&quot;properties&quot;:{&quot;formattedCitation&quot;:&quot;[@downing-wilson_design_2011]&quot;,&quot;noteIndex&quot;:0}} RNDccjoprhuhi"/>&lt;Do Zotero Refresh: [@downing-wilson_design_2011]&gt;<text:reference-mark-end text:name="ZOTERO_ITEM CSL_CITATION {&quot;schema&quot;:&quot;https://github.com/citation-style-language/schema/raw/master/csl-citation.json&quot;,&quot;citationID&quot;:&quot;rqgncgwr&quot;,&quot;citationItems&quot;:[{&quot;uri&quot;:[&quot;http://zotero.org/users/1913249/items/6RKC7CIP&quot;],&quot;itemData&quot;:{&quot;DOI&quot;:&quot;10.1177/0959354311414456&quot;,&quot;title-short&quot;:&quot;Design experimentation and mutual appropriation&quot;,&quot;type&quot;:&quot;article-journal&quot;,&quot;citation-key&quot;:&quot;downing-wilson_design_2011&quot;,&quot;title&quot;:&quot;Design experimentation and mutual appropriation: Two strategies for university/community collaborative after-school interventions&quot;,&quot;author&quot;:[{&quot;family&quot;:&quot;Downing-Wilson&quot;,&quot;given&quot;:&quot;D.&quot;},{&quot;family&quot;:&quot;Lecusay&quot;,&quot;given&quot;:&quot;R.&quot;},{&quot;family&quot;:&quot;Cole&quot;,&quot;given&quot;:&quot;M.&quot;}],&quot;id&quot;:&quot;downing-wilson_design_2011&quot;,&quot;issued&quot;:{&quot;date-parts&quot;:[[&quot;2011&quot;,10,1]]},&quot;issue&quot;:&quot;5&quot;,&quot;language&quot;:&quot;en&quot;,&quot;accessed&quot;:{&quot;date-parts&quot;:[[&quot;2015&quot;,9,20]]},&quot;source&quot;:&quot;CrossRef&quot;,&quot;page&quot;:&quot;656-680&quot;,&quot;volume&quot;:&quot;21&quot;,&quot;URL&quot;:&quot;http://tap.sagepub.com/cgi/doi/10.1177/0959354311414456&quot;,&quot;ISSN&quot;:&quot;0959-3543, 1461-7447&quot;,&quot;container-title&quot;:&quot;Theory &amp; Psychology&quot;},&quot;prefix&quot;:&quot;&quot;,&quot;uris&quot;:[&quot;http://zotero.org/users/1913249/items/6RKC7CIP&quot;],&quot;suffix&quot;:&quot;&quot;,&quot;id&quot;:1138}],&quot;properties&quot;:{&quot;formattedCitation&quot;:&quot;[@downing-wilson_design_2011]&quot;,&quot;noteIndex&quot;:0}} RNDccjoprhuhi"/> and formative interventions from Engeström’s work <text:reference-mark-start text:name="ZOTERO_ITEM CSL_CITATION {&quot;schema&quot;:&quot;https://github.com/citation-style-language/schema/raw/master/csl-citation.json&quot;,&quot;citationID&quot;:&quot;ezaviely&quot;,&quot;citationItems&quot;:[{&quot;uri&quot;:[&quot;http://zotero.org/users/1913249/items/PGVCDTUB&quot;],&quot;itemData&quot;:{&quot;DOI&quot;:&quot;10.1177/0959354311419252&quot;,&quot;language&quot;:&quot;en&quot;,&quot;type&quot;:&quot;article-journal&quot;,&quot;accessed&quot;:{&quot;date-parts&quot;:[[&quot;2017&quot;,10,10]]},&quot;volume&quot;:&quot;21&quot;,&quot;ISSN&quot;:&quot;0959-3543, 1461-7447&quot;,&quot;author&quot;:[{&quot;family&quot;:&quot;Engeström&quot;,&quot;given&quot;:&quot;Yrjö&quot;}],&quot;id&quot;:&quot;engestrom_design_2011&quot;,&quot;URL&quot;:&quot;http://journals.sagepub.com/doi/10.1177/0959354311419252&quot;,&quot;title&quot;:&quot;From design experiments to formative interventions&quot;,&quot;source&quot;:&quot;CrossRef&quot;,&quot;page&quot;:&quot;598-628&quot;,&quot;citation-key&quot;:&quot;engestrom_design_2011&quot;,&quot;container-title&quot;:&quot;Theory &amp; Psychology&quot;,&quot;issue&quot;:&quot;5&quot;,&quot;issued&quot;:{&quot;date-parts&quot;:[[&quot;2011&quot;,10]]}},&quot;prefix&quot;:&quot;&quot;,&quot;uris&quot;:[&quot;http://zotero.org/users/1913249/items/PGVCDTUB&quot;],&quot;suffix&quot;:&quot;&quot;,&quot;id&quot;:1730}],&quot;properties&quot;:{&quot;formattedCitation&quot;:&quot;[@engestrom_design_2011]&quot;,&quot;noteIndex&quot;:0}} RNDxtsdrjuyxw"/>&lt;Do Zotero Refresh: [@engestrom_design_2011]&gt;<text:reference-mark-end text:name="ZOTERO_ITEM CSL_CITATION {&quot;schema&quot;:&quot;https://github.com/citation-style-language/schema/raw/master/csl-citation.json&quot;,&quot;citationID&quot;:&quot;ezaviely&quot;,&quot;citationItems&quot;:[{&quot;uri&quot;:[&quot;http://zotero.org/users/1913249/items/PGVCDTUB&quot;],&quot;itemData&quot;:{&quot;DOI&quot;:&quot;10.1177/0959354311419252&quot;,&quot;language&quot;:&quot;en&quot;,&quot;type&quot;:&quot;article-journal&quot;,&quot;accessed&quot;:{&quot;date-parts&quot;:[[&quot;2017&quot;,10,10]]},&quot;volume&quot;:&quot;21&quot;,&quot;ISSN&quot;:&quot;0959-3543, 1461-7447&quot;,&quot;author&quot;:[{&quot;family&quot;:&quot;Engeström&quot;,&quot;given&quot;:&quot;Yrjö&quot;}],&quot;id&quot;:&quot;engestrom_design_2011&quot;,&quot;URL&quot;:&quot;http://journals.sagepub.com/doi/10.1177/0959354311419252&quot;,&quot;title&quot;:&quot;From design experiments to formative interventions&quot;,&quot;source&quot;:&quot;CrossRef&quot;,&quot;page&quot;:&quot;598-628&quot;,&quot;citation-key&quot;:&quot;engestrom_design_2011&quot;,&quot;container-title&quot;:&quot;Theory &amp; Psychology&quot;,&quot;issue&quot;:&quot;5&quot;,&quot;issued&quot;:{&quot;date-parts&quot;:[[&quot;2011&quot;,10]]}},&quot;prefix&quot;:&quot;&quot;,&quot;uris&quot;:[&quot;http://zotero.org/users/1913249/items/PGVCDTUB&quot;],&quot;suffix&quot;:&quot;&quot;,&quot;id&quot;:1730}],&quot;properties&quot;:{&quot;formattedCitation&quot;:&quot;[@engestrom_design_2011]&quot;,&quot;noteIndex&quot;:0}} RNDxtsdrjuyxw"/></text:p>
      <text:p text:style-name="Text_20_body">Mutual appropriation highlighted the importance that researchers adapt to contextual factors including the practicalities of the setting.</text:p>
      <text:p text:style-name="Text_20_body">Later work on DBR applied from a CHAT perspective has addressed limitations in this <text:soft-page-break/>methodology <text:reference-mark-start text:name="ZOTERO_ITEM CSL_CITATION {&quot;schema&quot;:&quot;https://github.com/citation-style-language/schema/raw/master/csl-citation.json&quot;,&quot;citationID&quot;:&quot;fuohxxwm&quot;,&quot;citationItems&quot;:[{&quot;uri&quot;:[&quot;http://zotero.org/users/1913249/items/BI3KEAVE&quot;],&quot;itemData&quot;:{&quot;DOI&quot;:&quot;10.1080/10508406.2016.1226835&quot;,&quot;title-short&quot;:&quot;Understanding Design Research–Practice Partnerships in Context and Time&quot;,&quot;type&quot;:&quot;article-journal&quot;,&quot;citation-key&quot;:&quot;oneill_understanding_2016&quot;,&quot;title&quot;:&quot;Understanding Design Research–Practice Partnerships in Context and Time: Why Learning Sciences Scholars Should Learn From Cultural-Historical Activity Theory Approaches to Design-Based Research&quot;,&quot;author&quot;:[{&quot;family&quot;:&quot;O’Neill&quot;,&quot;given&quot;:&quot;D. Kevin&quot;}],&quot;id&quot;:&quot;oneill_understanding_2016&quot;,&quot;issued&quot;:{&quot;date-parts&quot;:[[&quot;2016&quot;,10,1]]},&quot;container-title&quot;:&quot;Journal of the Learning Sciences&quot;,&quot;accessed&quot;:{&quot;date-parts&quot;:[[&quot;2023&quot;,7,4]]},&quot;publisher&quot;:&quot;Routledge&quot;,&quot;source&quot;:&quot;Taylor and Francis+NEJM&quot;,&quot;page&quot;:&quot;497-502&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volume&quot;:&quot;25&quot;,&quot;URL&quot;:&quot;https://doi.org/10.1080/10508406.2016.1226835&quot;,&quot;ISSN&quot;:&quot;1050-8406&quot;,&quot;issue&quot;:&quot;4&quot;},&quot;prefix&quot;:&quot;&quot;,&quot;uris&quot;:[&quot;http://zotero.org/users/1913249/items/BI3KEAVE&quot;],&quot;suffix&quot;:&quot;&quot;,&quot;id&quot;:9241}],&quot;properties&quot;:{&quot;formattedCitation&quot;:&quot;[@oneill_understanding_2016]&quot;,&quot;noteIndex&quot;:0}} RNDoehwmmwmhe"/>&lt;Do Zotero Refresh: [@oneill_understanding_2016]&gt;<text:reference-mark-end text:name="ZOTERO_ITEM CSL_CITATION {&quot;schema&quot;:&quot;https://github.com/citation-style-language/schema/raw/master/csl-citation.json&quot;,&quot;citationID&quot;:&quot;fuohxxwm&quot;,&quot;citationItems&quot;:[{&quot;uri&quot;:[&quot;http://zotero.org/users/1913249/items/BI3KEAVE&quot;],&quot;itemData&quot;:{&quot;DOI&quot;:&quot;10.1080/10508406.2016.1226835&quot;,&quot;title-short&quot;:&quot;Understanding Design Research–Practice Partnerships in Context and Time&quot;,&quot;type&quot;:&quot;article-journal&quot;,&quot;citation-key&quot;:&quot;oneill_understanding_2016&quot;,&quot;title&quot;:&quot;Understanding Design Research–Practice Partnerships in Context and Time: Why Learning Sciences Scholars Should Learn From Cultural-Historical Activity Theory Approaches to Design-Based Research&quot;,&quot;author&quot;:[{&quot;family&quot;:&quot;O’Neill&quot;,&quot;given&quot;:&quot;D. Kevin&quot;}],&quot;id&quot;:&quot;oneill_understanding_2016&quot;,&quot;issued&quot;:{&quot;date-parts&quot;:[[&quot;2016&quot;,10,1]]},&quot;container-title&quot;:&quot;Journal of the Learning Sciences&quot;,&quot;accessed&quot;:{&quot;date-parts&quot;:[[&quot;2023&quot;,7,4]]},&quot;publisher&quot;:&quot;Routledge&quot;,&quot;source&quot;:&quot;Taylor and Francis+NEJM&quot;,&quot;page&quot;:&quot;497-502&quot;,&quot;abstract&quot;:&quot;Several points of contrast are highlighted between design-based research (DBR) as often practiced within the learning sciences and design partnerships inspired by cultural-historical activity theory (CHAT). It is argued that learning scientists can improve their work by learning from CHAT-inspired DBR in 4 particular ways: (a) by recognizing the oversimplification involved in the notion that classroom learning environments can be engineered; (b) by embracing open-ended partnerships driven more by long-term social aims than short-term funding opportunities; (c) by dispelling the myth of the heroic designer from our literature; and (d) by carefully examining and publishing about projects and partnerships that prove unsuccessful, or studying how successful projects fade and degrade over time.&quot;,&quot;volume&quot;:&quot;25&quot;,&quot;URL&quot;:&quot;https://doi.org/10.1080/10508406.2016.1226835&quot;,&quot;ISSN&quot;:&quot;1050-8406&quot;,&quot;issue&quot;:&quot;4&quot;},&quot;prefix&quot;:&quot;&quot;,&quot;uris&quot;:[&quot;http://zotero.org/users/1913249/items/BI3KEAVE&quot;],&quot;suffix&quot;:&quot;&quot;,&quot;id&quot;:9241}],&quot;properties&quot;:{&quot;formattedCitation&quot;:&quot;[@oneill_understanding_2016]&quot;,&quot;noteIndex&quot;:0}} RNDoehwmmwmhe"/>.</text:p>
      <text:p text:style-name="Text_20_body">Cakir and colleagues <text:reference-mark-start text:name="ZOTERO_ITEM CSL_CITATION {&quot;schema&quot;:&quot;https://github.com/citation-style-language/schema/raw/master/csl-citation.json&quot;,&quot;citationID&quot;:&quot;rsdpmvse&quot;,&quot;citationItems&quot;:[{&quot;prefix&quot;:&quot;&quot;,&quot;uri&quot;:[&quot;http://zotero.org/users/1913249/items/X2U9WIBR&quot;],&quot;itemData&quot;:{&quot;DOI&quot;:&quot;10.1016/j.lcsi.2022.100641&quot;,&quot;title-short&quot;:&quot;Contradictions as an entry into inclusive systemic design&quot;,&quot;type&quot;:&quot;article-journal&quot;,&quot;citation-key&quot;:&quot;cakir_contradictions_2022&quot;,&quot;title&quot;:&quot;Contradictions as an entry into inclusive systemic design: Addressing racial disparities in the discipline at an urban middle school&quot;,&quot;author&quot;:[{&quot;family&quot;:&quot;Cakir&quot;,&quot;given&quot;:&quot;Halil Ibrahim&quot;},{&quot;family&quot;:&quot;Bal&quot;,&quot;given&quot;:&quot;Aydin&quot;},{&quot;family&quot;:&quot;Engeström&quot;,&quot;given&quot;:&quot;Yrjö&quot;},{&quot;family&quot;:&quot;Sannino&quot;,&quot;given&quot;:&quot;Annalisa&quot;}],&quot;id&quot;:&quot;cakir_contradictions_2022&quot;,&quot;issued&quot;:{&quot;date-parts&quot;:[[&quot;2022&quot;,8,1]]},&quot;container-title&quot;:&quot;Learning, Culture and Social Interaction&quot;,&quot;language&quot;:&quot;en&quot;,&quot;accessed&quot;:{&quot;date-parts&quot;:[[&quot;2023&quot;,7,6]]},&quot;source&quot;:&quot;ScienceDirect&quot;,&quot;page&quot;:&quot;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volume&quot;:&quot;35&quot;,&quot;URL&quot;:&quot;https://www.sciencedirect.com/science/article/pii/S2210656122000423&quot;,&quot;container-title-short&quot;:&quot;Learning, Culture and Social Interaction&quot;,&quot;ISSN&quot;:&quot;2210-6561&quot;},&quot;suppress-author&quot;:true,&quot;uris&quot;:[&quot;http://zotero.org/users/1913249/items/X2U9WIBR&quot;],&quot;suffix&quot;:&quot;&quot;,&quot;id&quot;:9231}],&quot;properties&quot;:{&quot;formattedCitation&quot;:&quot;[-@cakir_contradictions_2022]&quot;,&quot;noteIndex&quot;:0}} RNDfmddjiyxqv"/>&lt;Do Zotero Refresh: [-@cakir_contradictions_2022]&gt;<text:reference-mark-end text:name="ZOTERO_ITEM CSL_CITATION {&quot;schema&quot;:&quot;https://github.com/citation-style-language/schema/raw/master/csl-citation.json&quot;,&quot;citationID&quot;:&quot;rsdpmvse&quot;,&quot;citationItems&quot;:[{&quot;prefix&quot;:&quot;&quot;,&quot;uri&quot;:[&quot;http://zotero.org/users/1913249/items/X2U9WIBR&quot;],&quot;itemData&quot;:{&quot;DOI&quot;:&quot;10.1016/j.lcsi.2022.100641&quot;,&quot;title-short&quot;:&quot;Contradictions as an entry into inclusive systemic design&quot;,&quot;type&quot;:&quot;article-journal&quot;,&quot;citation-key&quot;:&quot;cakir_contradictions_2022&quot;,&quot;title&quot;:&quot;Contradictions as an entry into inclusive systemic design: Addressing racial disparities in the discipline at an urban middle school&quot;,&quot;author&quot;:[{&quot;family&quot;:&quot;Cakir&quot;,&quot;given&quot;:&quot;Halil Ibrahim&quot;},{&quot;family&quot;:&quot;Bal&quot;,&quot;given&quot;:&quot;Aydin&quot;},{&quot;family&quot;:&quot;Engeström&quot;,&quot;given&quot;:&quot;Yrjö&quot;},{&quot;family&quot;:&quot;Sannino&quot;,&quot;given&quot;:&quot;Annalisa&quot;}],&quot;id&quot;:&quot;cakir_contradictions_2022&quot;,&quot;issued&quot;:{&quot;date-parts&quot;:[[&quot;2022&quot;,8,1]]},&quot;container-title&quot;:&quot;Learning, Culture and Social Interaction&quot;,&quot;language&quot;:&quot;en&quot;,&quot;accessed&quot;:{&quot;date-parts&quot;:[[&quot;2023&quot;,7,6]]},&quot;source&quot;:&quot;ScienceDirect&quot;,&quot;page&quot;:&quot;100641&quot;,&quot;abstract&quot;:&quot;In the United States, school disciple has been racialized. Youth from racially minoritized backgrounds receive exclusionary discipline more frequently and severely for more subjective reasons such as disrespect, excessive noise, and dress code violation in U.S. schools. The study presents how an urban school community in Wisconsin engaged in inclusive knowledge-production and systemic design process, Learning Lab, to collectively examine and address racial disparities in school discipline. Learning Lab members (school staff, parents, and community representatives) engaged in root cause analysis behind disproportionality in their local context and identified the manifestations of the systemic contradiction (racial disproportionality) as dilemmas, conflicts, critical conflicts, and double binds in everyday practices of the school community. They collectively designed a new culturally responsive school-wide behavioral support system to address the systemic contradiction. We identified 194 discursive manifestations of contradictions in the 14 meetings of the Learning Lab. These manifestations stemmed from three main contradictions as tensions between components in the school activity system related to classroom management, school-community partnership, and behavioral support tools.&quot;,&quot;volume&quot;:&quot;35&quot;,&quot;URL&quot;:&quot;https://www.sciencedirect.com/science/article/pii/S2210656122000423&quot;,&quot;container-title-short&quot;:&quot;Learning, Culture and Social Interaction&quot;,&quot;ISSN&quot;:&quot;2210-6561&quot;},&quot;suppress-author&quot;:true,&quot;uris&quot;:[&quot;http://zotero.org/users/1913249/items/X2U9WIBR&quot;],&quot;suffix&quot;:&quot;&quot;,&quot;id&quot;:9231}],&quot;properties&quot;:{&quot;formattedCitation&quot;:&quot;[-@cakir_contradictions_2022]&quot;,&quot;noteIndex&quot;:0}} RNDfmddjiyxqv"/> draw on DBR but also include the wider constellations of activity systems working together on shared project.</text:p>
      <text:p text:style-name="Text_20_body">Rajala and Cole echo limits <text:reference-mark-start text:name="ZOTERO_ITEM CSL_CITATION {&quot;schema&quot;:&quot;https://github.com/citation-style-language/schema/raw/master/csl-citation.json&quot;,&quot;citationID&quot;:&quot;vmikrpgd&quot;,&quot;citationItems&quot;:[{&quot;uri&quot;:[&quot;http://zotero.org/users/1913249/items/ZHZADF6X&quot;],&quot;itemData&quot;:{&quot;DOI&quot;:&quot;10.1080/10508406.2022.2144736&quot;,&quot;title-short&quot;:&quot;Utopian methodology&quot;,&quot;type&quot;:&quot;article-journal&quot;,&quot;citation-key&quot;:&quot;rajala_utopian_2023&quot;,&quot;ISSN&quot;:&quot;1050-8406, 1532-7809&quot;,&quot;author&quot;:[{&quot;family&quot;:&quot;Rajala&quot;,&quot;given&quot;:&quot;Antti&quot;},{&quot;family&quot;:&quot;Cole&quot;,&quot;given&quot;:&quot;Michael&quot;},{&quot;family&quot;:&quot;Esteban-Guitart&quot;,&quot;given&quot;:&quot;Moises&quot;}],&quot;id&quot;:&quot;rajala_utopian_2023&quot;,&quot;issued&quot;:{&quot;date-parts&quot;:[[&quot;2023&quot;,1,1]]},&quot;container-title&quot;:&quot;Journal of the Learning Sciences&quot;,&quot;language&quot;:&quot;en&quot;,&quot;accessed&quot;:{&quot;date-parts&quot;:[[&quot;2023&quot;,7,6]]},&quot;source&quot;:&quot;DOI.org (Crossref)&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volume&quot;:&quot;32&quot;,&quot;URL&quot;:&quot;https://www.tandfonline.com/doi/full/10.1080/10508406.2022.2144736&quot;,&quot;container-title-short&quot;:&quot;Journal of the Learning Sciences&quot;,&quot;title&quot;:&quot;Utopian methodology: Researching educational interventions to promote equity over multiple timescales&quot;,&quot;issue&quot;:&quot;1&quot;},&quot;prefix&quot;:&quot;&quot;,&quot;uris&quot;:[&quot;http://zotero.org/users/1913249/items/ZHZADF6X&quot;],&quot;suffix&quot;:&quot;&quot;,&quot;id&quot;:9229}],&quot;properties&quot;:{&quot;formattedCitation&quot;:&quot;[@rajala_utopian_2023]&quot;,&quot;noteIndex&quot;:0}} RNDbcqjhiclyp"/>&lt;Do Zotero Refresh: [@rajala_utopian_2023]&gt;<text:reference-mark-end text:name="ZOTERO_ITEM CSL_CITATION {&quot;schema&quot;:&quot;https://github.com/citation-style-language/schema/raw/master/csl-citation.json&quot;,&quot;citationID&quot;:&quot;vmikrpgd&quot;,&quot;citationItems&quot;:[{&quot;uri&quot;:[&quot;http://zotero.org/users/1913249/items/ZHZADF6X&quot;],&quot;itemData&quot;:{&quot;DOI&quot;:&quot;10.1080/10508406.2022.2144736&quot;,&quot;title-short&quot;:&quot;Utopian methodology&quot;,&quot;type&quot;:&quot;article-journal&quot;,&quot;citation-key&quot;:&quot;rajala_utopian_2023&quot;,&quot;ISSN&quot;:&quot;1050-8406, 1532-7809&quot;,&quot;author&quot;:[{&quot;family&quot;:&quot;Rajala&quot;,&quot;given&quot;:&quot;Antti&quot;},{&quot;family&quot;:&quot;Cole&quot;,&quot;given&quot;:&quot;Michael&quot;},{&quot;family&quot;:&quot;Esteban-Guitart&quot;,&quot;given&quot;:&quot;Moises&quot;}],&quot;id&quot;:&quot;rajala_utopian_2023&quot;,&quot;issued&quot;:{&quot;date-parts&quot;:[[&quot;2023&quot;,1,1]]},&quot;container-title&quot;:&quot;Journal of the Learning Sciences&quot;,&quot;language&quot;:&quot;en&quot;,&quot;accessed&quot;:{&quot;date-parts&quot;:[[&quot;2023&quot;,7,6]]},&quot;source&quot;:&quot;DOI.org (Crossref)&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volume&quot;:&quot;32&quot;,&quot;URL&quot;:&quot;https://www.tandfonline.com/doi/full/10.1080/10508406.2022.2144736&quot;,&quot;container-title-short&quot;:&quot;Journal of the Learning Sciences&quot;,&quot;title&quot;:&quot;Utopian methodology: Researching educational interventions to promote equity over multiple timescales&quot;,&quot;issue&quot;:&quot;1&quot;},&quot;prefix&quot;:&quot;&quot;,&quot;uris&quot;:[&quot;http://zotero.org/users/1913249/items/ZHZADF6X&quot;],&quot;suffix&quot;:&quot;&quot;,&quot;id&quot;:9229}],&quot;properties&quot;:{&quot;formattedCitation&quot;:&quot;[@rajala_utopian_2023]&quot;,&quot;noteIndex&quot;:0}} RNDbcqjhiclyp"/> and argues for the use of FoK in design experiments in the form of funds of identity (FoI). The identity objects here be likened to the creation of artefacts in the game making process, and the evocative objects of Turkle and work of Papert.</text:p>
      <text:p text:style-name="Text_20_body">Work on agency in change labs and more wider concepts of formative interventions are important to this study.</text:p>
      <text:p text:style-name="Text_20_body">The role of the germ cell in rising to the concrete and thus expanding learning <text:reference-mark-start text:name="ZOTERO_ITEM CSL_CITATION {&quot;schema&quot;:&quot;https://github.com/citation-style-language/schema/raw/master/csl-citation.json&quot;,&quot;citationID&quot;:&quot;grtmewqn&quot;,&quot;citationItems&quot;:[{&quot;uri&quot;:[&quot;http://zotero.org/users/1913249/items/TB35W5A6&quot;],&quot;itemData&quot;:{&quot;DOI&quot;:&quot;10.1080/10508406.2016.1204547&quot;,&quot;type&quot;:&quot;article-journal&quot;,&quot;citation-key&quot;:&quot;sannino_formative_2016&quot;,&quot;title&quot;:&quot;Formative Interventions for Expansive Learning and Transformative Agency&quot;,&quot;author&quot;:[{&quot;family&quot;:&quot;Sannino&quot;,&quot;given&quot;:&quot;Annalisa&quot;},{&quot;family&quot;:&quot;Engeström&quot;,&quot;given&quot;:&quot;Yrjö&quot;},{&quot;family&quot;:&quot;Lemos&quot;,&quot;given&quot;:&quot;Monica&quot;}],&quot;id&quot;:&quot;sannino_formative_2016&quot;,&quot;issued&quot;:{&quot;date-parts&quot;:[[&quot;2016&quot;,10]]},&quot;container-title&quot;:&quot;Journal of the Learning Sciences&quot;,&quot;language&quot;:&quot;en&quot;,&quot;accessed&quot;:{&quot;date-parts&quot;:[[&quot;2019&quot;,3,21]]},&quot;source&quot;:&quot;Crossref&quot;,&quot;page&quot;:&quot;599-633&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volume&quot;:&quot;25&quot;,&quot;URL&quot;:&quot;https://www.tandfonline.com/doi/full/10.1080/10508406.2016.1204547&quot;,&quot;ISSN&quot;:&quot;1050-8406, 1532-7809&quot;,&quot;issue&quot;:&quot;4&quot;},&quot;prefix&quot;:&quot;&quot;,&quot;uris&quot;:[&quot;http://zotero.org/users/1913249/items/TB35W5A6&quot;],&quot;suffix&quot;:&quot;&quot;,&quot;id&quot;:3362},{&quot;uri&quot;:[&quot;http://zotero.org/users/1913249/items/T7XFNIFT&quot;],&quot;itemData&quot;:{&quot;DOI&quot;:&quot;10.1080/10749039.2014.891868&quot;,&quot;language&quot;:&quot;en&quot;,&quot;type&quot;:&quot;article-journal&quot;,&quot;accessed&quot;:{&quot;date-parts&quot;:[[&quot;2017&quot;,10,10]]},&quot;volume&quot;:&quot;21&quot;,&quot;ISSN&quot;:&quot;1074-9039, 1532-7884&quot;,&quot;author&quot;:[{&quot;family&quot;:&quot;Engeström&quot;,&quot;given&quot;:&quot;Yrjö&quot;},{&quot;family&quot;:&quot;Sannino&quot;,&quot;given&quot;:&quot;Annalisa&quot;},{&quot;family&quot;:&quot;Virkkunen&quot;,&quot;given&quot;:&quot;Jaakko&quot;}],&quot;id&quot;:&quot;engestrom_methodological_2014&quot;,&quot;URL&quot;:&quot;http://www.tandfonline.com/doi/abs/10.1080/10749039.2014.891868&quot;,&quot;title&quot;:&quot;On the Methodological Demands of Formative Interventions&quot;,&quot;source&quot;:&quot;CrossRef&quot;,&quot;page&quot;:&quot;118-128&quot;,&quot;citation-key&quot;:&quot;engestrom_methodological_2014&quot;,&quot;container-title&quot;:&quot;Mind, Culture, and Activity&quot;,&quot;issue&quot;:&quot;2&quot;,&quot;issued&quot;:{&quot;date-parts&quot;:[[&quot;2014&quot;,4,3]]}},&quot;prefix&quot;:&quot;&quot;,&quot;uris&quot;:[&quot;http://zotero.org/users/1913249/items/T7XFNIFT&quot;],&quot;suffix&quot;:&quot;&quot;,&quot;id&quot;:1732}],&quot;properties&quot;:{&quot;formattedCitation&quot;:&quot;[@sannino_formative_2016; @engestrom_methodological_2014]&quot;,&quot;noteIndex&quot;:0}} RNDfolvkgisqz"/>&lt;Do Zotero Refresh: [@sannino_formative_2016; @engestrom_methodological_2014]&gt;<text:reference-mark-end text:name="ZOTERO_ITEM CSL_CITATION {&quot;schema&quot;:&quot;https://github.com/citation-style-language/schema/raw/master/csl-citation.json&quot;,&quot;citationID&quot;:&quot;grtmewqn&quot;,&quot;citationItems&quot;:[{&quot;uri&quot;:[&quot;http://zotero.org/users/1913249/items/TB35W5A6&quot;],&quot;itemData&quot;:{&quot;DOI&quot;:&quot;10.1080/10508406.2016.1204547&quot;,&quot;type&quot;:&quot;article-journal&quot;,&quot;citation-key&quot;:&quot;sannino_formative_2016&quot;,&quot;title&quot;:&quot;Formative Interventions for Expansive Learning and Transformative Agency&quot;,&quot;author&quot;:[{&quot;family&quot;:&quot;Sannino&quot;,&quot;given&quot;:&quot;Annalisa&quot;},{&quot;family&quot;:&quot;Engeström&quot;,&quot;given&quot;:&quot;Yrjö&quot;},{&quot;family&quot;:&quot;Lemos&quot;,&quot;given&quot;:&quot;Monica&quot;}],&quot;id&quot;:&quot;sannino_formative_2016&quot;,&quot;issued&quot;:{&quot;date-parts&quot;:[[&quot;2016&quot;,10]]},&quot;container-title&quot;:&quot;Journal of the Learning Sciences&quot;,&quot;language&quot;:&quot;en&quot;,&quot;accessed&quot;:{&quot;date-parts&quot;:[[&quot;2019&quot;,3,21]]},&quot;source&quot;:&quot;Crossref&quot;,&quot;page&quot;:&quot;599-633&quot;,&quot;abstract&quot;:&quot;The article examines formative interventions as we understand them in cultural-historical activity theory, and reflects upon key differences between this intervention research tradition and design-based research as it is conceived in the learning sciences tradition. Three projects, including two Change Laboratories (CL), are analyzed with the help of conceptual lenses derived from basic epistemological principles for intervention research in activity theory. In all three interventions, learners expansively transformed the object of their activity. The CL cases, however, show that this learning process included productive deviations from the researchers’ instructional intentions, leading to significant outcomes, both practical and theoretical, that were not anticipated by the interventionists. Together, these cases illustrate that an activity-theoretical formative intervention approach differs from design based research in the following ways: 1) formative interventions are based on design done by the learners; 2) the collective design effort is seen as part of an expansive learning process, including participatory analyses and implementation phases; 3) rather than aiming at transferable and scalable solutions, formative interventions aim at generative solutions developing over lengthy periods of time in both the researched activities and in the research community.&quot;,&quot;volume&quot;:&quot;25&quot;,&quot;URL&quot;:&quot;https://www.tandfonline.com/doi/full/10.1080/10508406.2016.1204547&quot;,&quot;ISSN&quot;:&quot;1050-8406, 1532-7809&quot;,&quot;issue&quot;:&quot;4&quot;},&quot;prefix&quot;:&quot;&quot;,&quot;uris&quot;:[&quot;http://zotero.org/users/1913249/items/TB35W5A6&quot;],&quot;suffix&quot;:&quot;&quot;,&quot;id&quot;:3362},{&quot;uri&quot;:[&quot;http://zotero.org/users/1913249/items/T7XFNIFT&quot;],&quot;itemData&quot;:{&quot;DOI&quot;:&quot;10.1080/10749039.2014.891868&quot;,&quot;language&quot;:&quot;en&quot;,&quot;type&quot;:&quot;article-journal&quot;,&quot;accessed&quot;:{&quot;date-parts&quot;:[[&quot;2017&quot;,10,10]]},&quot;volume&quot;:&quot;21&quot;,&quot;ISSN&quot;:&quot;1074-9039, 1532-7884&quot;,&quot;author&quot;:[{&quot;family&quot;:&quot;Engeström&quot;,&quot;given&quot;:&quot;Yrjö&quot;},{&quot;family&quot;:&quot;Sannino&quot;,&quot;given&quot;:&quot;Annalisa&quot;},{&quot;family&quot;:&quot;Virkkunen&quot;,&quot;given&quot;:&quot;Jaakko&quot;}],&quot;id&quot;:&quot;engestrom_methodological_2014&quot;,&quot;URL&quot;:&quot;http://www.tandfonline.com/doi/abs/10.1080/10749039.2014.891868&quot;,&quot;title&quot;:&quot;On the Methodological Demands of Formative Interventions&quot;,&quot;source&quot;:&quot;CrossRef&quot;,&quot;page&quot;:&quot;118-128&quot;,&quot;citation-key&quot;:&quot;engestrom_methodological_2014&quot;,&quot;container-title&quot;:&quot;Mind, Culture, and Activity&quot;,&quot;issue&quot;:&quot;2&quot;,&quot;issued&quot;:{&quot;date-parts&quot;:[[&quot;2014&quot;,4,3]]}},&quot;prefix&quot;:&quot;&quot;,&quot;uris&quot;:[&quot;http://zotero.org/users/1913249/items/T7XFNIFT&quot;],&quot;suffix&quot;:&quot;&quot;,&quot;id&quot;:1732}],&quot;properties&quot;:{&quot;formattedCitation&quot;:&quot;[@sannino_formative_2016; @engestrom_methodological_2014]&quot;,&quot;noteIndex&quot;:0}} RNDfolvkgisqz"/></text:p>
      <text:p text:style-name="Text_20_body">Expansive learning leads to the formation of a new, expanded object and pattern of activity oriented to the object. This process, known as ascending from the abstract to the concrete, involves the formation of a theoretical concept of the new activity, based on grasping and modeling the initial simple relationship, the “germ cell,” that gives rise to the new activity and generates its diverse concrete manifestations (Davydov, 1990).</text:p>
      <text:p text:style-name="Text_20_body">From <text:reference-mark-start text:name="ZOTERO_ITEM CSL_CITATION {&quot;schema&quot;:&quot;https://github.com/citation-style-language/schema/raw/master/csl-citation.json&quot;,&quot;citationID&quot;:&quot;ixdkauuh&quot;,&quot;citationItems&quot;:[{&quot;uri&quot;:[&quot;http://zotero.org/users/1913249/items/PGVCDTUB&quot;],&quot;itemData&quot;:{&quot;DOI&quot;:&quot;10.1177/0959354311419252&quot;,&quot;language&quot;:&quot;en&quot;,&quot;type&quot;:&quot;article-journal&quot;,&quot;accessed&quot;:{&quot;date-parts&quot;:[[&quot;2017&quot;,10,10]]},&quot;volume&quot;:&quot;21&quot;,&quot;ISSN&quot;:&quot;0959-3543, 1461-7447&quot;,&quot;author&quot;:[{&quot;family&quot;:&quot;Engeström&quot;,&quot;given&quot;:&quot;Yrjö&quot;}],&quot;id&quot;:&quot;engestrom_design_2011&quot;,&quot;URL&quot;:&quot;http://journals.sagepub.com/doi/10.1177/0959354311419252&quot;,&quot;title&quot;:&quot;From design experiments to formative interventions&quot;,&quot;source&quot;:&quot;CrossRef&quot;,&quot;page&quot;:&quot;598-628&quot;,&quot;citation-key&quot;:&quot;engestrom_design_2011&quot;,&quot;container-title&quot;:&quot;Theory &amp; Psychology&quot;,&quot;issue&quot;:&quot;5&quot;,&quot;issued&quot;:{&quot;date-parts&quot;:[[&quot;2011&quot;,10]]}},&quot;prefix&quot;:&quot;&quot;,&quot;uris&quot;:[&quot;http://zotero.org/users/1913249/items/PGVCDTUB&quot;],&quot;suffix&quot;:&quot;&quot;,&quot;id&quot;:1730}],&quot;properties&quot;:{&quot;formattedCitation&quot;:&quot;[@engestrom_design_2011]&quot;,&quot;noteIndex&quot;:0}} RNDcwsblzsfmw"/>&lt;Do Zotero Refresh: [@engestrom_design_2011]&gt;<text:reference-mark-end text:name="ZOTERO_ITEM CSL_CITATION {&quot;schema&quot;:&quot;https://github.com/citation-style-language/schema/raw/master/csl-citation.json&quot;,&quot;citationID&quot;:&quot;ixdkauuh&quot;,&quot;citationItems&quot;:[{&quot;uri&quot;:[&quot;http://zotero.org/users/1913249/items/PGVCDTUB&quot;],&quot;itemData&quot;:{&quot;DOI&quot;:&quot;10.1177/0959354311419252&quot;,&quot;language&quot;:&quot;en&quot;,&quot;type&quot;:&quot;article-journal&quot;,&quot;accessed&quot;:{&quot;date-parts&quot;:[[&quot;2017&quot;,10,10]]},&quot;volume&quot;:&quot;21&quot;,&quot;ISSN&quot;:&quot;0959-3543, 1461-7447&quot;,&quot;author&quot;:[{&quot;family&quot;:&quot;Engeström&quot;,&quot;given&quot;:&quot;Yrjö&quot;}],&quot;id&quot;:&quot;engestrom_design_2011&quot;,&quot;URL&quot;:&quot;http://journals.sagepub.com/doi/10.1177/0959354311419252&quot;,&quot;title&quot;:&quot;From design experiments to formative interventions&quot;,&quot;source&quot;:&quot;CrossRef&quot;,&quot;page&quot;:&quot;598-628&quot;,&quot;citation-key&quot;:&quot;engestrom_design_2011&quot;,&quot;container-title&quot;:&quot;Theory &amp; Psychology&quot;,&quot;issue&quot;:&quot;5&quot;,&quot;issued&quot;:{&quot;date-parts&quot;:[[&quot;2011&quot;,10]]}},&quot;prefix&quot;:&quot;&quot;,&quot;uris&quot;:[&quot;http://zotero.org/users/1913249/items/PGVCDTUB&quot;],&quot;suffix&quot;:&quot;&quot;,&quot;id&quot;:1730}],&quot;properties&quot;:{&quot;formattedCitation&quot;:&quot;[@engestrom_design_2011]&quot;,&quot;noteIndex&quot;:0}} RNDcwsblzsfmw"/></text:p>
      <text:p text:style-name="Text_20_body">This concept of shifting focus from individual activity to that of an expanded and shared object has parallels with more observational research on collective activity. (Rogoff) The key difference is the intervention of the researcher to create space, time and circumstances to facilitate the shift and production of new understandings of the activity in question.</text:p>
      <text:p text:style-name="Text_20_body">When interogating the literature on expansive learning there is often the assumption of an activity already in progress which learners, often in work place settings, question as the first stage of the process.</text:p>
      <text:p text:style-name="Text_20_body">How this maps onto a new activity in informal setting with novice learners is requires some clarification.</text:p>
      <text:p text:style-name="Text_20_body">There are some areas that broadly align; the use of second stimulus, a thorny problem that requires a new solution, the move from individual action to a collective object and process.</text:p>
      <text:p text:style-name="Text_20_body">Other areas are less aligned with existing models propsed by Engeestrom, CL, etc. The specific drive for participants to identify new tools,</text:p>
      <text:p text:style-name="Text_20_body">Comparing Engestrom’s focus of research with that of Cole surrounding the 5th Dimension is a valid approach to shed light on the emergent nature of the experiment and the similar setting of the study in an informal after-school environment.</text:p>
      <text:p text:style-name="Text_20_body">While, this study does not take a strong position on formative intervention / DBR, it is broadly aligned with the need to take into account learner-initiated innovation and the importance of broader contexts.</text:p>
      <text:p text:style-name="Text_20_body"><text:soft-page-break/><text:span text:style-name="T1">Designed systems:</text:span> Learning environments are designed systems; be they existing systems like that of the classroom, or newly designed systems <text:reference-mark-start text:name="ZOTERO_ITEM CSL_CITATION {&quot;schema&quot;:&quot;https://github.com/citation-style-language/schema/raw/master/csl-citation.json&quot;,&quot;citationID&quot;:&quot;ccjhrvdb&quot;,&quot;citationItems&quot;:[{&quot;uri&quot;:[&quot;http://zotero.org/users/1913249/items/BU69FYN2&quot;],&quot;itemData&quot;:{&quot;DOI&quot;:&quot;10.4324/9781351020268-9&quot;,&quot;type&quot;:&quot;chapter&quot;,&quot;editor&quot;:[{&quot;family&quot;:&quot;Barnett&quot;,&quot;given&quot;:&quot;Ronald&quot;},{&quot;family&quot;:&quot;Jackson&quot;,&quot;given&quot;:&quot;Norman&quot;}],&quot;title&quot;:&quot;Ecosystem Empowerment&quot;,&quot;author&quot;:[{&quot;family&quot;:&quot;Barab&quot;,&quot;given&quot;:&quot;Sasha&quot;},{&quot;family&quot;:&quot;Arici&quot;,&quot;given&quot;:&quot;Anna&quot;},{&quot;family&quot;:&quot;Aguilera&quot;,&quot;given&quot;:&quot;Earl&quot;},{&quot;family&quot;:&quot;Dutchin&quot;,&quot;given&quot;:&quot;Kathryn&quot;}],&quot;publisher-place&quot;:&quot;Abingdon, Oxon ; New York, NY : Routledge, 2020.&quot;,&quot;issued&quot;:{&quot;date-parts&quot;:[[&quot;2019&quot;,11,6]]},&quot;container-title&quot;:&quot;Ecologies for Learning and Practice&quot;,&quot;language&quot;:&quot;en&quot;,&quot;accessed&quot;:{&quot;date-parts&quot;:[[&quot;2023&quot;,7,5]]},&quot;publisher&quot;:&quot;Routledge&quot;,&quot;ISBN&quot;:&quot;978-1-351-02026-8&quot;,&quot;edition&quot;:&quot;1&quot;,&quot;URL&quot;:&quot;https://www.taylorfrancis.com/books/9781351020251/chapters/10.4324/9781351020268-9&quot;,&quot;source&quot;:&quot;DOI.org (Crossref)&quot;,&quot;citation-key&quot;:&quot;barnett_ecosystem_2019&quot;,&quot;event-place&quot;:&quot;Abingdon, Oxon ; New York, NY : Routledge, 2020.&quot;,&quot;id&quot;:&quot;barnett_ecosystem_2019&quot;,&quot;page&quot;:&quot;129-145&quot;},&quot;prefix&quot;:&quot;&quot;,&quot;uris&quot;:[&quot;http://zotero.org/users/1913249/items/BU69FYN2&quot;],&quot;suffix&quot;:&quot;&quot;,&quot;id&quot;:9233},{&quot;uri&quot;:[&quot;http://zotero.org/users/1913249/items/FYCLWKSL&quot;],&quot;itemData&quot;:{&quot;DOI&quot;:&quot;10.1080/10508406.2016.1187148&quot;,&quot;type&quot;:&quot;article-journal&quot;,&quot;citation-key&quot;:&quot;cole_design-based_2016&quot;,&quot;title&quot;:&quot;Design-Based Intervention Research as the Science of the Doubly Artificial&quot;,&quot;author&quot;:[{&quot;family&quot;:&quot;Cole&quot;,&quot;given&quot;:&quot;Michael&quot;},{&quot;family&quot;:&quot;Packer&quot;,&quot;given&quot;:&quot;Martin&quot;}],&quot;id&quot;:&quot;cole_design-based_2016&quot;,&quot;issued&quot;:{&quot;date-parts&quot;:[[&quot;2016&quot;,10,1]]},&quot;container-title&quot;:&quot;Journal of the Learning Sciences&quot;,&quot;accessed&quot;:{&quot;date-parts&quot;:[[&quot;2023&quot;,7,4]]},&quot;publisher&quot;:&quot;Routledge&quot;,&quot;source&quot;:&quot;Taylor and Francis+NEJM&quot;,&quot;page&quot;:&quot;503-530&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volume&quot;:&quot;25&quot;,&quot;URL&quot;:&quot;https://doi.org/10.1080/10508406.2016.1187148&quot;,&quot;ISSN&quot;:&quot;1050-8406&quot;,&quot;issue&quot;:&quot;4&quot;},&quot;prefix&quot;:&quot;&quot;,&quot;uris&quot;:[&quot;http://zotero.org/users/1913249/items/FYCLWKSL&quot;],&quot;suffix&quot;:&quot;&quot;,&quot;id&quot;:9237}],&quot;properties&quot;:{&quot;formattedCitation&quot;:&quot;[@barnett_ecosystem_2019; @cole_design-based_2016]&quot;,&quot;noteIndex&quot;:0}} RNDblurldppnp"/>&lt;Do Zotero Refresh: [@barnett_ecosystem_2019; @cole_design-based_2016]&gt;<text:reference-mark-end text:name="ZOTERO_ITEM CSL_CITATION {&quot;schema&quot;:&quot;https://github.com/citation-style-language/schema/raw/master/csl-citation.json&quot;,&quot;citationID&quot;:&quot;ccjhrvdb&quot;,&quot;citationItems&quot;:[{&quot;uri&quot;:[&quot;http://zotero.org/users/1913249/items/BU69FYN2&quot;],&quot;itemData&quot;:{&quot;DOI&quot;:&quot;10.4324/9781351020268-9&quot;,&quot;type&quot;:&quot;chapter&quot;,&quot;editor&quot;:[{&quot;family&quot;:&quot;Barnett&quot;,&quot;given&quot;:&quot;Ronald&quot;},{&quot;family&quot;:&quot;Jackson&quot;,&quot;given&quot;:&quot;Norman&quot;}],&quot;title&quot;:&quot;Ecosystem Empowerment&quot;,&quot;author&quot;:[{&quot;family&quot;:&quot;Barab&quot;,&quot;given&quot;:&quot;Sasha&quot;},{&quot;family&quot;:&quot;Arici&quot;,&quot;given&quot;:&quot;Anna&quot;},{&quot;family&quot;:&quot;Aguilera&quot;,&quot;given&quot;:&quot;Earl&quot;},{&quot;family&quot;:&quot;Dutchin&quot;,&quot;given&quot;:&quot;Kathryn&quot;}],&quot;publisher-place&quot;:&quot;Abingdon, Oxon ; New York, NY : Routledge, 2020.&quot;,&quot;issued&quot;:{&quot;date-parts&quot;:[[&quot;2019&quot;,11,6]]},&quot;container-title&quot;:&quot;Ecologies for Learning and Practice&quot;,&quot;language&quot;:&quot;en&quot;,&quot;accessed&quot;:{&quot;date-parts&quot;:[[&quot;2023&quot;,7,5]]},&quot;publisher&quot;:&quot;Routledge&quot;,&quot;ISBN&quot;:&quot;978-1-351-02026-8&quot;,&quot;edition&quot;:&quot;1&quot;,&quot;URL&quot;:&quot;https://www.taylorfrancis.com/books/9781351020251/chapters/10.4324/9781351020268-9&quot;,&quot;source&quot;:&quot;DOI.org (Crossref)&quot;,&quot;citation-key&quot;:&quot;barnett_ecosystem_2019&quot;,&quot;event-place&quot;:&quot;Abingdon, Oxon ; New York, NY : Routledge, 2020.&quot;,&quot;id&quot;:&quot;barnett_ecosystem_2019&quot;,&quot;page&quot;:&quot;129-145&quot;},&quot;prefix&quot;:&quot;&quot;,&quot;uris&quot;:[&quot;http://zotero.org/users/1913249/items/BU69FYN2&quot;],&quot;suffix&quot;:&quot;&quot;,&quot;id&quot;:9233},{&quot;uri&quot;:[&quot;http://zotero.org/users/1913249/items/FYCLWKSL&quot;],&quot;itemData&quot;:{&quot;DOI&quot;:&quot;10.1080/10508406.2016.1187148&quot;,&quot;type&quot;:&quot;article-journal&quot;,&quot;citation-key&quot;:&quot;cole_design-based_2016&quot;,&quot;title&quot;:&quot;Design-Based Intervention Research as the Science of the Doubly Artificial&quot;,&quot;author&quot;:[{&quot;family&quot;:&quot;Cole&quot;,&quot;given&quot;:&quot;Michael&quot;},{&quot;family&quot;:&quot;Packer&quot;,&quot;given&quot;:&quot;Martin&quot;}],&quot;id&quot;:&quot;cole_design-based_2016&quot;,&quot;issued&quot;:{&quot;date-parts&quot;:[[&quot;2016&quot;,10,1]]},&quot;container-title&quot;:&quot;Journal of the Learning Sciences&quot;,&quot;accessed&quot;:{&quot;date-parts&quot;:[[&quot;2023&quot;,7,4]]},&quot;publisher&quot;:&quot;Routledge&quot;,&quot;source&quot;:&quot;Taylor and Francis+NEJM&quot;,&quot;page&quot;:&quot;503-530&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volume&quot;:&quot;25&quot;,&quot;URL&quot;:&quot;https://doi.org/10.1080/10508406.2016.1187148&quot;,&quot;ISSN&quot;:&quot;1050-8406&quot;,&quot;issue&quot;:&quot;4&quot;},&quot;prefix&quot;:&quot;&quot;,&quot;uris&quot;:[&quot;http://zotero.org/users/1913249/items/FYCLWKSL&quot;],&quot;suffix&quot;:&quot;&quot;,&quot;id&quot;:9237}],&quot;properties&quot;:{&quot;formattedCitation&quot;:&quot;[@barnett_ecosystem_2019; @cole_design-based_2016]&quot;,&quot;noteIndex&quot;:0}} RNDblurldppnp"/>.</text:p>
      <text:p text:style-name="Text_20_body">This section has identified broad alignments in direction for CHAT perspective on DBR.</text:p>
      <text:h text:style-name="Heading_20_3" text:outline-level="3"><text:bookmark-start text:name="exploring-specific-techniques-of-formative-interventions---make-more-targeted--"/>Exploring specific techniques of formative interventions - MAKE MORE TARGETED -<text:bookmark-end text:name="exploring-specific-techniques-of-formative-interventions---make-more-targeted--"/></text:h>
      <text:p text:style-name="First_20_paragraph">DROP FOR A MORE PERSONAL TAKE / SO COMPARATIVE TO THIS INTERVENTION? FIND MORE DIRECT PARALLELS? 5D FOR EXAMPLE</text:p>
      <text:p text:style-name="Text_20_body">One of the most striking set of practical techniques are those used in Engeström’s take on Expansive Learning, specifically set of processes applied in a workplace setting called Change Laboratory (CL) <text:reference-mark-start text:name="ZOTERO_ITEM CSL_CITATION {&quot;schema&quot;:&quot;https://github.com/citation-style-language/schema/raw/master/csl-citation.json&quot;,&quot;citationID&quot;:&quot;jhxmepnq&quot;,&quot;citationItems&quot;:[{&quot;uri&quot;:[&quot;http://zotero.org/users/1913249/items/9CLM2KQP&quot;],&quot;itemData&quot;:{&quot;container-title&quot;:&quot;The cambridge companion to Vygotsky&quot;,&quot;issued&quot;:{&quot;date-parts&quot;:[[&quot;2007&quot;]]},&quot;type&quot;:&quot;chapter&quot;,&quot;citation-key&quot;:&quot;engestrom_putting_2007&quot;,&quot;publisher&quot;:&quot;Cambridge University Press&quot;,&quot;title&quot;:&quot;Putting Vygotsky to work: The change laboratory as an application of double stimulation&quot;,&quot;author&quot;:[{&quot;family&quot;:&quot;Engeström&quot;,&quot;given&quot;:&quot;Yrjö&quot;}],&quot;id&quot;:&quot;engestrom_putting_2007&quot;},&quot;prefix&quot;:&quot;&quot;,&quot;uris&quot;:[&quot;http://zotero.org/users/1913249/items/9CLM2KQP&quot;],&quot;suffix&quot;:&quot;&quot;,&quot;id&quot;:66}],&quot;properties&quot;:{&quot;formattedCitation&quot;:&quot;[@engestrom_putting_2007]&quot;,&quot;noteIndex&quot;:0}} RNDpgvbcyemfv"/>&lt;Do Zotero Refresh: [@engestrom_putting_2007]&gt;<text:reference-mark-end text:name="ZOTERO_ITEM CSL_CITATION {&quot;schema&quot;:&quot;https://github.com/citation-style-language/schema/raw/master/csl-citation.json&quot;,&quot;citationID&quot;:&quot;jhxmepnq&quot;,&quot;citationItems&quot;:[{&quot;uri&quot;:[&quot;http://zotero.org/users/1913249/items/9CLM2KQP&quot;],&quot;itemData&quot;:{&quot;container-title&quot;:&quot;The cambridge companion to Vygotsky&quot;,&quot;issued&quot;:{&quot;date-parts&quot;:[[&quot;2007&quot;]]},&quot;type&quot;:&quot;chapter&quot;,&quot;citation-key&quot;:&quot;engestrom_putting_2007&quot;,&quot;publisher&quot;:&quot;Cambridge University Press&quot;,&quot;title&quot;:&quot;Putting Vygotsky to work: The change laboratory as an application of double stimulation&quot;,&quot;author&quot;:[{&quot;family&quot;:&quot;Engeström&quot;,&quot;given&quot;:&quot;Yrjö&quot;}],&quot;id&quot;:&quot;engestrom_putting_2007&quot;},&quot;prefix&quot;:&quot;&quot;,&quot;uris&quot;:[&quot;http://zotero.org/users/1913249/items/9CLM2KQP&quot;],&quot;suffix&quot;:&quot;&quot;,&quot;id&quot;:66}],&quot;properties&quot;:{&quot;formattedCitation&quot;:&quot;[@engestrom_putting_2007]&quot;,&quot;noteIndex&quot;:0}} RNDpgvbcyemfv"/>. The CL processes suits a formal workplace where there are existing concepts of Community and Division of Labour and Norms that have resulted in contradictions to be explored and resolved. EXPAND THIS WITH EXAMPLES?</text:p>
      <text:p text:style-name="Text_20_body">As the game making activity for participants is novel there are few if any established community or working processes. Thus the full CL process is not applicable to this research intervention. In addition, the time intensive and explicitly analytical goals of CL are beyond the scope of commitment level and interest of the participants.</text:p>
      <text:p text:style-name="Text_20_body">However, the expansive process and the use of transformational agency through double stimulation as a guiding technique offers significant opportunities. LINK THE CONCEPTS / PROCESS HERE.</text:p>
      <text:p text:style-name="Text_20_body">For example, in and educational settings INSERT QUICK CASE STUDY</text:p>
      <text:p text:style-name="Text_20_body">A complementary take on formative interventions also from a socio-cultural perspective is exemplified by the 5th Dimension (5D) project led by Michael Cole <text:reference-mark-start text:name="ZOTERO_ITEM CSL_CITATION {&quot;schema&quot;:&quot;https://github.com/citation-style-language/schema/raw/master/csl-citation.json&quot;,&quot;citationID&quot;:&quot;hjwivrag&quot;,&quot;citationItems&quot;:[{&quot;uri&quot;:[&quot;http://zotero.org/users/1913249/items/FYCLWKSL&quot;],&quot;itemData&quot;:{&quot;DOI&quot;:&quot;10.1080/10508406.2016.1187148&quot;,&quot;type&quot;:&quot;article-journal&quot;,&quot;citation-key&quot;:&quot;cole_design-based_2016&quot;,&quot;title&quot;:&quot;Design-Based Intervention Research as the Science of the Doubly Artificial&quot;,&quot;author&quot;:[{&quot;family&quot;:&quot;Cole&quot;,&quot;given&quot;:&quot;Michael&quot;},{&quot;family&quot;:&quot;Packer&quot;,&quot;given&quot;:&quot;Martin&quot;}],&quot;id&quot;:&quot;cole_design-based_2016&quot;,&quot;issued&quot;:{&quot;date-parts&quot;:[[&quot;2016&quot;,10,1]]},&quot;container-title&quot;:&quot;Journal of the Learning Sciences&quot;,&quot;accessed&quot;:{&quot;date-parts&quot;:[[&quot;2023&quot;,7,4]]},&quot;publisher&quot;:&quot;Routledge&quot;,&quot;source&quot;:&quot;Taylor and Francis+NEJM&quot;,&quot;page&quot;:&quot;503-530&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volume&quot;:&quot;25&quot;,&quot;URL&quot;:&quot;https://doi.org/10.1080/10508406.2016.1187148&quot;,&quot;ISSN&quot;:&quot;1050-8406&quot;,&quot;issue&quot;:&quot;4&quot;},&quot;prefix&quot;:&quot;&quot;,&quot;uris&quot;:[&quot;http://zotero.org/users/1913249/items/FYCLWKSL&quot;],&quot;suffix&quot;:&quot;&quot;,&quot;id&quot;:9237}],&quot;properties&quot;:{&quot;formattedCitation&quot;:&quot;[@cole_design-based_2016]&quot;,&quot;noteIndex&quot;:0}} RNDuqviffpcru"/>&lt;Do Zotero Refresh: [@cole_design-based_2016]&gt;<text:reference-mark-end text:name="ZOTERO_ITEM CSL_CITATION {&quot;schema&quot;:&quot;https://github.com/citation-style-language/schema/raw/master/csl-citation.json&quot;,&quot;citationID&quot;:&quot;hjwivrag&quot;,&quot;citationItems&quot;:[{&quot;uri&quot;:[&quot;http://zotero.org/users/1913249/items/FYCLWKSL&quot;],&quot;itemData&quot;:{&quot;DOI&quot;:&quot;10.1080/10508406.2016.1187148&quot;,&quot;type&quot;:&quot;article-journal&quot;,&quot;citation-key&quot;:&quot;cole_design-based_2016&quot;,&quot;title&quot;:&quot;Design-Based Intervention Research as the Science of the Doubly Artificial&quot;,&quot;author&quot;:[{&quot;family&quot;:&quot;Cole&quot;,&quot;given&quot;:&quot;Michael&quot;},{&quot;family&quot;:&quot;Packer&quot;,&quot;given&quot;:&quot;Martin&quot;}],&quot;id&quot;:&quot;cole_design-based_2016&quot;,&quot;issued&quot;:{&quot;date-parts&quot;:[[&quot;2016&quot;,10,1]]},&quot;container-title&quot;:&quot;Journal of the Learning Sciences&quot;,&quot;accessed&quot;:{&quot;date-parts&quot;:[[&quot;2023&quot;,7,4]]},&quot;publisher&quot;:&quot;Routledge&quot;,&quot;source&quot;:&quot;Taylor and Francis+NEJM&quot;,&quot;page&quot;:&quot;503-530&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volume&quot;:&quot;25&quot;,&quot;URL&quot;:&quot;https://doi.org/10.1080/10508406.2016.1187148&quot;,&quot;ISSN&quot;:&quot;1050-8406&quot;,&quot;issue&quot;:&quot;4&quot;},&quot;prefix&quot;:&quot;&quot;,&quot;uris&quot;:[&quot;http://zotero.org/users/1913249/items/FYCLWKSL&quot;],&quot;suffix&quot;:&quot;&quot;,&quot;id&quot;:9237}],&quot;properties&quot;:{&quot;formattedCitation&quot;:&quot;[@cole_design-based_2016]&quot;,&quot;noteIndex&quot;:0}} RNDuqviffpcru"/>.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schema&quot;:&quot;https://github.com/citation-style-language/schema/raw/master/csl-citation.json&quot;,&quot;citationID&quot;:&quot;sfkilgkn&quot;,&quot;citationItems&quot;:[{&quot;uri&quot;:[&quot;http://zotero.org/users/1913249/items/8QZDB9FX&quot;],&quot;itemData&quot;:{&quot;DOI&quot;:&quot;10.1002/9780470753545.ch17&quot;,&quot;language&quot;:&quot;en&quot;,&quot;type&quot;:&quot;chapter&quot;,&quot;accessed&quot;:{&quot;date-parts&quot;:[[&quot;2017&quot;,7,28]]},&quot;publisher&quot;:&quot;Blackwell Publishing Ltd&quot;,&quot;ISBN&quot;:&quot;978-0-470-75354-5&quot;,&quot;author&quot;:[{&quot;family&quot;:&quot;Brown&quot;,&quot;given&quot;:&quot;Katherine&quot;},{&quot;family&quot;:&quot;Cole&quot;,&quot;given&quot;:&quot;Michael&quot;}],&quot;id&quot;:&quot;brown_cultural_2008&quot;,&quot;URL&quot;:&quot;http://onlinelibrary.wiley.com/doi/10.1002/9780470753545.ch17/summary&quot;,&quot;title&quot;:&quot;Cultural Historical Activity Theory and the Expansion of Opportunities for Learning After School&quot;,&quot;source&quot;:&quot;onlinelibrary.wiley.com&quot;,&quot;page&quot;:&quot;225-238&quot;,&quot;container-title&quot;:&quot;Learning for Life in the 21st Century: Sociocultural Perspectives on the Future of Education&quot;,&quot;citation-key&quot;:&quot;brown_cultural_2008&quot;,&quot;issued&quot;:{&quot;date-parts&quot;:[[&quot;2008&quot;,1,14]]}},&quot;prefix&quot;:&quot;&quot;,&quot;uris&quot;:[&quot;http://zotero.org/users/1913249/items/8QZDB9FX&quot;],&quot;suffix&quot;:&quot;&quot;,&quot;id&quot;:1604}],&quot;properties&quot;:{&quot;formattedCitation&quot;:&quot;[@brown_cultural_2008]&quot;,&quot;noteIndex&quot;:0}} RNDeoajjhtgqo"/>&lt;Do Zotero Refresh: [@brown_cultural_2008]&gt;<text:reference-mark-end text:name="ZOTERO_ITEM CSL_CITATION {&quot;schema&quot;:&quot;https://github.com/citation-style-language/schema/raw/master/csl-citation.json&quot;,&quot;citationID&quot;:&quot;sfkilgkn&quot;,&quot;citationItems&quot;:[{&quot;uri&quot;:[&quot;http://zotero.org/users/1913249/items/8QZDB9FX&quot;],&quot;itemData&quot;:{&quot;DOI&quot;:&quot;10.1002/9780470753545.ch17&quot;,&quot;language&quot;:&quot;en&quot;,&quot;type&quot;:&quot;chapter&quot;,&quot;accessed&quot;:{&quot;date-parts&quot;:[[&quot;2017&quot;,7,28]]},&quot;publisher&quot;:&quot;Blackwell Publishing Ltd&quot;,&quot;ISBN&quot;:&quot;978-0-470-75354-5&quot;,&quot;author&quot;:[{&quot;family&quot;:&quot;Brown&quot;,&quot;given&quot;:&quot;Katherine&quot;},{&quot;family&quot;:&quot;Cole&quot;,&quot;given&quot;:&quot;Michael&quot;}],&quot;id&quot;:&quot;brown_cultural_2008&quot;,&quot;URL&quot;:&quot;http://onlinelibrary.wiley.com/doi/10.1002/9780470753545.ch17/summary&quot;,&quot;title&quot;:&quot;Cultural Historical Activity Theory and the Expansion of Opportunities for Learning After School&quot;,&quot;source&quot;:&quot;onlinelibrary.wiley.com&quot;,&quot;page&quot;:&quot;225-238&quot;,&quot;container-title&quot;:&quot;Learning for Life in the 21st Century: Sociocultural Perspectives on the Future of Education&quot;,&quot;citation-key&quot;:&quot;brown_cultural_2008&quot;,&quot;issued&quot;:{&quot;date-parts&quot;:[[&quot;2008&quot;,1,14]]}},&quot;prefix&quot;:&quot;&quot;,&quot;uris&quot;:[&quot;http://zotero.org/users/1913249/items/8QZDB9FX&quot;],&quot;suffix&quot;:&quot;&quot;,&quot;id&quot;:1604}],&quot;properties&quot;:{&quot;formattedCitation&quot;:&quot;[@brown_cultural_2008]&quot;,&quot;noteIndex&quot;:0}} RNDeoajjhtgqo"/>.</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 (explored previously).</text:p>
      <text:p text:style-name="Text_20_body">NOTE - IF USING PRACTICE THEN EXPLAIN IT IN REFERENCE TO AT - OPERAION / ACTION ETC</text:p>
      <text:p text:style-name="Text_20_body">I am guided by the concepts behind the use of the models rather than drawn to an off the shelf application of CL processes or similar interventions. While some of the material used in CL and <text:soft-page-break/>the fictional device of the 5D supports their primary tasks, others could be said to be support secondary considerations of navigating learning, establishing shared concepts and communities and reflecting on transformations in practices or understandings. These dimensions are sometimes explored in CHAT using the term of secondary stimuli used to facilitate and complement the primary task as part of the concept double stimulation.</text:p>
      <text:p text:style-name="Text_20_body">In addition the concept of diversion from the primary task are relevant to the more playful approaches of participants and facilitators to make the learning process attractive <text:reference-mark-start text:name="ZOTERO_ITEM CSL_CITATION {&quot;schema&quot;:&quot;https://github.com/citation-style-language/schema/raw/master/csl-citation.json&quot;,&quot;citationID&quot;:&quot;xrvsiqan&quot;,&quot;citationItems&quot;:[{&quot;uri&quot;:[&quot;http://zotero.org/users/1913249/items/P4UYGDCR&quot;],&quot;itemData&quot;:{&quot;DOI&quot;:&quot;10.1007/s12186-012-9089-6&quot;,&quot;title-short&quot;:&quot;Expansive Learning in a Library&quot;,&quot;type&quot;:&quot;article-journal&quot;,&quot;citation-key&quot;:&quot;engestrom_expansive_2013&quot;,&quot;ISSN&quot;:&quot;1874-7868&quot;,&quot;author&quot;:[{&quot;family&quot;:&quot;Engeström&quot;,&quot;given&quot;:&quot;Yrjö&quot;},{&quot;family&quot;:&quot;Rantavuori&quot;,&quot;given&quot;:&quot;Juhana&quot;},{&quot;family&quot;:&quot;Kerosuo&quot;,&quot;given&quot;:&quot;Hannele&quot;}],&quot;id&quot;:&quot;engestrom_expansive_2013&quot;,&quot;issued&quot;:{&quot;date-parts&quot;:[[&quot;2013&quot;,4,1]]},&quot;container-title&quot;:&quot;Vocations and Learning&quot;,&quot;language&quot;:&quot;en&quot;,&quot;accessed&quot;:{&quot;date-parts&quot;:[[&quot;2023&quot;,10,2]]},&quot;source&quot;:&quot;Springer Link&quot;,&quot;page&quot;:&quot;81-106&quot;,&quot;abstract&quot;:&quot;The theory of expansive learning has been applied in a large number of studies on workplace learning and organizational change. However, detailed comprehensive analyses of entire developmental interventions based on the theory of expansive learning do not exist. Such a study is needed to examine the empirical usability and methodological rigor afforded by the theory of expansive learning. In this paper, we present a comprehensive analysis of learning in a entire Change Laboratory intervention in which the workers of an academic library, together with their clients, redefined the services the library offers to research groups and the ways of organizing work in the library. We identified expansive learning and non-expansive actions in the transcripts of the intervention sessions. We examined cyclicity of expansive learning at three levels, namely the level of the entire Change Laboratory process, the level of each Change Laboratory session, and the level of cross-session object-bound cycles. Finally we analyzed deviations between the instructional intentions of the interventionists and the actually accomplished learning process. The analysis shows that in a real-life formative intervention expansive learning actions emerged in the midst of a fairly large number and diversity of non-expansive learning actions. Our analysis of cyclicity revealed an iterative loop within the overall cycle of the Change Laboratory. Our analysis of deviations from instructional intentions and plans demonstrates that expansive learning is indeed more than mere replication or imposition of the interventionists’ plans. The very process is punctuated by deviations which open up space for learner agency and creation of truly new solutions and concepts.&quot;,&quot;volume&quot;:&quot;6&quot;,&quot;URL&quot;:&quot;https://doi.org/10.1007/s12186-012-9089-6&quot;,&quot;container-title-short&quot;:&quot;Vocations and Learning&quot;,&quot;title&quot;:&quot;Expansive Learning in a Library: Actions, Cycles and Deviations from Instructional Intentions&quot;,&quot;issue&quot;:&quot;1&quot;},&quot;prefix&quot;:&quot;&quot;,&quot;uris&quot;:[&quot;http://zotero.org/users/1913249/items/P4UYGDCR&quot;],&quot;suffix&quot;:&quot;&quot;,&quot;id&quot;:9349}],&quot;properties&quot;:{&quot;formattedCitation&quot;:&quot;[@engestrom_expansive_2013]&quot;,&quot;noteIndex&quot;:0}} RNDvqqnkjsurd"/>&lt;Do Zotero Refresh: [@engestrom_expansive_2013]&gt;<text:reference-mark-end text:name="ZOTERO_ITEM CSL_CITATION {&quot;schema&quot;:&quot;https://github.com/citation-style-language/schema/raw/master/csl-citation.json&quot;,&quot;citationID&quot;:&quot;xrvsiqan&quot;,&quot;citationItems&quot;:[{&quot;uri&quot;:[&quot;http://zotero.org/users/1913249/items/P4UYGDCR&quot;],&quot;itemData&quot;:{&quot;DOI&quot;:&quot;10.1007/s12186-012-9089-6&quot;,&quot;title-short&quot;:&quot;Expansive Learning in a Library&quot;,&quot;type&quot;:&quot;article-journal&quot;,&quot;citation-key&quot;:&quot;engestrom_expansive_2013&quot;,&quot;ISSN&quot;:&quot;1874-7868&quot;,&quot;author&quot;:[{&quot;family&quot;:&quot;Engeström&quot;,&quot;given&quot;:&quot;Yrjö&quot;},{&quot;family&quot;:&quot;Rantavuori&quot;,&quot;given&quot;:&quot;Juhana&quot;},{&quot;family&quot;:&quot;Kerosuo&quot;,&quot;given&quot;:&quot;Hannele&quot;}],&quot;id&quot;:&quot;engestrom_expansive_2013&quot;,&quot;issued&quot;:{&quot;date-parts&quot;:[[&quot;2013&quot;,4,1]]},&quot;container-title&quot;:&quot;Vocations and Learning&quot;,&quot;language&quot;:&quot;en&quot;,&quot;accessed&quot;:{&quot;date-parts&quot;:[[&quot;2023&quot;,10,2]]},&quot;source&quot;:&quot;Springer Link&quot;,&quot;page&quot;:&quot;81-106&quot;,&quot;abstract&quot;:&quot;The theory of expansive learning has been applied in a large number of studies on workplace learning and organizational change. However, detailed comprehensive analyses of entire developmental interventions based on the theory of expansive learning do not exist. Such a study is needed to examine the empirical usability and methodological rigor afforded by the theory of expansive learning. In this paper, we present a comprehensive analysis of learning in a entire Change Laboratory intervention in which the workers of an academic library, together with their clients, redefined the services the library offers to research groups and the ways of organizing work in the library. We identified expansive learning and non-expansive actions in the transcripts of the intervention sessions. We examined cyclicity of expansive learning at three levels, namely the level of the entire Change Laboratory process, the level of each Change Laboratory session, and the level of cross-session object-bound cycles. Finally we analyzed deviations between the instructional intentions of the interventionists and the actually accomplished learning process. The analysis shows that in a real-life formative intervention expansive learning actions emerged in the midst of a fairly large number and diversity of non-expansive learning actions. Our analysis of cyclicity revealed an iterative loop within the overall cycle of the Change Laboratory. Our analysis of deviations from instructional intentions and plans demonstrates that expansive learning is indeed more than mere replication or imposition of the interventionists’ plans. The very process is punctuated by deviations which open up space for learner agency and creation of truly new solutions and concepts.&quot;,&quot;volume&quot;:&quot;6&quot;,&quot;URL&quot;:&quot;https://doi.org/10.1007/s12186-012-9089-6&quot;,&quot;container-title-short&quot;:&quot;Vocations and Learning&quot;,&quot;title&quot;:&quot;Expansive Learning in a Library: Actions, Cycles and Deviations from Instructional Intentions&quot;,&quot;issue&quot;:&quot;1&quot;},&quot;prefix&quot;:&quot;&quot;,&quot;uris&quot;:[&quot;http://zotero.org/users/1913249/items/P4UYGDCR&quot;],&quot;suffix&quot;:&quot;&quot;,&quot;id&quot;:9349}],&quot;properties&quot;:{&quot;formattedCitation&quot;:&quot;[@engestrom_expansive_2013]&quot;,&quot;noteIndex&quot;:0}} RNDvqqnkjsurd"/>.</text:p>
      <text:p text:style-name="Text_20_body">REWRITE - EXPLAIN AND EXPLORE SECONDARY STIMULI</text:p>
      <text:h text:style-name="Heading_20_3" text:outline-level="3"><text:bookmark-start text:name="creating-ideocultures-as-designed-systems"/>Creating ideocultures as designed systems<text:bookmark-end text:name="creating-ideocultures-as-designed-systems"/></text:h>
      <text:p text:style-name="First_20_paragraph">From Cole.</text:p>
      <text:p text:style-name="Text_20_body">The concept of ideocultures is useful when compared to expansive learning and presumption of existing objects.</text:p>
      <text:h text:style-name="Heading_20_3" text:outline-level="3"><text:bookmark-start text:name="rogoffs-three-planes-of-analysis-of-learning-communities"/>Rogoff’s three planes of analysis of learning communities<text:bookmark-end text:name="rogoffs-three-planes-of-analysis-of-learning-communities"/></text:h>
      <text:h text:style-name="Heading_20_4" text:outline-level="4"><text:bookmark-start text:name="communities-of-practice-and-communities-of-learners"/>Communities of practice and communities of learners<text:bookmark-end text:name="communities-of-practice-and-communities-of-learners"/></text:h>
      <text:p text:style-name="First_20_paragraph">Communities of practice - legitimate peripheral participation boundaries and barriers to participation</text:p>
      <text:p text:style-name="Text_20_body">(Continue to) refute or problematise dichotomy of learner led, teacher led approaches <text:reference-mark-start text:name="ZOTERO_ITEM CSL_CITATION {&quot;schema&quot;:&quot;https://github.com/citation-style-language/schema/raw/master/csl-citation.json&quot;,&quot;citationID&quot;:&quot;abreqsoa&quot;,&quot;citationItems&quot;:[{&quot;uri&quot;:[&quot;http://zotero.org/users/1913249/items/ZJ7IPS8P&quot;],&quot;itemData&quot;:{&quot;issue&quot;:&quot;1&quot;,&quot;title-short&quot;:&quot;Beyond Student-Centered and Teacher-Centered Pedagogy&quot;,&quot;type&quot;:&quot;article-journal&quot;,&quot;citation-key&quot;:&quot;mascolo_beyond_2009&quot;,&quot;title&quot;:&quot;Beyond Student-Centered and Teacher-Centered Pedagogy: Teaching and Learning as Guided Participation&quot;,&quot;author&quot;:[{&quot;family&quot;:&quot;Mascolo&quot;,&quot;given&quot;:&quot;Michael&quot;}],&quot;id&quot;:&quot;mascolo_beyond_2009&quot;,&quot;volume&quot;:&quot;1&quot;,&quot;URL&quot;:&quot;https://scholarworks.merrimack.edu/phs/vol1/iss1/6&quot;,&quot;container-title&quot;:&quot;Pedagogy and the Human Sciences&quot;,&quot;page&quot;:&quot;3-27&quot;,&quot;issued&quot;:{&quot;date-parts&quot;:[[&quot;2009&quot;,1,1]]}},&quot;prefix&quot;:&quot;&quot;,&quot;uris&quot;:[&quot;http://zotero.org/users/1913249/items/ZJ7IPS8P&quot;],&quot;suffix&quot;:&quot;&quot;,&quot;id&quot;:8530}],&quot;properties&quot;:{&quot;formattedCitation&quot;:&quot;[@mascolo_beyond_2009]&quot;,&quot;noteIndex&quot;:0}} RNDahgrweirwq"/>&lt;Do Zotero Refresh: [@mascolo_beyond_2009]&gt;<text:reference-mark-end text:name="ZOTERO_ITEM CSL_CITATION {&quot;schema&quot;:&quot;https://github.com/citation-style-language/schema/raw/master/csl-citation.json&quot;,&quot;citationID&quot;:&quot;abreqsoa&quot;,&quot;citationItems&quot;:[{&quot;uri&quot;:[&quot;http://zotero.org/users/1913249/items/ZJ7IPS8P&quot;],&quot;itemData&quot;:{&quot;issue&quot;:&quot;1&quot;,&quot;title-short&quot;:&quot;Beyond Student-Centered and Teacher-Centered Pedagogy&quot;,&quot;type&quot;:&quot;article-journal&quot;,&quot;citation-key&quot;:&quot;mascolo_beyond_2009&quot;,&quot;title&quot;:&quot;Beyond Student-Centered and Teacher-Centered Pedagogy: Teaching and Learning as Guided Participation&quot;,&quot;author&quot;:[{&quot;family&quot;:&quot;Mascolo&quot;,&quot;given&quot;:&quot;Michael&quot;}],&quot;id&quot;:&quot;mascolo_beyond_2009&quot;,&quot;volume&quot;:&quot;1&quot;,&quot;URL&quot;:&quot;https://scholarworks.merrimack.edu/phs/vol1/iss1/6&quot;,&quot;container-title&quot;:&quot;Pedagogy and the Human Sciences&quot;,&quot;page&quot;:&quot;3-27&quot;,&quot;issued&quot;:{&quot;date-parts&quot;:[[&quot;2009&quot;,1,1]]}},&quot;prefix&quot;:&quot;&quot;,&quot;uris&quot;:[&quot;http://zotero.org/users/1913249/items/ZJ7IPS8P&quot;],&quot;suffix&quot;:&quot;&quot;,&quot;id&quot;:8530}],&quot;properties&quot;:{&quot;formattedCitation&quot;:&quot;[@mascolo_beyond_2009]&quot;,&quot;noteIndex&quot;:0}} RNDahgrweirwq"/>.</text:p>
      <text:p text:style-name="Text_20_body">Participation on community activities as a valid approach.</text:p>
      <text:p text:style-name="Text_20_body">Cultural and social factors are vital to development process even if hidden in as school setting. Guided participation as a middle ground between instruction and discovery.</text:p>
      <text:p text:style-name="Text_20_body">Teachers benefit from the concept of scaffolding, and designing learning environments and interventions to support learners to enter into a pattern of activity.</text:p>
      <text:p text:style-name="Text_20_body">This has been applied in various forms, PBL, apprenticeship models, for example have guided participation as a base via different forms of scaffolding.</text:p>
      <text:h text:style-name="Heading_20_3" text:outline-level="3"><text:bookmark-start text:name="funds-of-knowledge"/>Funds of Knowledge<text:bookmark-end text:name="funds-of-knowledge"/></text:h>
      <text:p text:style-name="First_20_paragraph">My study will be guided by understandings of how home discourses or ‘funds of knowledge’ (Moje et al., 2004; Moll et al., 1992, p. 3) can be drawn on as a resource by participants to facilitate learning in new environments.</text:p>
      <text:p text:style-name="Text_20_body">COPIED AND PASTED BUT USE AS BASE - IF NOT INCLUDED IN INTRO The concept of Funds of Knowledge emerged from research within United States Latino communities. The term addresses the use of knowledge and skills from participation in activities outside school that <text:soft-page-break/>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schema&quot;:&quot;https://github.com/citation-style-language/schema/raw/master/csl-citation.json&quot;,&quot;citationID&quot;:&quot;ixeenvrx&quot;,&quot;citationItems&quot;:[{&quot;uri&quot;:[&quot;http://zotero.org/users/1913249/items/EXBRQZWW&quot;],&quot;itemData&quot;:{&quot;issue&quot;:&quot;2,&quot;,&quot;language&quot;:&quot;en&quot;,&quot;type&quot;:&quot;article-journal&quot;,&quot;citation-key&quot;:&quot;moll_funds_1992&quot;,&quot;source&quot;:&quot;Zotero&quot;,&quot;author&quot;:[{&quot;family&quot;:&quot;Moll&quot;,&quot;given&quot;:&quot;Luis C.&quot;},{&quot;family&quot;:&quot;Amanti&quot;,&quot;given&quot;:&quot;Cathy&quot;},{&quot;family&quot;:&quot;Neff&quot;,&quot;given&quot;:&quot;Deborah&quot;},{&quot;family&quot;:&quot;Gonzalez&quot;,&quot;given&quot;:&quot;Norma&quot;}],&quot;id&quot;:&quot;moll_funds_1992&quot;,&quot;volume&quot;:&quot;31&quot;,&quot;URL&quot;:&quot;http://www.jstor.org/stable/1476399&quot;,&quot;title&quot;:&quot;Funds of knowledge for teaching: using a qualitative approach to connect homes and classrooms&quot;,&quot;container-title&quot;:&quot;Theory into Practice&quot;,&quot;page&quot;:&quot;132-141&quot;,&quot;issued&quot;:{&quot;date-parts&quot;:[[&quot;1992&quot;]]}},&quot;prefix&quot;:&quot;&quot;,&quot;uris&quot;:[&quot;http://zotero.org/users/1913249/items/EXBRQZWW&quot;],&quot;suffix&quot;:&quot;&quot;,&quot;id&quot;:3383}],&quot;properties&quot;:{&quot;formattedCitation&quot;:&quot;[@moll_funds_1992]&quot;,&quot;noteIndex&quot;:0}} RNDekswotygyo"/>&lt;Do Zotero Refresh: [@moll_funds_1992]&gt;<text:reference-mark-end text:name="ZOTERO_ITEM CSL_CITATION {&quot;schema&quot;:&quot;https://github.com/citation-style-language/schema/raw/master/csl-citation.json&quot;,&quot;citationID&quot;:&quot;ixeenvrx&quot;,&quot;citationItems&quot;:[{&quot;uri&quot;:[&quot;http://zotero.org/users/1913249/items/EXBRQZWW&quot;],&quot;itemData&quot;:{&quot;issue&quot;:&quot;2,&quot;,&quot;language&quot;:&quot;en&quot;,&quot;type&quot;:&quot;article-journal&quot;,&quot;citation-key&quot;:&quot;moll_funds_1992&quot;,&quot;source&quot;:&quot;Zotero&quot;,&quot;author&quot;:[{&quot;family&quot;:&quot;Moll&quot;,&quot;given&quot;:&quot;Luis C.&quot;},{&quot;family&quot;:&quot;Amanti&quot;,&quot;given&quot;:&quot;Cathy&quot;},{&quot;family&quot;:&quot;Neff&quot;,&quot;given&quot;:&quot;Deborah&quot;},{&quot;family&quot;:&quot;Gonzalez&quot;,&quot;given&quot;:&quot;Norma&quot;}],&quot;id&quot;:&quot;moll_funds_1992&quot;,&quot;volume&quot;:&quot;31&quot;,&quot;URL&quot;:&quot;http://www.jstor.org/stable/1476399&quot;,&quot;title&quot;:&quot;Funds of knowledge for teaching: using a qualitative approach to connect homes and classrooms&quot;,&quot;container-title&quot;:&quot;Theory into Practice&quot;,&quot;page&quot;:&quot;132-141&quot;,&quot;issued&quot;:{&quot;date-parts&quot;:[[&quot;1992&quot;]]}},&quot;prefix&quot;:&quot;&quot;,&quot;uris&quot;:[&quot;http://zotero.org/users/1913249/items/EXBRQZWW&quot;],&quot;suffix&quot;:&quot;&quot;,&quot;id&quot;:3383}],&quot;properties&quot;:{&quot;formattedCitation&quot;:&quot;[@moll_funds_1992]&quot;,&quot;noteIndex&quot;:0}} RNDekswotygyo"/>. Research by the UK National Literacy Trust <text:reference-mark-start text:name="ZOTERO_ITEM CSL_CITATION {&quot;schema&quot;:&quot;https://github.com/citation-style-language/schema/raw/master/csl-citation.json&quot;,&quot;citationID&quot;:&quot;ymoyuvpr&quot;,&quot;citationItems&quot;:[{&quot;prefix&quot;:&quot;&quot;,&quot;uri&quot;:[&quot;http://zotero.org/users/1913249/items/T96LXVV8&quot;],&quot;itemData&quot;:{&quot;language&quot;:&quot;en&quot;,&quot;type&quot;:&quot;report&quot;,&quot;citation-key&quot;:&quot;picton_video_2020&quot;,&quot;publisher&quot;:&quot;National Literacy Trust&quot;,&quot;source&quot;:&quot;Zotero&quot;,&quot;author&quot;:[{&quot;family&quot;:&quot;Picton&quot;,&quot;given&quot;:&quot;Irene&quot;},{&quot;family&quot;:&quot;Clark&quot;,&quot;given&quot;:&quot;Christina&quot;},{&quot;family&quot;:&quot;Judge&quot;,&quot;given&quot;:&quot;Tim&quot;}],&quot;id&quot;:&quot;picton_video_2020&quot;,&quot;URL&quot;:&quot;https://cdn.literacytrust.org.uk/media/documents/Video_game_playing_and_literacy_report_final_updated.pdf&quot;,&quot;title&quot;:&quot;Video game playing and literacy: a survey of young people aged 11 to 16&quot;,&quot;page&quot;:&quot;31&quot;,&quot;issued&quot;:{&quot;date-parts&quot;:[[&quot;2020&quot;]]}},&quot;suppress-author&quot;:true,&quot;uris&quot;:[&quot;http://zotero.org/users/1913249/items/T96LXVV8&quot;],&quot;suffix&quot;:&quot;&quot;,&quot;id&quot;:8142}],&quot;properties&quot;:{&quot;formattedCitation&quot;:&quot;[-@picton_video_2020]&quot;,&quot;noteIndex&quot;:0}} RNDzyiwpqtuug"/>&lt;Do Zotero Refresh: [-@picton_video_2020]&gt;<text:reference-mark-end text:name="ZOTERO_ITEM CSL_CITATION {&quot;schema&quot;:&quot;https://github.com/citation-style-language/schema/raw/master/csl-citation.json&quot;,&quot;citationID&quot;:&quot;ymoyuvpr&quot;,&quot;citationItems&quot;:[{&quot;prefix&quot;:&quot;&quot;,&quot;uri&quot;:[&quot;http://zotero.org/users/1913249/items/T96LXVV8&quot;],&quot;itemData&quot;:{&quot;language&quot;:&quot;en&quot;,&quot;type&quot;:&quot;report&quot;,&quot;citation-key&quot;:&quot;picton_video_2020&quot;,&quot;publisher&quot;:&quot;National Literacy Trust&quot;,&quot;source&quot;:&quot;Zotero&quot;,&quot;author&quot;:[{&quot;family&quot;:&quot;Picton&quot;,&quot;given&quot;:&quot;Irene&quot;},{&quot;family&quot;:&quot;Clark&quot;,&quot;given&quot;:&quot;Christina&quot;},{&quot;family&quot;:&quot;Judge&quot;,&quot;given&quot;:&quot;Tim&quot;}],&quot;id&quot;:&quot;picton_video_2020&quot;,&quot;URL&quot;:&quot;https://cdn.literacytrust.org.uk/media/documents/Video_game_playing_and_literacy_report_final_updated.pdf&quot;,&quot;title&quot;:&quot;Video game playing and literacy: a survey of young people aged 11 to 16&quot;,&quot;page&quot;:&quot;31&quot;,&quot;issued&quot;:{&quot;date-parts&quot;:[[&quot;2020&quot;]]}},&quot;suppress-author&quot;:true,&quot;uris&quot;:[&quot;http://zotero.org/users/1913249/items/T96LXVV8&quot;],&quot;suffix&quot;:&quot;&quot;,&quot;id&quot;:8142}],&quot;properties&quot;:{&quot;formattedCitation&quot;:&quot;[-@picton_video_2020]&quot;,&quot;noteIndex&quot;:0}} RNDzyiwpqtuug"/>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schema&quot;:&quot;https://github.com/citation-style-language/schema/raw/master/csl-citation.json&quot;,&quot;citationID&quot;:&quot;pmeuwwrk&quot;,&quot;citationItems&quot;:[{&quot;prefix&quot;:&quot;&quot;,&quot;uri&quot;:[&quot;http://zotero.org/users/1913249/items/RUWZA8Q7&quot;],&quot;itemData&quot;:{&quot;DOI&quot;:&quot;10.4018/ijgbl.2014070102&quot;,&quot;type&quot;:&quot;article-journal&quot;,&quot;citation-key&quot;:&quot;denner_using_2014&quot;,&quot;ISSN&quot;:&quot;2155-6849 DOI: 10.4018/ijgbl.2014070102&quot;,&quot;author&quot;:[{&quot;family&quot;:&quot;Denner&quot;,&quot;given&quot;:&quot;Jill&quot;},{&quot;family&quot;:&quot;Werner&quot;,&quot;given&quot;:&quot;Linda&quot;},{&quot;family&quot;:&quot;Campe&quot;,&quot;given&quot;:&quot;Shannon&quot;},{&quot;family&quot;:&quot;Ortiz&quot;,&quot;given&quot;:&quot;Eloy&quot;}],&quot;id&quot;:&quot;denner_using_2014&quot;,&quot;issued&quot;:{&quot;date-parts&quot;:[[&quot;2014&quot;,7,1]]},&quot;container-title&quot;:&quot;International Journal of Game-Based Learning (IJGBL)&quot;,&quot;language&quot;:&quot;en&quot;,&quot;accessed&quot;:{&quot;date-parts&quot;:[[&quot;2018&quot;,4,21]]},&quot;source&quot;:&quot;www.igi-global.com&quot;,&quot;page&quot;:&quot;13-22&quot;,&quot;volume&quot;:&quot;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URL&quot;:&quot;https://www.igi-global.com/article/using-game-mechanics-to-measure-what-students-learn-from-programming-games/117696&quot;,&quot;container-title-short&quot;:&quot;IJGBL&quot;,&quot;title&quot;:&quot;Using game mechanics to measure what students learn from programming games&quot;,&quot;license&quot;:&quot;Access limited to members&quot;,&quot;issue&quot;:&quot;3&quot;},&quot;suppress-author&quot;:true,&quot;uris&quot;:[&quot;http://zotero.org/users/1913249/items/RUWZA8Q7&quot;],&quot;suffix&quot;:&quot;&quot;,&quot;id&quot;:2409}],&quot;properties&quot;:{&quot;formattedCitation&quot;:&quot;[-@denner_using_2014]&quot;,&quot;noteIndex&quot;:0}} RNDppqodpasnv"/>&lt;Do Zotero Refresh: [-@denner_using_2014]&gt;<text:reference-mark-end text:name="ZOTERO_ITEM CSL_CITATION {&quot;schema&quot;:&quot;https://github.com/citation-style-language/schema/raw/master/csl-citation.json&quot;,&quot;citationID&quot;:&quot;pmeuwwrk&quot;,&quot;citationItems&quot;:[{&quot;prefix&quot;:&quot;&quot;,&quot;uri&quot;:[&quot;http://zotero.org/users/1913249/items/RUWZA8Q7&quot;],&quot;itemData&quot;:{&quot;DOI&quot;:&quot;10.4018/ijgbl.2014070102&quot;,&quot;type&quot;:&quot;article-journal&quot;,&quot;citation-key&quot;:&quot;denner_using_2014&quot;,&quot;ISSN&quot;:&quot;2155-6849 DOI: 10.4018/ijgbl.2014070102&quot;,&quot;author&quot;:[{&quot;family&quot;:&quot;Denner&quot;,&quot;given&quot;:&quot;Jill&quot;},{&quot;family&quot;:&quot;Werner&quot;,&quot;given&quot;:&quot;Linda&quot;},{&quot;family&quot;:&quot;Campe&quot;,&quot;given&quot;:&quot;Shannon&quot;},{&quot;family&quot;:&quot;Ortiz&quot;,&quot;given&quot;:&quot;Eloy&quot;}],&quot;id&quot;:&quot;denner_using_2014&quot;,&quot;issued&quot;:{&quot;date-parts&quot;:[[&quot;2014&quot;,7,1]]},&quot;container-title&quot;:&quot;International Journal of Game-Based Learning (IJGBL)&quot;,&quot;language&quot;:&quot;en&quot;,&quot;accessed&quot;:{&quot;date-parts&quot;:[[&quot;2018&quot;,4,21]]},&quot;source&quot;:&quot;www.igi-global.com&quot;,&quot;page&quot;:&quot;13-22&quot;,&quot;volume&quot;:&quot;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URL&quot;:&quot;https://www.igi-global.com/article/using-game-mechanics-to-measure-what-students-learn-from-programming-games/117696&quot;,&quot;container-title-short&quot;:&quot;IJGBL&quot;,&quot;title&quot;:&quot;Using game mechanics to measure what students learn from programming games&quot;,&quot;license&quot;:&quot;Access limited to members&quot;,&quot;issue&quot;:&quot;3&quot;},&quot;suppress-author&quot;:true,&quot;uris&quot;:[&quot;http://zotero.org/users/1913249/items/RUWZA8Q7&quot;],&quot;suffix&quot;:&quot;&quot;,&quot;id&quot;:2409}],&quot;properties&quot;:{&quot;formattedCitation&quot;:&quot;[-@denner_using_2014]&quot;,&quot;noteIndex&quot;:0}} RNDppqodpasnv"/> found that the use of design patterns and game mechanics when teaching novice coders can increase accessibility for learners due the concrete and relatable approach.</text:p>
      <text:p text:style-name="Text_20_body">Problematising Funds of knowledge and funds of identity which may perpetuate status quo negatively - and update outlined here <text:reference-mark-start text:name="ZOTERO_ITEM CSL_CITATION {&quot;schema&quot;:&quot;https://github.com/citation-style-language/schema/raw/master/csl-citation.json&quot;,&quot;citationID&quot;:&quot;ncmnbvkq&quot;,&quot;citationItems&quot;:[{&quot;uri&quot;:[&quot;http://zotero.org/users/1913249/items/ZHZADF6X&quot;],&quot;itemData&quot;:{&quot;DOI&quot;:&quot;10.1080/10508406.2022.2144736&quot;,&quot;title-short&quot;:&quot;Utopian methodology&quot;,&quot;type&quot;:&quot;article-journal&quot;,&quot;citation-key&quot;:&quot;rajala_utopian_2023&quot;,&quot;ISSN&quot;:&quot;1050-8406, 1532-7809&quot;,&quot;author&quot;:[{&quot;family&quot;:&quot;Rajala&quot;,&quot;given&quot;:&quot;Antti&quot;},{&quot;family&quot;:&quot;Cole&quot;,&quot;given&quot;:&quot;Michael&quot;},{&quot;family&quot;:&quot;Esteban-Guitart&quot;,&quot;given&quot;:&quot;Moises&quot;}],&quot;id&quot;:&quot;rajala_utopian_2023&quot;,&quot;issued&quot;:{&quot;date-parts&quot;:[[&quot;2023&quot;,1,1]]},&quot;container-title&quot;:&quot;Journal of the Learning Sciences&quot;,&quot;language&quot;:&quot;en&quot;,&quot;accessed&quot;:{&quot;date-parts&quot;:[[&quot;2023&quot;,7,6]]},&quot;source&quot;:&quot;DOI.org (Crossref)&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volume&quot;:&quot;32&quot;,&quot;URL&quot;:&quot;https://www.tandfonline.com/doi/full/10.1080/10508406.2022.2144736&quot;,&quot;container-title-short&quot;:&quot;Journal of the Learning Sciences&quot;,&quot;title&quot;:&quot;Utopian methodology: Researching educational interventions to promote equity over multiple timescales&quot;,&quot;issue&quot;:&quot;1&quot;},&quot;prefix&quot;:&quot;&quot;,&quot;uris&quot;:[&quot;http://zotero.org/users/1913249/items/ZHZADF6X&quot;],&quot;suffix&quot;:&quot;&quot;,&quot;id&quot;:9229}],&quot;properties&quot;:{&quot;formattedCitation&quot;:&quot;[@rajala_utopian_2023]&quot;,&quot;noteIndex&quot;:0}} RNDldkgkasovp"/>&lt;Do Zotero Refresh: [@rajala_utopian_2023]&gt;<text:reference-mark-end text:name="ZOTERO_ITEM CSL_CITATION {&quot;schema&quot;:&quot;https://github.com/citation-style-language/schema/raw/master/csl-citation.json&quot;,&quot;citationID&quot;:&quot;ncmnbvkq&quot;,&quot;citationItems&quot;:[{&quot;uri&quot;:[&quot;http://zotero.org/users/1913249/items/ZHZADF6X&quot;],&quot;itemData&quot;:{&quot;DOI&quot;:&quot;10.1080/10508406.2022.2144736&quot;,&quot;title-short&quot;:&quot;Utopian methodology&quot;,&quot;type&quot;:&quot;article-journal&quot;,&quot;citation-key&quot;:&quot;rajala_utopian_2023&quot;,&quot;ISSN&quot;:&quot;1050-8406, 1532-7809&quot;,&quot;author&quot;:[{&quot;family&quot;:&quot;Rajala&quot;,&quot;given&quot;:&quot;Antti&quot;},{&quot;family&quot;:&quot;Cole&quot;,&quot;given&quot;:&quot;Michael&quot;},{&quot;family&quot;:&quot;Esteban-Guitart&quot;,&quot;given&quot;:&quot;Moises&quot;}],&quot;id&quot;:&quot;rajala_utopian_2023&quot;,&quot;issued&quot;:{&quot;date-parts&quot;:[[&quot;2023&quot;,1,1]]},&quot;container-title&quot;:&quot;Journal of the Learning Sciences&quot;,&quot;language&quot;:&quot;en&quot;,&quot;accessed&quot;:{&quot;date-parts&quot;:[[&quot;2023&quot;,7,6]]},&quot;source&quot;:&quot;DOI.org (Crossref)&quot;,&quot;page&quot;:&quot;110-136&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volume&quot;:&quot;32&quot;,&quot;URL&quot;:&quot;https://www.tandfonline.com/doi/full/10.1080/10508406.2022.2144736&quot;,&quot;container-title-short&quot;:&quot;Journal of the Learning Sciences&quot;,&quot;title&quot;:&quot;Utopian methodology: Researching educational interventions to promote equity over multiple timescales&quot;,&quot;issue&quot;:&quot;1&quot;},&quot;prefix&quot;:&quot;&quot;,&quot;uris&quot;:[&quot;http://zotero.org/users/1913249/items/ZHZADF6X&quot;],&quot;suffix&quot;:&quot;&quot;,&quot;id&quot;:9229}],&quot;properties&quot;:{&quot;formattedCitation&quot;:&quot;[@rajala_utopian_2023]&quot;,&quot;noteIndex&quot;:0}} RNDldkgkasovp"/></text:p>
      <text:h text:style-name="Heading_20_4" text:outline-level="4"><text:bookmark-start text:name="possible-funds-of-knowledge"/>Possible funds of knowledge<text:bookmark-end text:name="possible-funds-of-knowledge"/></text:h>
      <text:p text:style-name="First_20_paragraph">NOTE - THIS PROBABLY NEEDS TO GO SOMEWHERE ELSE - TOO CONTEXT SPECIFIC</text:p>
      <text:p text:style-name="Text_20_body">As explored in the introduction this study explores an area where several contexts meeting, family learning, coding cultures and informal science clubs.</text:p>
      <text:p text:style-name="Text_20_body"><text:span text:style-name="T1">Retro Gaming as a Fund of knowledge:</text:span> retro gaming and associated nostalgia can provoke a positive reaction from both parents and children. This can be used to leverage interest in creative projects.</text:p>
      <text:p text:style-name="Text_20_body">This study positions this interest and identification as a fund of knowledge which designers should be aware of and utilise to help address some of the affective barriers to taking part in coding processes.</text:p>
      <text:p text:style-name="Text_20_body">What potential does that give to family game making?</text:p>
      <text:h text:style-name="Heading_20_2" text:outline-level="2"><text:bookmark-start text:name="conceptual-tools-associated-with-agency"/>Conceptual tools associated with agency<text:bookmark-end text:name="conceptual-tools-associated-with-agency"/></text:h>
      <text:list xml:id="list3071881869" text:style-name="L27">
        <text:list-item>
          <text:p text:style-name="P31">agency as choice already explored in in 5D</text:p>
        </text:list-item>
      </text:list>
      <text:p text:style-name="First_20_paragraph">Cultural mediation via artefacts [cole], as a base.</text:p>
      <text:p text:style-name="Text_20_body">Look for tensions in ATs - and how learners overcome barriers or blockages, is an instrumental type of agency</text:p>
      <text:h text:style-name="Heading_20_3" text:outline-level="3"><text:bookmark-start text:name="tads---on-double-stimulation-and-agency"/><text:soft-page-break/>TADS - On double stimulation and agency<text:bookmark-end text:name="tads---on-double-stimulation-and-agency"/></text:h>
      <text:p text:style-name="First_20_paragraph">Conflicts and tensions between participant motives and different parts of activity system are sometimes revolved quickly through change, or remain more persiste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schema&quot;:&quot;https://github.com/citation-style-language/schema/raw/master/csl-citation.json&quot;,&quot;citationID&quot;:&quot;lmzbbqpf&quot;,&quot;citationItems&quot;:[{&quot;uri&quot;:[&quot;http://zotero.org/users/1913249/items/7I43RJQP&quot;],&quot;itemData&quot;:{&quot;DOI&quot;:&quot;10.1016/j.lcsi.2015.01.001&quot;,&quot;title-short&quot;:&quot;The principle of double stimulation&quot;,&quot;type&quot;:&quot;article-journal&quot;,&quot;citation-key&quot;:&quot;sannino_principle_2015&quot;,&quot;title&quot;:&quot;The principle of double stimulation: A path to volitional action&quot;,&quot;author&quot;:[{&quot;family&quot;:&quot;Sannino&quot;,&quot;given&quot;:&quot;Annalisa&quot;}],&quot;id&quot;:&quot;sannino_principle_2015&quot;,&quot;issued&quot;:{&quot;date-parts&quot;:[[&quot;2015&quot;,9,1]]},&quot;container-title&quot;:&quot;Learning, Culture and Social Interaction&quot;,&quot;language&quot;:&quot;en&quot;,&quot;accessed&quot;:{&quot;date-parts&quot;:[[&quot;2020&quot;,3,1]]},&quot;source&quot;:&quot;ScienceDirect&quot;,&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volume&quot;:&quot;6&quot;,&quot;URL&quot;:&quot;http://www.sciencedirect.com/science/article/pii/S2210656115000045&quot;,&quot;container-title-short&quot;:&quot;Learning, Culture and Social Interaction&quot;,&quot;ISSN&quot;:&quot;2210-6561&quot;},&quot;prefix&quot;:&quot;&quot;,&quot;uris&quot;:[&quot;http://zotero.org/users/1913249/items/7I43RJQP&quot;],&quot;suffix&quot;:&quot;&quot;,&quot;id&quot;:2948}],&quot;properties&quot;:{&quot;formattedCitation&quot;:&quot;[@sannino_principle_2015]&quot;,&quot;noteIndex&quot;:0}} RNDfqytmlwyyx"/>&lt;Do Zotero Refresh: [@sannino_principle_2015]&gt;<text:reference-mark-end text:name="ZOTERO_ITEM CSL_CITATION {&quot;schema&quot;:&quot;https://github.com/citation-style-language/schema/raw/master/csl-citation.json&quot;,&quot;citationID&quot;:&quot;lmzbbqpf&quot;,&quot;citationItems&quot;:[{&quot;uri&quot;:[&quot;http://zotero.org/users/1913249/items/7I43RJQP&quot;],&quot;itemData&quot;:{&quot;DOI&quot;:&quot;10.1016/j.lcsi.2015.01.001&quot;,&quot;title-short&quot;:&quot;The principle of double stimulation&quot;,&quot;type&quot;:&quot;article-journal&quot;,&quot;citation-key&quot;:&quot;sannino_principle_2015&quot;,&quot;title&quot;:&quot;The principle of double stimulation: A path to volitional action&quot;,&quot;author&quot;:[{&quot;family&quot;:&quot;Sannino&quot;,&quot;given&quot;:&quot;Annalisa&quot;}],&quot;id&quot;:&quot;sannino_principle_2015&quot;,&quot;issued&quot;:{&quot;date-parts&quot;:[[&quot;2015&quot;,9,1]]},&quot;container-title&quot;:&quot;Learning, Culture and Social Interaction&quot;,&quot;language&quot;:&quot;en&quot;,&quot;accessed&quot;:{&quot;date-parts&quot;:[[&quot;2020&quot;,3,1]]},&quot;source&quot;:&quot;ScienceDirect&quot;,&quot;page&quot;:&quot;1-15&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volume&quot;:&quot;6&quot;,&quot;URL&quot;:&quot;http://www.sciencedirect.com/science/article/pii/S2210656115000045&quot;,&quot;container-title-short&quot;:&quot;Learning, Culture and Social Interaction&quot;,&quot;ISSN&quot;:&quot;2210-6561&quot;},&quot;prefix&quot;:&quot;&quot;,&quot;uris&quot;:[&quot;http://zotero.org/users/1913249/items/7I43RJQP&quot;],&quot;suffix&quot;:&quot;&quot;,&quot;id&quot;:2948}],&quot;properties&quot;:{&quot;formattedCitation&quot;:&quot;[@sannino_principle_2015]&quot;,&quot;noteIndex&quot;:0}} RNDfqytmlwyyx"/>. While many studies have examined the process in professional settings there is a paucity of study in the area of “student-centered contexts of learning” <text:reference-mark-start text:name="ZOTERO_ITEM CSL_CITATION {&quot;schema&quot;:&quot;https://github.com/citation-style-language/schema/raw/master/csl-citation.json&quot;,&quot;citationID&quot;:&quot;tinfmymw&quot;,&quot;citationItems&quot;:[{&quot;locator&quot;:&quot; 93&quot;,&quot;uri&quot;:[&quot;http://zotero.org/users/1913249/items/FLMUGFUH&quot;],&quot;itemData&quot;:{&quot;DOI&quot;:&quot;10.51657/ric.v5i2.51287&quot;,&quot;title-short&quot;:&quot;Cultural historical activity theory, double stimulation, and conflicts of motives in education science&quot;,&quot;type&quot;:&quot;article-journal&quot;,&quot;citation-key&quot;:&quot;isaac_cultural_2021&quot;,&quot;ISSN&quot;:&quot;2291-6717&quot;,&quot;author&quot;:[{&quot;family&quot;:&quot;Isaac&quot;,&quot;given&quot;:&quot;Guillaume&quot;},{&quot;family&quot;:&quot;Barma&quot;,&quot;given&quot;:&quot;Sylvie&quot;},{&quot;family&quot;:&quot;Romero&quot;,&quot;given&quot;:&quot;Margarida&quot;}],&quot;id&quot;:&quot;isaac_cultural_2021&quot;,&quot;issued&quot;:{&quot;date-parts&quot;:[[&quot;2021&quot;]]},&quot;container-title&quot;:&quot;Revue internationale du CRIRES : innover dans la tradition de Vygotsky / CRI_SAS international Journal: Vygotsky's Heritage: Innovation in Education&quot;,&quot;language&quot;:&quot;en&quot;,&quot;accessed&quot;:{&quot;date-parts&quot;:[[&quot;2023&quot;,5,15]]},&quot;publisher&quot;:&quot;Centre de recherche et d’intervention sur la réussite scolaire&quot;,&quot;source&quot;:&quot;www.erudit.org&quot;,&quot;page&quot;:&quot;86-94&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volume&quot;:&quot;5&quot;,&quot;URL&quot;:&quot;https://www.erudit.org/en/journals/ric/1900-v1-n1-ric06727/1085784ar/abstract/&quot;,&quot;container-title-short&quot;:&quot;ric&quot;,&quot;title&quot;:&quot;Cultural historical activity theory, double stimulation, and conflicts of motives in education science: Where have we been? (2012-2021)&quot;,&quot;issue&quot;:&quot;2&quot;},&quot;prefix&quot;:&quot;&quot;,&quot;uris&quot;:[&quot;http://zotero.org/users/1913249/items/FLMUGFUH&quot;],&quot;id&quot;:9031}],&quot;properties&quot;:{&quot;formattedCitation&quot;:&quot;[@isaac_cultural_2021, p. 93]&quot;,&quot;noteIndex&quot;:0}} RNDzelutxgtzi"/>&lt;Do Zotero Refresh: [@isaac_cultural_2021, p. 93]&gt;<text:reference-mark-end text:name="ZOTERO_ITEM CSL_CITATION {&quot;schema&quot;:&quot;https://github.com/citation-style-language/schema/raw/master/csl-citation.json&quot;,&quot;citationID&quot;:&quot;tinfmymw&quot;,&quot;citationItems&quot;:[{&quot;locator&quot;:&quot; 93&quot;,&quot;uri&quot;:[&quot;http://zotero.org/users/1913249/items/FLMUGFUH&quot;],&quot;itemData&quot;:{&quot;DOI&quot;:&quot;10.51657/ric.v5i2.51287&quot;,&quot;title-short&quot;:&quot;Cultural historical activity theory, double stimulation, and conflicts of motives in education science&quot;,&quot;type&quot;:&quot;article-journal&quot;,&quot;citation-key&quot;:&quot;isaac_cultural_2021&quot;,&quot;ISSN&quot;:&quot;2291-6717&quot;,&quot;author&quot;:[{&quot;family&quot;:&quot;Isaac&quot;,&quot;given&quot;:&quot;Guillaume&quot;},{&quot;family&quot;:&quot;Barma&quot;,&quot;given&quot;:&quot;Sylvie&quot;},{&quot;family&quot;:&quot;Romero&quot;,&quot;given&quot;:&quot;Margarida&quot;}],&quot;id&quot;:&quot;isaac_cultural_2021&quot;,&quot;issued&quot;:{&quot;date-parts&quot;:[[&quot;2021&quot;]]},&quot;container-title&quot;:&quot;Revue internationale du CRIRES : innover dans la tradition de Vygotsky / CRI_SAS international Journal: Vygotsky's Heritage: Innovation in Education&quot;,&quot;language&quot;:&quot;en&quot;,&quot;accessed&quot;:{&quot;date-parts&quot;:[[&quot;2023&quot;,5,15]]},&quot;publisher&quot;:&quot;Centre de recherche et d’intervention sur la réussite scolaire&quot;,&quot;source&quot;:&quot;www.erudit.org&quot;,&quot;page&quot;:&quot;86-94&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volume&quot;:&quot;5&quot;,&quot;URL&quot;:&quot;https://www.erudit.org/en/journals/ric/1900-v1-n1-ric06727/1085784ar/abstract/&quot;,&quot;container-title-short&quot;:&quot;ric&quot;,&quot;title&quot;:&quot;Cultural historical activity theory, double stimulation, and conflicts of motives in education science: Where have we been? (2012-2021)&quot;,&quot;issue&quot;:&quot;2&quot;},&quot;prefix&quot;:&quot;&quot;,&quot;uris&quot;:[&quot;http://zotero.org/users/1913249/items/FLMUGFUH&quot;],&quot;id&quot;:9031}],&quot;properties&quot;:{&quot;formattedCitation&quot;:&quot;[@isaac_cultural_2021, p. 93]&quot;,&quot;noteIndex&quot;:0}} RNDzelutxgtzi"/>.</text:p>
      <text:p text:style-name="Text_20_body">Blockages caused by contradictions are also analysed the fields of design and HCI with an aim of revising designs to remove them <text:reference-mark-start text:name="ZOTERO_ITEM CSL_CITATION {&quot;schema&quot;:&quot;https://github.com/citation-style-language/schema/raw/master/csl-citation.json&quot;,&quot;citationID&quot;:&quot;kooqemjr&quot;,&quot;citationItems&quot;:[{&quot;uri&quot;:[&quot;http://zotero.org/users/1913249/items/CEMD5GSA&quot;],&quot;itemData&quot;:{&quot;container-title-short&quot;:&quot;Mind Culture and Activity&quot;,&quot;type&quot;:&quot;article-journal&quot;,&quot;citation-key&quot;:&quot;karanasios_moving_2021&quot;,&quot;source&quot;:&quot;ResearchGate&quot;,&quot;author&quot;:[{&quot;family&quot;:&quot;Karanasios&quot;,&quot;given&quot;:&quot;Stan&quot;},{&quot;family&quot;:&quot;Nardi&quot;,&quot;given&quot;:&quot;Bonnie&quot;},{&quot;family&quot;:&quot;Spinuzzi&quot;,&quot;given&quot;:&quot;Clay&quot;},{&quot;family&quot;:&quot;Malaurent&quot;,&quot;given&quot;:&quot;Julien&quot;}],&quot;id&quot;:&quot;karanasios_moving_2021&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volume&quot;:&quot;28&quot;,&quot;title&quot;:&quot;Moving Forward with Activity Theory in a Digital World&quot;,&quot;container-title&quot;:&quot;Mind Culture and Activity&quot;,&quot;DOI&quot;:&quot;10.1080/10749039.2021.1914662&quot;,&quot;issued&quot;:{&quot;date-parts&quot;:[[&quot;2021&quot;,4,7]]}},&quot;prefix&quot;:&quot;&quot;,&quot;uris&quot;:[&quot;http://zotero.org/users/1913249/items/CEMD5GSA&quot;],&quot;suffix&quot;:&quot;&quot;,&quot;id&quot;:9035}],&quot;properties&quot;:{&quot;formattedCitation&quot;:&quot;[@karanasios_moving_2021]&quot;,&quot;noteIndex&quot;:0}} RNDxfpwcjfqpr"/>&lt;Do Zotero Refresh: [@karanasios_moving_2021]&gt;<text:reference-mark-end text:name="ZOTERO_ITEM CSL_CITATION {&quot;schema&quot;:&quot;https://github.com/citation-style-language/schema/raw/master/csl-citation.json&quot;,&quot;citationID&quot;:&quot;kooqemjr&quot;,&quot;citationItems&quot;:[{&quot;uri&quot;:[&quot;http://zotero.org/users/1913249/items/CEMD5GSA&quot;],&quot;itemData&quot;:{&quot;container-title-short&quot;:&quot;Mind Culture and Activity&quot;,&quot;type&quot;:&quot;article-journal&quot;,&quot;citation-key&quot;:&quot;karanasios_moving_2021&quot;,&quot;source&quot;:&quot;ResearchGate&quot;,&quot;author&quot;:[{&quot;family&quot;:&quot;Karanasios&quot;,&quot;given&quot;:&quot;Stan&quot;},{&quot;family&quot;:&quot;Nardi&quot;,&quot;given&quot;:&quot;Bonnie&quot;},{&quot;family&quot;:&quot;Spinuzzi&quot;,&quot;given&quot;:&quot;Clay&quot;},{&quot;family&quot;:&quot;Malaurent&quot;,&quot;given&quot;:&quot;Julien&quot;}],&quot;id&quot;:&quot;karanasios_moving_2021&quot;,&quot;abstract&quot;:&quot;This paper illuminates the role of activity theory in addressing theoretical and practical challenges raised by the growing role of digital technology in human activity. We explore and review the role of activity theory in the study of crucial digital technologies such as social media, smartphones, blockchain, artificial intelligence, and algorithmic decision-making, considering the unique ways that activity theory accommodates such technologies and can generate novel insights. We identify several apparent limitations of activity theory with an eye toward promoting its development and ability to incorporate modern perspectives and conditions. An important contribution of this paper is to stimulate future research that brings together activity theorists to study, in greater depth, the impacts of digital technology, and to help generate ideas on how it should shape future human activity. The themes covered are pressing questions not only for activity theorists, but for the ways we live, work, and play. We suggest activity theory can play a larger role in discourse on digital technologies, and their impact and evolution over time.&quot;,&quot;volume&quot;:&quot;28&quot;,&quot;title&quot;:&quot;Moving Forward with Activity Theory in a Digital World&quot;,&quot;container-title&quot;:&quot;Mind Culture and Activity&quot;,&quot;DOI&quot;:&quot;10.1080/10749039.2021.1914662&quot;,&quot;issued&quot;:{&quot;date-parts&quot;:[[&quot;2021&quot;,4,7]]}},&quot;prefix&quot;:&quot;&quot;,&quot;uris&quot;:[&quot;http://zotero.org/users/1913249/items/CEMD5GSA&quot;],&quot;suffix&quot;:&quot;&quot;,&quot;id&quot;:9035}],&quot;properties&quot;:{&quot;formattedCitation&quot;:&quot;[@karanasios_moving_2021]&quot;,&quot;noteIndex&quot;:0}} RNDxfpwcjfqpr"/>.</text:p>
      <text:h text:style-name="Heading_20_4" text:outline-level="4"><text:bookmark-start text:name="on-affordances"/>On affordances<text:bookmark-end text:name="on-affordances"/></text:h>
      <text:p text:style-name="P3">AT’s relationship with affordances are explored here </text:p>
      <text:p text:style-name="P3"><text:reference-mark-start text:name="ZOTERO_ITEM CSL_CITATION {&quot;schema&quot;:&quot;https://github.com/citation-style-language/schema/raw/master/csl-citation.json&quot;,&quot;citationID&quot;:&quot;pboogaia&quot;,&quot;citationItems&quot;:[{&quot;uri&quot;:[&quot;http://zotero.org/users/1913249/items/3ZY45LTV&quot;],&quot;itemData&quot;:{&quot;DOI&quot;:&quot;10.1145/572020.572028&quot;,&quot;type&quot;:&quot;paper-conference&quot;,&quot;citation-key&quot;:&quot;ba_erentsen_activity_2002&quot;,&quot;title&quot;:&quot;An Activity Theory Approach to Affordance&quot;,&quot;author&quot;:[{&quot;family&quot;:&quot;B\\a erentsen&quot;,&quot;given&quot;:&quot;Klaus B.&quot;},{&quot;family&quot;:&quot;Trettvik&quot;,&quot;given&quot;:&quot;Johan&quot;}],&quot;publisher-place&quot;:&quot;New York, NY, USA&quot;,&quot;issued&quot;:{&quot;date-parts&quot;:[[&quot;2002&quot;]]},&quot;container-title&quot;:&quot;Proceedings of the Second Nordic Conference on Human-computer Interaction&quot;,&quot;accessed&quot;:{&quot;date-parts&quot;:[[&quot;2019&quot;,5,10]]},&quot;publisher&quot;:&quot;ACM&quot;,&quot;ISBN&quot;:&quot;978-1-58113-616-6&quot;,&quot;page&quot;:&quot;51–60&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URL&quot;:&quot;http://doi.acm.org/10.1145/572020.572028&quot;,&quot;collection-title&quot;:&quot;NordiCHI '02&quot;,&quot;source&quot;:&quot;ACM Digital Library&quot;,&quot;event-place&quot;:&quot;Aarhus, Denmark&quot;,&quot;id&quot;:&quot;ba_erentsen_activity_2002&quot;},&quot;prefix&quot;:&quot;&quot;,&quot;uris&quot;:[&quot;http://zotero.org/users/1913249/items/3ZY45LTV&quot;],&quot;suffix&quot;:&quot;&quot;,&quot;id&quot;:3142}],&quot;properties&quot;:{&quot;formattedCitation&quot;:&quot;[@ba_erentsen_activity_2002]&quot;,&quot;noteIndex&quot;:0}} RNDypuxyelmuq"/>&lt;Do Zotero Refresh: [@ba_erentsen_activity_2002]&gt;<text:reference-mark-end text:name="ZOTERO_ITEM CSL_CITATION {&quot;schema&quot;:&quot;https://github.com/citation-style-language/schema/raw/master/csl-citation.json&quot;,&quot;citationID&quot;:&quot;pboogaia&quot;,&quot;citationItems&quot;:[{&quot;uri&quot;:[&quot;http://zotero.org/users/1913249/items/3ZY45LTV&quot;],&quot;itemData&quot;:{&quot;DOI&quot;:&quot;10.1145/572020.572028&quot;,&quot;type&quot;:&quot;paper-conference&quot;,&quot;citation-key&quot;:&quot;ba_erentsen_activity_2002&quot;,&quot;title&quot;:&quot;An Activity Theory Approach to Affordance&quot;,&quot;author&quot;:[{&quot;family&quot;:&quot;B\\a erentsen&quot;,&quot;given&quot;:&quot;Klaus B.&quot;},{&quot;family&quot;:&quot;Trettvik&quot;,&quot;given&quot;:&quot;Johan&quot;}],&quot;publisher-place&quot;:&quot;New York, NY, USA&quot;,&quot;issued&quot;:{&quot;date-parts&quot;:[[&quot;2002&quot;]]},&quot;container-title&quot;:&quot;Proceedings of the Second Nordic Conference on Human-computer Interaction&quot;,&quot;accessed&quot;:{&quot;date-parts&quot;:[[&quot;2019&quot;,5,10]]},&quot;publisher&quot;:&quot;ACM&quot;,&quot;ISBN&quot;:&quot;978-1-58113-616-6&quot;,&quot;page&quot;:&quot;51–60&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URL&quot;:&quot;http://doi.acm.org/10.1145/572020.572028&quot;,&quot;collection-title&quot;:&quot;NordiCHI '02&quot;,&quot;source&quot;:&quot;ACM Digital Library&quot;,&quot;event-place&quot;:&quot;Aarhus, Denmark&quot;,&quot;id&quot;:&quot;ba_erentsen_activity_2002&quot;},&quot;prefix&quot;:&quot;&quot;,&quot;uris&quot;:[&quot;http://zotero.org/users/1913249/items/3ZY45LTV&quot;],&quot;suffix&quot;:&quot;&quot;,&quot;id&quot;:3142}],&quot;properties&quot;:{&quot;formattedCitation&quot;:&quot;[@ba_erentsen_activity_2002]&quot;,&quot;noteIndex&quot;:0}} RNDypuxyelmuq"/></text:p>
      <text:p text:style-name="P55"/>
      <text:p text:style-name="Text_20_body">Other researchers have found the the scope and focus of affordances important to clarify (<text:span text:style-name="T1">???</text:span>). Focus particularly in terms of who the affordance is for.</text:p>
      <text:p text:style-name="Text_20_body">Affordances have been misused, assigned magical properties, including agency of themselves [SUPPORT].</text:p>
      <text:p text:style-name="Text_20_body">This study follows socio-cultural take that while objects have a forma of agency, affordances are not magic and become interesting to educators as part of activity stemming from human-initiated activity.</text:p>
      <text:p text:style-name="Text_20_body">Nardi and colleagues give an overview regrounding Gibson’s concept of affordances as action possibilities in line with activity theory concepts of mediated action <text:reference-mark-start text:name="ZOTERO_ITEM CSL_CITATION {&quot;citationID&quot;:&quot;hydwqsye&quot;,&quot;properties&quot;:{&quot;formattedCitation&quot;:&quot;(Kaptelinin and Nardi, 2012)&quot;,&quot;plainCitation&quot;:&quot;(Kaptelinin and Nardi, 2012)&quot;,&quot;noteIndex&quot;:0},&quot;citationItems&quot;:[{&quot;id&quot;:9027,&quot;uris&quot;:[&quot;http://zotero.org/users/1913249/items/HZLL87FQ&quot;,[&quot;http://zotero.org/users/1913249/items/HZLL87FQ&quot;]],&quot;itemData&quot;:{&quot;id&quot;:9027,&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9VSrcSqFik"/>(Kaptelinin and Nardi, 2012)<text:reference-mark-end text:name="ZOTERO_ITEM CSL_CITATION {&quot;citationID&quot;:&quot;hydwqsye&quot;,&quot;properties&quot;:{&quot;formattedCitation&quot;:&quot;(Kaptelinin and Nardi, 2012)&quot;,&quot;plainCitation&quot;:&quot;(Kaptelinin and Nardi, 2012)&quot;,&quot;noteIndex&quot;:0},&quot;citationItems&quot;:[{&quot;id&quot;:9027,&quot;uris&quot;:[&quot;http://zotero.org/users/1913249/items/HZLL87FQ&quot;,[&quot;http://zotero.org/users/1913249/items/HZLL87FQ&quot;]],&quot;itemData&quot;:{&quot;id&quot;:9027,&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9VSrcSqFik"/>. Their focus is primarily on individual action.</text:p>
      <text:p text:style-name="Text_20_body">While there is a The wealth of HCI literature in line with activity which discusses and applies concetps of affordances, the focus is often on the individual rather than on collective action <text:reference-mark-start text:name="ZOTERO_ITEM CSL_CITATION {&quot;citationID&quot;:&quot;dmqxcpbk&quot;,&quot;properties&quot;:{&quot;formattedCitation&quot;:&quot;(Kaptelinin and Nardi, 2012)&quot;,&quot;plainCitation&quot;:&quot;(Kaptelinin and Nardi, 2012)&quot;,&quot;noteIndex&quot;:0},&quot;citationItems&quot;:[{&quot;id&quot;:9027,&quot;uris&quot;:[&quot;http://zotero.org/users/1913249/items/HZLL87FQ&quot;,[&quot;http://zotero.org/users/1913249/items/HZLL87FQ&quot;]],&quot;itemData&quot;:{&quot;id&quot;:9027,&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CqxOqYY8yM"/>(Kaptelinin and Nardi, 2012)<text:reference-mark-end text:name="ZOTERO_ITEM CSL_CITATION {&quot;citationID&quot;:&quot;dmqxcpbk&quot;,&quot;properties&quot;:{&quot;formattedCitation&quot;:&quot;(Kaptelinin and Nardi, 2012)&quot;,&quot;plainCitation&quot;:&quot;(Kaptelinin and Nardi, 2012)&quot;,&quot;noteIndex&quot;:0},&quot;citationItems&quot;:[{&quot;id&quot;:9027,&quot;uris&quot;:[&quot;http://zotero.org/users/1913249/items/HZLL87FQ&quot;,[&quot;http://zotero.org/users/1913249/items/HZLL87FQ&quot;]],&quot;itemData&quot;:{&quot;id&quot;:9027,&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prefix&quot;:&quot;&quot;,&quot;suffix&quot;:&quot;&quot;}],&quot;schema&quot;:&quot;https://github.com/citation-style-language/schema/raw/master/csl-citation.json&quot;} RNDCqxOqYY8yM"/>.</text:p>
      <text:p text:style-name="P55">However, affordances are originally conceived of as part of activity, not separated from it <text:reference-mark-start text:name="ZOTERO_ITEM CSL_CITATION {&quot;citationID&quot;:&quot;tjzanfrs&quot;,&quot;properties&quot;:{&quot;formattedCitation&quot;:&quot;(B\\\\a erentsen and Trettvik, 2002)&quot;,&quot;plainCitation&quot;:&quot;(B\\a erentsen and Trettvik, 2002)&quot;,&quot;noteIndex&quot;:0},&quot;citationItems&quot;:[{&quot;id&quot;:3142,&quot;uris&quot;:[&quot;http://zotero.org/users/1913249/items/3ZY45LTV&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KzJOXuCWzX"/><text:span text:style-name="T9">(B\a erentsen and Trettvik, 2002)</text:span><text:reference-mark-end text:name="ZOTERO_ITEM CSL_CITATION {&quot;citationID&quot;:&quot;tjzanfrs&quot;,&quot;properties&quot;:{&quot;formattedCitation&quot;:&quot;(B\\\\a erentsen and Trettvik, 2002)&quot;,&quot;plainCitation&quot;:&quot;(B\\a erentsen and Trettvik, 2002)&quot;,&quot;noteIndex&quot;:0},&quot;citationItems&quot;:[{&quot;id&quot;:3142,&quot;uris&quot;:[&quot;http://zotero.org/users/1913249/items/3ZY45LTV&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KzJOXuCWzX"/>.</text:p>
      <text:p text:style-name="Text_20_body">NOTE - more on affordances here from Nardi</text:p>
      <text:p text:style-name="Text_20_body"><text:span text:style-name="T1">Link with TADS?</text:span> TADS and the associated metaphor of warping anchors is normally applied in settings of group action.</text:p>
      <text:h text:style-name="Heading_20_2" text:outline-level="2"><text:bookmark-start text:name="data-gathering-and-preparation"/><text:soft-page-break/>Data Gathering and Preparation<text:bookmark-end text:name="data-gathering-and-preparation"/></text:h>
      <text:h text:style-name="Heading_20_3" text:outline-level="3"><text:bookmark-start text:name="aligning-data-gathering-and-analysis-with-socio-cultural-approach"/>Aligning data gathering and analysis with socio cultural approach<text:bookmark-end text:name="aligning-data-gathering-and-analysis-with-socio-cultural-approach"/></text:h>
      <text:p text:style-name="First_20_paragraph">My process is informed by the work previously explored, specifically Rogoff,</text:p>
      <text:p text:style-name="Text_20_body">The process is a suitable approach for informal education.</text:p>
      <text:p text:style-name="Text_20_body">The research questions invite a broad spectrum of analysis - cultural and social factors.</text:p>
      <text:p text:style-name="Text_20_body">The depth justifies smaller data size and depth of analysis.</text:p>
      <text:p text:style-name="Text_20_body">One of the challenges of adopting a naturalistic research approach is to work with material gathered to find and describe patterns of behaviour. Large amounts of video data are being gathered, up to 20 hours of footage for each 2 hour session.</text:p>
      <text:p text:style-name="Text_20_body">Turning attention to the gathering and analysis of other data, such a rich set of data, will allow the cross referencing of the many sources.</text:p>
      <text:p text:style-name="Text_20_body">Again while diversity of data invites drawing on diverse methods of analysis, AT will provide a foundation for the analysis of these diverse data.</text:p>
      <text:h text:style-name="Heading_20_3" text:outline-level="3"><text:bookmark-start text:name="data-processing"/>Data Processing<text:bookmark-end text:name="data-processing"/></text:h>
      <text:p text:style-name="First_20_paragraph">While the rich set of data invites the cross referencing of the many sources, it also presents challenge on how to deal effectively with the large amounts of data being gathered. The use of a 360 camera reduces the amount of live video footage of interactions needed. Instead of multiple cameras pointed in different directions to capture participant interaction, participants are arranged in a square pointing inwards towards a central 360 degree camera.</text:p>
      <text:h text:style-name="Heading_20_4" text:outline-level="4"><text:bookmark-start text:name="video-processing"/>360 Video Processing<text:bookmark-end text:name="video-processing"/></text:h>
      <text:p text:style-name="First_20_paragraph">The processing of video and audio data of both captured screens and 360 video data and high quality audio data involved several stages yielding advantages in capturing the gestures and facial expressions of potentially all participants in one recording. It does however present challenges. While this merits further exploration a brief summary of challenges is presented here.</text:p>
      <text:p text:style-name="Text_20_body">The process involves large video files that are easily corrupted in transfer. While the files are split into 8 minute segments but also can be confusing - time navigation - also confusing - sometimes put up on the screen - but inconsistently - moving and keeping a track of data from week to week and over years is complex. - processing data requires special software - from samsung - viewing data on a normal vlc player - needs extra processing using spatial media</text:p>
      <text:p text:style-name="Text_20_body">This whole process is so demanding in terms of careful file management. Making me create a linux command line toolbox which is included as a technical appendix.</text:p>
      <text:p text:style-name="Text_20_body">https://docs.google.com/document/d/1Y7MsZDY8ofvls5XO7tztSu8KFdClJo09o3qpWOdkb2M/edit?usp=drive_web&amp;ouid=114325803502752689876</text:p>
      <text:h text:style-name="Heading_20_4" text:outline-level="4"><text:bookmark-start text:name="screen-capture-processing"/><text:soft-page-break/>Screen Capture Processing<text:bookmark-end text:name="screen-capture-processing"/></text:h>
      <text:p text:style-name="First_20_paragraph">I chose the software flashback pro primarily as it was intalled on and availble at low cost on home computers. Flashback saves data in a format. This include audio, video screen capture, learner keystrokes, mouse movements and optionally one or more webcams. I decided not to record on webcams for the following reasons:</text:p>
      <text:list xml:id="list761207615" text:style-name="L28">
        <text:list-item>
          <text:p text:style-name="P32">intrusive feel - having the webcam on and the resulting red light on the screen, I felt was less conducive to feeling comfortable than one 360 camera in the middle of the room.</text:p>
        </text:list-item>
        <text:list-item>
          <text:p text:style-name="P32">less resources - recording webcam on the laptop</text:p>
        </text:list-item>
        <text:list-item>
          <text:p text:style-name="P32">reduced video file size of final data file</text:p>
        </text:list-item>
        <text:list-item>
          <text:p text:style-name="P32">less complexity when processing data -</text:p>
        </text:list-item>
      </text:list>
      <text:p text:style-name="First_20_paragraph">It not possible to code the natively created files directly. Thus need to be converted to mp4 to import into coding software like Nvivo. In this process the keyboard and mouse data is lost.</text:p>
      <text:h text:style-name="Heading_20_4" text:outline-level="4"><text:bookmark-start text:name="learnings-and-recommendations"/>Learnings and recommendations<text:bookmark-end text:name="learnings-and-recommendations"/></text:h>
      <text:p text:style-name="First_20_paragraph">The following learning and recommendations emerged from this process.</text:p>
      <text:p text:style-name="Text_20_body">Prioritise displaying time - have an old school clock under the 360 camera. For example.</text:p>
      <text:p text:style-name="Text_20_body">Check viability of data at each stage of processing and movement.</text:p>
      <text:h text:style-name="Heading_20_2" text:outline-level="2"><text:bookmark-start text:name="data-analysis-methods-and-justification"/>Data analysis methods and justification<text:bookmark-end text:name="data-analysis-methods-and-justification"/></text:h>
      <text:p text:style-name="First_20_paragraph">My study draws on traditional ethnographic methods of my journal as participant observer, participant interviews and analysis of artefacts used and created. I also record the workshop area with a 360 degree video camera and capture of screen data and audio of the laptops used by participants.</text:p>
      <text:p text:style-name="Text_20_body">One of the challenges of adopting a naturalistic research approach is to work with material gathered to find and describe patterns of behaviour.</text:p>
      <text:h text:style-name="Heading_20_3" text:outline-level="3"><text:bookmark-start text:name="summary-of-data-gathering-and-analysis"/>Summary of Data Gathering and ANALYSIS<text:bookmark-end text:name="summary-of-data-gathering-and-analysis"/></text:h>
      <text:p text:style-name="First_20_paragraph">Online version here</text:p>
      <text:p text:style-name="Text_20_body">Outer pipes Cell padding</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Name</text:p>
            </table:table-cell>
            <table:table-cell table:style-name="Table1.A1" office:value-type="string">
              <text:p text:style-name="Table_20_Heading">Gathering &amp; Storage</text:p>
            </table:table-cell>
            <table:table-cell table:style-name="Table1.A1" office:value-type="string">
              <text:p text:style-name="Table_20_Heading">Processing</text:p>
            </table:table-cell>
            <table:table-cell table:style-name="Table1.A1" office:value-type="string">
              <text:p text:style-name="Table_20_Heading">Analysis</text:p>
            </table:table-cell>
          </table:table-row>
        </table:table-header-rows>
        <table:table-row>
          <table:table-cell table:style-name="Table1.A1" office:value-type="string">
            <text:p text:style-name="Table_20_Contents">Journal entries</text:p>
          </table:table-cell>
          <table:table-cell table:style-name="Table1.A1" office:value-type="string">
            <text:p text:style-name="Table_20_Contents">In books and electronics documents</text:p>
          </table:table-cell>
          <table:table-cell table:style-name="Table1.A1" office:value-type="string">
            <text:p text:style-name="Table_20_Contents">n/a</text:p>
          </table:table-cell>
          <table:table-cell table:style-name="Table1.A1" office:value-type="string">
            <text:p text:style-name="Table_20_Contents">Impressionistic</text:p>
          </table:table-cell>
        </table:table-row>
        <table:table-row>
          <table:table-cell table:style-name="Table1.A1" office:value-type="string">
            <text:p text:style-name="Table_20_Contents">Learning resources created</text:p>
          </table:table-cell>
          <table:table-cell table:style-name="Table1.A1" office:value-type="string">
            <text:p text:style-name="Table_20_Contents">Evolved during each phase - kept in online spaces</text:p>
          </table:table-cell>
          <table:table-cell table:style-name="Table1.A1" office:value-type="string">
            <text:p text:style-name="Table_20_Contents">n/a</text:p>
          </table:table-cell>
          <table:table-cell table:style-name="Table1.A1" office:value-type="string">
            <text:p text:style-name="Table_20_Contents">Present in video data and in journal notes</text:p>
          </table:table-cell>
        </table:table-row>
        <table:table-row>
          <table:table-cell table:style-name="Table1.A1" office:value-type="string">
            <text:p text:style-name="Table_20_Contents">Screen <text:soft-page-break/>capture data</text:p>
          </table:table-cell>
          <table:table-cell table:style-name="Table1.A1" office:value-type="string">
            <text:p text:style-name="Table_20_Contents">Captures as fbr <text:soft-page-break/>files</text:p>
          </table:table-cell>
          <table:table-cell table:style-name="Table1.A1" office:value-type="string">
            <text:p text:style-name="Table_20_Contents">Transcoded to mp4. <text:soft-page-break/>Transcribed to word documents</text:p>
          </table:table-cell>
          <table:table-cell table:style-name="Table1.A1" office:value-type="string">
            <text:p text:style-name="Table_20_Contents">Word documents imported to Nvino <text:soft-page-break/>for thematic analysis.Key conflicts collated into Excel document</text:p>
          </table:table-cell>
        </table:table-row>
        <table:table-row>
          <table:table-cell table:style-name="Table1.A1" office:value-type="string">
            <text:p text:style-name="Table_20_Contents">360 Video Data</text:p>
          </table:table-cell>
          <table:table-cell table:style-name="Table1.A1" office:value-type="string">
            <text:p text:style-name="Table_20_Contents">Transfer from mini SD to external HD</text:p>
          </table:table-cell>
          <table:table-cell table:style-name="Table1.A1" office:value-type="string">
            <text:p text:style-name="Table_20_Contents">Via Samsung app &amp; command line tool ffmpeg</text:p>
          </table:table-cell>
          <table:table-cell table:style-name="Table1.A1" office:value-type="string">
            <text:p text:style-name="Table_20_Contents">Used in parallel with screen capture to add additional information about participant gestures and community interaction</text:p>
          </table:table-cell>
        </table:table-row>
        <table:table-row>
          <table:table-cell table:style-name="Table1.A1" office:value-type="string">
            <text:p text:style-name="Table_20_Contents">Practitioner Interviews</text:p>
          </table:table-cell>
          <table:table-cell table:style-name="Table1.A1" office:value-type="string">
            <text:p text:style-name="Table_20_Contents">Collected via Zoom, stored as mp4 files and mp3 files</text:p>
          </table:table-cell>
          <table:table-cell table:style-name="Table1.A1" office:value-type="string">
            <text:p text:style-name="Table_20_Contents">Transcribed using open source software, then speaker data added and split into time zones of 5 minutes</text:p>
          </table:table-cell>
          <table:table-cell table:style-name="Table1.A1" office:value-type="string">
            <text:p text:style-name="Table_20_Contents">Broadly used to expose tensions in design process and triangulated with evolution of learning resources and journal notes</text:p>
          </table:table-cell>
        </table:table-row>
        <table:table-row>
          <table:table-cell table:style-name="Table1.A1" office:value-type="string">
            <text:p text:style-name="Table_20_Contents">Participant Interviews</text:p>
          </table:table-cell>
          <table:table-cell table:style-name="Table1.A1" office:value-type="string">
            <text:p text:style-name="Table_20_Contents">Collected via Zoom, stored as mp4 files and mp3 files</text:p>
          </table:table-cell>
          <table:table-cell table:style-name="Table1.A1" office:value-type="string">
            <text:p text:style-name="Table_20_Contents">Transcribed using open source software, then speaker data added and split into time zones of 5 minutes</text:p>
          </table:table-cell>
          <table:table-cell table:style-name="Table1.A1" office:value-type="string">
            <text:p text:style-name="Table_20_Contents">Triangulated with themes emerging via video analysis.</text:p>
          </table:table-cell>
        </table:table-row>
      </table:table>
      <text:h text:style-name="Heading_20_2" text:outline-level="2"><text:bookmark-start text:name="analysis-of-video-overview"/>Analysis of Video overview<text:bookmark-end text:name="analysis-of-video-overview"/></text:h>
      <text:h text:style-name="Heading_20_3" text:outline-level="3"><text:bookmark-start text:name="rational-and-approach-of-video-data-analysis"/>Rational and approach of video data analysis<text:bookmark-end text:name="rational-and-approach-of-video-data-analysis"/></text:h>
      <text:p text:style-name="First_20_paragraph">Video data analysis involved description and transcription of video data and thematic analysis of the contents.</text:p>
      <text:p text:style-name="Text_20_body">Schema for initial thematic analysis was informed by literature review, early analysis of journal entries. Some elements were refined based on emerging data.</text:p>
      <text:p text:style-name="Text_20_body">Overall analysis helped to:</text:p>
      <text:list xml:id="list1841183714" text:style-name="L29">
        <text:list-item>
          <text:p text:style-name="P33">as a process to get closer to the data</text:p>
        </text:list-item>
        <text:list-item>
          <text:p text:style-name="P33">to contrast thematic analysis of the stages of design with other learning models like PBL</text:p>
        </text:list-item>
        <text:list-item>
          <text:p text:style-name="P33">to identify roles through repeated patterns of interactions</text:p>
        </text:list-item>
        <text:list-item>
          <text:p text:style-name="P33">to reflect on the thesis questions</text:p>
        </text:list-item>
      </text:list>
      <text:p text:style-name="First_20_paragraph">Analysis was in different forms, and drew on additional forms of data gathering.</text:p>
      <text:list xml:id="list3210387540" text:style-name="L30">
        <text:list-item>
          <text:p text:style-name="P34">Broad dipping into sessions via 360 video, advantages, focusing on community interactions, disadvantages of</text:p>
        </text:list-item>
        <text:list-item>
          <text:p text:style-name="P34">Transcription and annoation of video capture footage in parallel with 360 data</text:p>
        </text:list-item>
        <text:list-item>
          <text:p text:style-name="P34">Coding of sections of video to both emergent themes and themes relating to the reseearch questions.</text:p>
        </text:list-item>
      </text:list>
      <text:p text:style-name="First_20_paragraph">NOTE - Import more from the post of 2024- 05 - 08 - in diary.</text:p>
      <text:h text:style-name="Heading_20_3" text:outline-level="3"><text:bookmark-start text:name="planes-approach---noting-tensions-and-behaviours"/>3 planes approach - noting tensions and behaviours<text:bookmark-end text:name="planes-approach---noting-tensions-and-behaviours"/></text:h>
      <text:p text:style-name="First_20_paragraph">Following the approach of Morcom <text:reference-mark-start text:name="ZOTERO_ITEM CSL_CITATION {&quot;citationID&quot;:&quot;ithvepbc&quot;,&quot;properties&quot;:{&quot;formattedCitation&quot;:&quot;(Morcom, 2014)&quot;,&quot;plainCitation&quot;:&quot;(Morcom, 2014)&quot;,&quot;noteIndex&quot;:0},&quot;citationItems&quot;:[{&quot;id&quot;:8486,&quot;uris&quot;:[&quot;http://zotero.org/users/1913249/items/BF4CE4NV&quot;,[&quot;http://zotero.org/users/1913249/items/BF4CE4NV&quot;]],&quot;itemData&quot;:{&quot;id&quot;:8486,&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volume&quot;:&quot;67&quot;,&quot;author&quot;:[{&quot;family&quot;:&quot;Morcom&quot;,&quot;given&quot;:&quot;Veronica&quot;}],&quot;issued&quot;:{&quot;date-parts&quot;:[[&quot;2014&quot;]]},&quot;citation-key&quot;:&quot;morcom_scaffolding_2014&quot;},&quot;prefix&quot;:&quot;&quot;,&quot;suffix&quot;:&quot;&quot;}],&quot;schema&quot;:&quot;https://github.com/citation-style-language/schema/raw/master/csl-citation.json&quot;} RNDVUVnm94XBA"/>(Morcom, 2014)<text:reference-mark-end text:name="ZOTERO_ITEM CSL_CITATION {&quot;citationID&quot;:&quot;ithvepbc&quot;,&quot;properties&quot;:{&quot;formattedCitation&quot;:&quot;(Morcom, 2014)&quot;,&quot;plainCitation&quot;:&quot;(Morcom, 2014)&quot;,&quot;noteIndex&quot;:0},&quot;citationItems&quot;:[{&quot;id&quot;:8486,&quot;uris&quot;:[&quot;http://zotero.org/users/1913249/items/BF4CE4NV&quot;,[&quot;http://zotero.org/users/1913249/items/BF4CE4NV&quot;]],&quot;itemData&quot;:{&quot;id&quot;:8486,&quot;type&quot;:&quot;article-journal&quot;,&quot;container-title&quot;:&quot;International Journal of Educational Research&quot;,&quot;DOI&quot;:&quot;10.1016/j.ijer.2014.04.002&quot;,&quot;ISSN&quot;:&quot;08830355&quot;,&quot;journalAbbreviation&quot;:&quot;International Journal of Educational Research&quot;,&quot;language&quot;:&quot;en&quot;,&quot;page&quot;:&quot;18-29&quot;,&quot;source&quot;:&quot;DOI.org (Crossref)&quot;,&quot;title&quot;:&quot;Scaffolding social and emotional learning in an elementary classroom community: A sociocultural perspective&quot;,&quot;title-short&quot;:&quot;Scaffolding social and emotional learning in an elementary classroom community&quot;,&quot;volume&quot;:&quot;67&quot;,&quot;author&quot;:[{&quot;family&quot;:&quot;Morcom&quot;,&quot;given&quot;:&quot;Veronica&quot;}],&quot;issued&quot;:{&quot;date-parts&quot;:[[&quot;2014&quot;]]},&quot;citation-key&quot;:&quot;morcom_scaffolding_2014&quot;},&quot;prefix&quot;:&quot;&quot;,&quot;suffix&quot;:&quot;&quot;}],&quot;schema&quot;:&quot;https://github.com/citation-style-language/schema/raw/master/csl-citation.json&quot;} RNDVUVnm94XBA"/> I drew on Rogoff’s (<text:span text:style-name="T1">???</text:span>) three planes of sociocultural activity used to help understand activity in a Community of Learners.</text:p>
      <text:p text:style-name="Text_20_body">I created an excel spreadsheet and noted behaviour and tentions that emerged in transcription and <text:soft-page-break/>coding.</text:p>
      <text:h text:style-name="Heading_20_2" text:outline-level="2"><text:bookmark-start text:name="detailed-transcription-of-video-sources"/>Detailed transcription of video sources<text:bookmark-end text:name="detailed-transcription-of-video-sources"/></text:h>
      <text:h text:style-name="Heading_20_3" text:outline-level="3"><text:bookmark-start text:name="transcriptiondescription-of-data"/>Transcription/description of data<text:bookmark-end text:name="transcriptiondescription-of-data"/></text:h>
      <text:p text:style-name="First_20_paragraph">The partial transcription of video data formed a significant part of the data analysis. The large amount of video data recorded forced a prioritisation of data to be transcribed. It also forced a partial transcription process which was in part descriptive and in other parts involved a closer transcription of the words spoken by participants.</text:p>
      <text:p text:style-name="Text_20_body">To aid the process of coding, I broke up analysis of in 5 minute sections. In addition, when these sections were described I imported data into envio and coded each of the 5 minute sections to the</text:p>
      <text:p text:style-name="Text_20_body">This limited the accuracy of the process. In part, this element of the research was limited by the practicalities of working with this amount of data.</text:p>
      <text:p text:style-name="Text_20_body">I priorised more data as this was needed to get a greater scope of activity to allow analysis of wider community activity and …</text:p>
      <text:h text:style-name="Heading_20_4" text:outline-level="4"><text:bookmark-start text:name="grades-of-video-data-analysis"/>Grades of video data analysis<text:bookmark-end text:name="grades-of-video-data-analysis"/></text:h>
      <text:p text:style-name="First_20_paragraph">Describing different grades and pass overs of the video data.</text:p>
      <text:list xml:id="list2053513319" text:style-name="L31">
        <text:list-item>
          <text:p text:style-name="P35">quick analysis</text:p>
        </text:list-item>
        <text:list-item>
          <text:p text:style-name="P35">sections coded and described in 5 minute chunks</text:p>
        </text:list-item>
        <text:list-item>
          <text:p text:style-name="P35">themes of interest identified - in relation to evolving RQs as per DBR</text:p>
        </text:list-item>
        <text:list-item>
          <text:p text:style-name="P35">some sections transcribed in more details based in themes, more detail on gesture analysis also added</text:p>
        </text:list-item>
      </text:list>
      <text:p text:style-name="First_20_paragraph">Initial notes on contents of video recordings: notes on kinds of activities happening and quality of Data</text:p>
      <text:p text:style-name="Text_20_body">Then deciding on 8-10 video sessions warranting full coding of activity. This was based on the following factors, quality of recording, how much activity, richness of interactions, a range of diffent kinds of participant interactions.</text:p>
      <text:p text:style-name="Text_20_body">Notes on goals, activities, interactions, fragments of dialogue and brief observations. Video coded in segments in Nivivo In this level, the rough coding involved by breaking up video timescales into 5 minute sections lessens the ability to make exact claims however for this study it opens up lines of initial questioning which can be explored in future studies or triangulated with other data in this study.</text:p>
      <text:p text:style-name="Text_20_body">Another level went over the 5 min sections looking for data relevant to 3 planes analysis - how was activity able to be interpreted culurally, socially personally.</text:p>
      <text:p text:style-name="Text_20_body">This generated points for results chapters.</text:p>
      <text:list xml:id="list492449470" text:style-name="L32">
        <text:list-item>
          <text:p text:style-name="P36">Full transcription of key moments: and description of participant activity, activity on screen including simple gesture analysis</text:p>
        </text:list-item>
      </text:list>
      <text:p text:style-name="First_20_paragraph"><text:soft-page-break/>A page of quick analysis of the files online here helped to shape that decision on what sections https://docs.google.com/document/d/1vpAIqHPg_Z0S5MWeS0rBTvxCL1N9NQButam4Ozq39Ek/edit#</text:p>
      <text:h text:style-name="Heading_20_4" text:outline-level="4"><text:bookmark-start text:name="justification-of-selecting-sessions-and-sections-for-more-detailed-analysis"/>Justification of selecting sessions and sections for more detailed analysis<text:bookmark-end text:name="justification-of-selecting-sessions-and-sections-for-more-detailed-analysis"/></text:h>
      <text:p text:style-name="First_20_paragraph">The process of transcribing into 5 minutes sections involved - description - identification of 3 planes, different use of AT scopes (next chapter) - level of response to key characteristics interventions</text:p>
      <text:p text:style-name="Text_20_body">Criteria for inclusion included both practical and theoretical considerations.</text:p>
      <text:list xml:id="list1783442965" text:style-name="L33">
        <text:list-item>
          <text:p text:style-name="P37">Good quality recording</text:p>
        </text:list-item>
        <text:list-item>
          <text:p text:style-name="P37">Diversity of kinds of participants, ages especially</text:p>
        </text:list-item>
        <text:list-item>
          <text:p text:style-name="P37">Diversity of participant actions in terms of tasks being worked on</text:p>
        </text:list-item>
        <text:list-item>
          <text:p text:style-name="P37">Diversity of kinds of pair and peer interactions</text:p>
        </text:list-item>
      </text:list>
      <text:h text:style-name="Heading_20_3" text:outline-level="3"><text:bookmark-start text:name="journal-data"/>Journal Data<text:bookmark-end text:name="journal-data"/></text:h>
      <text:p text:style-name="First_20_paragraph">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Digital artefacts created as part of the game making process include text-based games, pixel art, digital audio sound effects and background music.</text:p>
      <text:p text:style-name="Text_20_body">The process of analysis of journal notes and resulting resources required a different approach from that of video data.</text:p>
      <text:p text:style-name="Text_20_body">The following resources were examined</text:p>
      <text:list xml:id="list1694316070" text:style-name="L34">
        <text:list-item>
          <text:p text:style-name="P38">Book Journal pages</text:p>
        </text:list-item>
        <text:list-item>
          <text:p text:style-name="P38">Digital journal entries directly in response to teaching sessions</text:p>
        </text:list-item>
        <text:list-item>
          <text:p text:style-name="P38">Additional teaching resources</text:p>
        </text:list-item>
      </text:list>
      <text:p text:style-name="First_20_paragraph">Journal Notes were used in the following ways: (perhaps code this)</text:p>
      <text:list xml:id="list2380508070" text:style-name="L35">
        <text:list-item>
          <text:p text:style-name="P39">as a reflective tool after sessions</text:p>
        </text:list-item>
        <text:list-item>
          <text:p text:style-name="P39">as a note pad to plan resource creation</text:p>
        </text:list-item>
        <text:list-item>
          <text:p text:style-name="P39">as a sketch pad to explore the relationship between Concepts being explored and existing game making frameworks</text:p>
        </text:list-item>
        <text:list-item>
          <text:p text:style-name="P39">as a</text:p>
        </text:list-item>
      </text:list>
      <text:p text:style-name="First_20_paragraph">The quantity of data prevented extensive and detailed coding using thematic analysis.</text:p>
      <text:p text:style-name="Text_20_body">Instead, observations are triangulated with data from lit review to expose key themes and tensions.</text:p>
      <text:p text:style-name="Text_20_body">My journal entries contain notes and initial analysis of workshop sessions and resulting reflections on experimental design and facilitation. Post-workshop participant interviews will gather information to support analysis of specifics of in-session interactions and relevant detail of wider activity systems of home digital use and other relevant interests.</text:p>
      <text:p text:style-name="Text_20_body"><text:soft-page-break/>Digital artefacts created as part of the game making process include text-based games, pixel art, digital audio sound effects and background music.</text:p>
      <text:h text:style-name="Heading_20_3" text:outline-level="3"><text:bookmark-start text:name="programme-resources-created"/>Programme resources created<text:bookmark-end text:name="programme-resources-created"/></text:h>
      <text:p text:style-name="First_20_paragraph">There were two main types of resources created.</text:p>
      <text:list xml:id="list3811902924" text:style-name="L36">
        <text:list-item>
          <text:p text:style-name="P40">supporting teaching / facilitation RESOURCES</text:p>
        </text:list-item>
        <text:list-item>
          <text:p text:style-name="P40">games and game and assets created</text:p>
        </text:list-item>
      </text:list>
      <text:p text:style-name="First_20_paragraph">The documentation and other forms of support evolved during each phase -</text:p>
      <text:p text:style-name="Text_20_body">I did not try to collect any personal notes that participants used for planning. And this was minimal for many participants.</text:p>
      <text:h text:style-name="Heading_20_3" text:outline-level="3"><text:bookmark-start text:name="interview-data"/>Interview data<text:bookmark-end text:name="interview-data"/></text:h>
      <text:h text:style-name="Heading_20_4" text:outline-level="4"><text:bookmark-start text:name="practitioner-interviews"/>Practitioner interviews<text:bookmark-end text:name="practitioner-interviews"/></text:h>
      <text:p text:style-name="First_20_paragraph">Four practitioner interviews were a rich source of thinking to help develop and deepen my reflection on key issues, to develop lines of thinking and to expose and explore barriers to participation in projects, tactics to address them and tensions experienced by practitioners and participants in similar creative coding projects.</text:p>
      <text:p text:style-name="Text_20_body">The interviews were semi-structured allowing me to ask follow up questions to gain more detail on areas of interest.</text:p>
      <text:p text:style-name="Text_20_body">The chosen interviewees represented a certain diversity in audience however as these interview are limited in number, resulting data are also explore in relation to existing research and no broad claims are made from this data alone.</text:p>
      <text:h text:style-name="Heading_20_4" text:outline-level="4"><text:bookmark-start text:name="participant-interviews"/>Participant interviews<text:bookmark-end text:name="participant-interviews"/></text:h>
      <text:p text:style-name="First_20_paragraph">These interviews took place at the end of between P3 and P4.</text:p>
      <text:p text:style-name="Text_20_body">At times the resources that the</text:p>
      <text:p text:style-name="Text_20_body">These interviews allowed triangulation and confirmation of data observered in video recordings.</text:p>
      <text:h text:style-name="Heading_20_4" text:outline-level="4"><text:bookmark-start text:name="limitations-in-interview-data"/>Limitations in interview data<text:bookmark-end text:name="limitations-in-interview-data"/></text:h>
      <text:p text:style-name="First_20_paragraph">MOVE TO CONCLUSION In retrospect, shorter interviews at more regular intervals with participants would have been useful to answer</text:p>
      <text:h text:style-name="Heading_20_3" text:outline-level="3"><text:bookmark-start text:name="discussion-on-data-analysis"/>Discussion on data analysis<text:bookmark-end text:name="discussion-on-data-analysis"/></text:h>
      <text:p text:style-name="First_20_paragraph">For the first question only suitable pairs were chosen. This removes a lot of validity from any generalisation of claims that could be made. This approach has some clear limits. Firstly the breaking of data into 5 min sections is practical but does not allow for some of the finer interactions and changes of behaviour to be accurately coded. There may be some value is coding some key interactions more carefully in more granular detail.</text:p>
      <text:p text:style-name="Text_20_body"><text:soft-page-break/>The game elements / design patterns categories which are presented are created as a design guide rather than on exact principles. It is possible to code drilling down into another level. This might yield more results.</text:p>
      <text:p text:style-name="Text_20_body">In summary, the coding process is more valuable as a tool to allow more qualitative reflection and analysis rather than a quantitative process as attempted above.</text:p>
      <text:p text:style-name="Text_20_body">To make a quantitative approach work better X,Y and Z would need to be in place which was not suitable for this study because of A and B.</text:p>
      <text:h text:style-name="Heading_20_4" text:outline-level="4"><text:bookmark-start text:name="incorporating-gesture-and-wider-movement-in-analysis"/>Incorporating gesture and wider movement in analysis<text:bookmark-end text:name="incorporating-gesture-and-wider-movement-in-analysis"/></text:h>
      <text:p text:style-name="First_20_paragraph">The 360 camera allowed for side by side analyis of the group, pair or individual working. Due to the layout these were cluster often around a laptop.</text:p>
      <text:p text:style-name="Text_20_body">In the initial stages of transcription and description having this data was extremely useful to disambiguate spoken statements.</text:p>
      <text:p text:style-name="Text_20_body">As a personal experience of describing and transcribing even thought it was a significant amount of work to syncronise and then to play both video sources side by side, the additional information really aided the description process in adding detail to the interpretations of motivations of participants.</text:p>
      <text:p text:style-name="Text_20_body">In some exchanges, 360 data was vital to explain spoken word. For an example see the vignette in chapter 6.</text:p>
      <text:h text:style-name="Heading_20_4" text:outline-level="4"><text:bookmark-start text:name="using-a-3-planes-approach"/>Using a 3 Planes Approach<text:bookmark-end text:name="using-a-3-planes-approach"/></text:h>
      <text:p text:style-name="First_20_paragraph">WHY NOT GROUNDED? OR TO WHAT EXTENT WAS IT GROUNDED? IN THE AREA OF INTERPERSONAL ACTIVITY.</text:p>
      <text:p text:style-name="Text_20_body">Rather than taking a grounded approach this data was analysed using 3 planes of sociocultural activity. The existing relevant framework saves time, especially as a more emergent approach was (in part ) in coding video data.</text:p>
      <text:p text:style-name="Text_20_body">The process aligns with AT analysis in the scope of the activity - and in the separation out of the community level of the triangle added by Engestrom .</text:p>
      <text:p text:style-name="Text_20_body">RQx addresses the formation of a game-making community. This process is co-constituted by planners, facilitators, parents and children. This dynamism and dialogue can be captured in this framwork using the concept of guided participation.</text:p>
      <text:list xml:id="list482696387" text:style-name="L37">
        <text:list-item>
          <text:p text:style-name="P41">The advantages of drawing on funds of knowledge, and the activities that I used to do this, as well as connecting to wider communities are address well with the plane of culture, in the concept of Apprenticeship.</text:p>
        </text:list-item>
      </text:list>
      <text:p text:style-name="First_20_paragraph">While more complex, the plane of more individual participatory appropriation, allows for alignment and then transfer to more formal learning environments. This then makes this research more relevant to class room and guided sessions.</text:p>
      <text:list xml:id="list2287555539" text:style-name="L38">
        <text:list-item>
          <text:p text:style-name="P42">While the three planes provided a higher level framework, the specifics of the data gave <text:soft-page-break/>greater granularity and formed sub categories of coding - thus avoiding the problem of analytic preconceptions</text:p>
        </text:list-item>
      </text:list>
      <text:h text:style-name="Heading_20_2" text:outline-level="2"><text:bookmark-start text:name="thematic-analysis-of-video-data"/>Thematic analysis of video data<text:bookmark-end text:name="thematic-analysis-of-video-data"/></text:h>
      <text:p text:style-name="First_20_paragraph">NOTE COMPRESS THIS SECTION</text:p>
      <text:p text:style-name="Text_20_body">How much emphasis to place on the Thematic Analysis is questionable. The process served to help answer the research questions in general way as an additional interpretive tools to aid researcher reflection and to help get close to the data.</text:p>
      <text:h text:style-name="Heading_20_3" text:outline-level="3"><text:bookmark-start text:name="stage-one---development-stage-of-thematic-analysis-of-video-data"/>Stage one - Development Stage of Thematic Analysis of Video Data<text:bookmark-end text:name="stage-one---development-stage-of-thematic-analysis-of-video-data"/></text:h>
      <text:p text:style-name="First_20_paragraph">Thematic analysis is commonly done in stages, each revision building on insights of the previous one.</text:p>
      <text:p text:style-name="Text_20_body">Summary of thematic analysis - https://www.plymouth.ac.uk/uploads/production/document/path/18/18247/Kiger_and_Varpio__2020__Thematic_analysis_of_qualitative_data_AMEE_Guide_No_131.pdf</text:p>
      <text:p text:style-name="Text_20_body">Table of stage one</text:p>
      <text:h text:style-name="Heading_20_4" text:outline-level="4"><text:bookmark-start text:name="what-was-excluded-and-rationale"/>What was Excluded and Rationale<text:bookmark-end text:name="what-was-excluded-and-rationale"/></text:h>
      <text:p text:style-name="First_20_paragraph">The following themes were excluded but did emerge as potential learning outcomes in the final model;</text:p>
      <text:list xml:id="list3634344887" text:style-name="L39">
        <text:list-item>
          <text:p text:style-name="P43">Elements of Computational Thinking</text:p>
        </text:list-item>
        <text:list-item>
          <text:p text:style-name="P43">Systems Thinking Concepts</text:p>
        </text:list-item>
      </text:list>
      <text:p text:style-name="First_20_paragraph">They have been excluded as there is other extensive or focused work in these fields (previously explored in the literature review) on CT which this study which this study does not need to replicate.</text:p>
      <text:h text:style-name="Heading_20_4" text:outline-level="4"><text:bookmark-start text:name="coding-participant-roles-and-interactions."/>Coding Participant Roles and Interactions.<text:bookmark-end text:name="coding-participant-roles-and-interactions."/></text:h>
      <text:p text:style-name="First_20_paragraph">Evolving notes on coding of roles and interactions are in an online document here.</text:p>
      <text:p text:style-name="Text_20_body">Excel doc - https://docs.google.com/document/d/19PafC_w_7uObYL4v86IGeeFZTw2yKxjHfP_k85rHk_s/edit</text:p>
      <text:p text:style-name="Text_20_body">Roles are different from interactions existing on a higher order of anaysis. Repeated patterns of interactions can be seen to develop into roles. Thus a more grounded approach may concentrate initially on interactions and develop this to become roles through analysis. However, many roles exist in other similar domains.</text:p>
      <text:p text:style-name="Text_20_body">For example, the work of my own staring point when coding was guided by Barron and colleagues work on the roles of parents as learning partners <text:reference-mark-start text:name="ZOTERO_ITEM CSL_CITATION {&quot;citationID&quot;:&quot;psfgqnay&quot;,&quot;properties&quot;:{&quot;formattedCitation&quot;:&quot;(2009)&quot;,&quot;plainCitation&quot;:&quot;(2009)&quot;,&quot;noteIndex&quot;:0},&quot;citationItems&quot;:[{&quot;id&quot;:2579,&quot;uris&quot;:[&quot;http://zotero.org/users/1913249/items/7GMWQYV6&quot;,[&quot;http://zotero.org/users/1913249/items/7GMWQYV6&quot;]],&quot;itemData&quot;:{&quot;id&quot;:2579,&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itation-key&quot;:&quot;barron_parents_2009&quot;},&quot;suppress-author&quot;:true,&quot;prefix&quot;:&quot;&quot;,&quot;suffix&quot;:&quot;&quot;}],&quot;schema&quot;:&quot;https://github.com/citation-style-language/schema/raw/master/csl-citation.json&quot;} RND3YDAW73QOa"/>(2009)<text:reference-mark-end text:name="ZOTERO_ITEM CSL_CITATION {&quot;citationID&quot;:&quot;psfgqnay&quot;,&quot;properties&quot;:{&quot;formattedCitation&quot;:&quot;(2009)&quot;,&quot;plainCitation&quot;:&quot;(2009)&quot;,&quot;noteIndex&quot;:0},&quot;citationItems&quot;:[{&quot;id&quot;:2579,&quot;uris&quot;:[&quot;http://zotero.org/users/1913249/items/7GMWQYV6&quot;,[&quot;http://zotero.org/users/1913249/items/7GMWQYV6&quot;]],&quot;itemData&quot;:{&quot;id&quot;:2579,&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volume&quot;:&quot;1&quot;,&quot;author&quot;:[{&quot;family&quot;:&quot;Barron&quot;,&quot;given&quot;:&quot;Brigid&quot;},{&quot;family&quot;:&quot;Martin&quot;,&quot;given&quot;:&quot;Caitlin Kennedy&quot;},{&quot;family&quot;:&quot;Takeuchi&quot;,&quot;given&quot;:&quot;Lori&quot;},{&quot;family&quot;:&quot;Fithian&quot;,&quot;given&quot;:&quot;Rachel&quot;}],&quot;issued&quot;:{&quot;date-parts&quot;:[[&quot;2009&quot;,5]]},&quot;citation-key&quot;:&quot;barron_parents_2009&quot;},&quot;suppress-author&quot;:true,&quot;prefix&quot;:&quot;&quot;,&quot;suffix&quot;:&quot;&quot;}],&quot;schema&quot;:&quot;https://github.com/citation-style-language/schema/raw/master/csl-citation.json&quot;} RND3YDAW73QOa"/>. The roles are as follows: Teacher, Collaborator, Learning Broker, Resource Provider, Nontechnical Consultant, Employer, and Learner.</text:p>
      <text:p text:style-name="Text_20_body"><text:soft-page-break/>when coding I started with some preset codes from the literature for examples Barron’s codes on parent roles when helping digital projects. However, as coding progressed, I modified and extended these codes to better match the data I was working with</text:p>
      <text:p text:style-name="Text_20_body">Specifically, the following were removed from Barron’s typology, parent as employer, non-technical consultant. Learning broker and resource provider were merged as some of the detail of those roles involve take place outside of the learning environment being analysed in coded video.</text:p>
      <text:p text:style-name="Text_20_body">I judged it appropriate to and less complex to analyse and code the interaction between participants rather than code the behaviours by participant type.</text:p>
      <text:h text:style-name="Heading_20_4" text:outline-level="4"><text:bookmark-start text:name="coding-design-cycle-stages"/>Coding Design Cycle Stages<text:bookmark-end text:name="coding-design-cycle-stages"/></text:h>
      <text:p text:style-name="First_20_paragraph">There are similar stage based approaches to creating a digital project. Firstly project based learning (PBL), then Inquiry based learning, finally design thinking. This design could adopt any one of these, however the creation of a digital product more closely resembles a design approach with testing stages of the created product.</text:p>
      <text:p text:style-name="Text_20_body">The design process characteristics are broadly as follows; the process is often iterative, involves evaluation and separates planning from implementation.</text:p>
      <text:p text:style-name="Text_20_body">Resnick in this area has written of a creative design spiral.</text:p>
      <text:p text:style-name="P55">The model is similar to the ADDIE model from instructional system design: Analysis, Design, Development, Implementation and Evaluation. The discipline of teaching engineering also has a similar design stage cycle with many contesting variations <text:reference-mark-start text:name="ZOTERO_ITEM CSL_CITATION {&quot;citationID&quot;:&quot;iftgravw&quot;,&quot;properties&quot;:{&quot;formattedCitation&quot;:&quot;(Wi\\uc0\\u775{}Narno, 2020)&quot;,&quot;plainCitation&quot;:&quot;(Wi̇Narno, 2020)&quot;,&quot;noteIndex&quot;:0},&quot;citationItems&quot;:[{&quot;id&quot;:8573,&quot;uris&quot;:[&quot;http://zotero.org/users/1913249/items/A5IWVSK8&quot;,[&quot;http://zotero.org/users/1913249/items/A5IWVSK8&quot;]],&quot;itemData&quot;:{&quot;id&quot;:857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xTNdGipSD5"/><text:span text:style-name="T9">(Wi̇Narno, 2020)</text:span><text:reference-mark-end text:name="ZOTERO_ITEM CSL_CITATION {&quot;citationID&quot;:&quot;iftgravw&quot;,&quot;properties&quot;:{&quot;formattedCitation&quot;:&quot;(Wi\\uc0\\u775{}Narno, 2020)&quot;,&quot;plainCitation&quot;:&quot;(Wi̇Narno, 2020)&quot;,&quot;noteIndex&quot;:0},&quot;citationItems&quot;:[{&quot;id&quot;:8573,&quot;uris&quot;:[&quot;http://zotero.org/users/1913249/items/A5IWVSK8&quot;,[&quot;http://zotero.org/users/1913249/items/A5IWVSK8&quot;]],&quot;itemData&quot;:{&quot;id&quot;:8573,&quot;type&quot;:&quot;article-journal&quot;,&quot;container-title&quot;:&quot;Journal for the Education of Gifted Young Scientists&quot;,&quot;DOI&quot;:&quot;10.17478/jegys.766201&quot;,&quot;ISSN&quot;:&quot;2149-360X&quot;,&quot;source&quot;:&quot;DOI.org (Crossref)&quot;,&quot;title&quot;:&quot;The Steps of the Engineering Design Process (EDP) in Science Education: A Meta-Analysis&quot;,&quot;title-short&quot;:&quot;The Steps of the Engineering Design Process (EDP) in Science Education&quot;,&quot;URL&quot;:&quot;https://dergipark.org.tr/en/doi/10.17478/jegys.766201&quot;,&quot;author&quot;:[{&quot;family&quot;:&quot;Wi̇Narno&quot;,&quot;given&quot;:&quot;Nanang&quot;}],&quot;accessed&quot;:{&quot;date-parts&quot;:[[&quot;2022&quot;,11,8]]},&quot;issued&quot;:{&quot;date-parts&quot;:[[&quot;2020&quot;,10,4]]},&quot;citation-key&quot;:&quot;winarno_steps_2020&quot;},&quot;prefix&quot;:&quot;&quot;,&quot;suffix&quot;:&quot;&quot;}],&quot;schema&quot;:&quot;https://github.com/citation-style-language/schema/raw/master/csl-citation.json&quot;} RNDxTNdGipSD5"/>. Engineering is Elementary project adapted from the ABET (Accreditation Board for Engineering and Technology) guidelines <text:reference-mark-start text:name="ZOTERO_ITEM CSL_CITATION {&quot;citationID&quot;:&quot;pnvytijb&quot;,&quot;properties&quot;:{&quot;formattedCitation&quot;:&quot;(Syukri et al., 2018)&quot;,&quot;plainCitation&quot;:&quot;(Syukri et al., 2018)&quot;,&quot;noteIndex&quot;:0},&quot;citationItems&quot;:[{&quot;id&quot;:8575,&quot;uris&quot;:[&quot;http://zotero.org/users/1913249/items/9AY6KHVV&quot;,[&quot;http://zotero.org/users/1913249/items/9AY6KHVV&quot;]],&quot;itemData&quot;:{&quot;id&quot;:8575,&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volume&quot;:&quot;7&quot;,&quot;author&quot;:[{&quot;family&quot;:&quot;Syukri&quot;,&quot;given&quot;:&quot;M.&quot;},{&quot;family&quot;:&quot;Halim&quot;,&quot;given&quot;:&quot;L.&quot;},{&quot;family&quot;:&quot;Mohtar&quot;,&quot;given&quot;:&quot;L. E.&quot;},{&quot;family&quot;:&quot;Soewarno&quot;,&quot;given&quot;:&quot;S.&quot;}],&quot;issued&quot;:{&quot;date-parts&quot;:[[&quot;2018&quot;,4,3]]},&quot;citation-key&quot;:&quot;syukri_impact_2018&quot;},&quot;prefix&quot;:&quot;&quot;,&quot;suffix&quot;:&quot;&quot;}],&quot;schema&quot;:&quot;https://github.com/citation-style-language/schema/raw/master/csl-citation.json&quot;} RNDxQjPkuxNAB"/>(Syukri et al., 2018)<text:reference-mark-end text:name="ZOTERO_ITEM CSL_CITATION {&quot;citationID&quot;:&quot;pnvytijb&quot;,&quot;properties&quot;:{&quot;formattedCitation&quot;:&quot;(Syukri et al., 2018)&quot;,&quot;plainCitation&quot;:&quot;(Syukri et al., 2018)&quot;,&quot;noteIndex&quot;:0},&quot;citationItems&quot;:[{&quot;id&quot;:8575,&quot;uris&quot;:[&quot;http://zotero.org/users/1913249/items/9AY6KHVV&quot;,[&quot;http://zotero.org/users/1913249/items/9AY6KHVV&quot;]],&quot;itemData&quot;:{&quot;id&quot;:8575,&quot;type&quot;:&quot;article-journal&quot;,&quot;abstract&quot;:&quot;This study aimed to determine the impact of the integration of engineering design process (asking, imagining, planning, creating and improving) in an electrical &amp; magnetism module to improve problem-solving skills in physics among secondary school students in Aceh, Indonesia. The quasi-experimental study was carried out with 82 form three (age 15 years old) students of a secondary school in Aceh Besar, Indonesia. The first author had randomly chosen two classes as the experimental group and two other classes as the control group. Independent samples t-test analysis was conducted to determine the difference between the physics teaching and learning module which integrated the five steps of engineering design process and the existing commonly used science â€œPudakâ€ teaching and learning module. The results of the independent samples t-test analysis showed that the use of the physics teaching and learning module which integrated the five steps of engineering design process was more effective compared to the use of the existing â€œPudakâ€ module in increasing the studentsâ€™ skills in solving physics problems. The findings of the study suggest that the science learning approach is appropriate to be applied in the teaching and learning of science to enhance science problem-solving skills among secondary school students. In addition, it can be used as a guide for teachers on how to implement the integration of the five steps of engineering design process in science teaching and learning practices.&quot;,&quot;container-title&quot;:&quot;Jurnal Pendidikan IPA Indonesia&quot;,&quot;DOI&quot;:&quot;10.15294/jpii.v7i1.12297&quot;,&quot;ISSN&quot;:&quot;2089-4392&quot;,&quot;issue&quot;:&quot;1&quot;,&quot;language&quot;:&quot;en&quot;,&quot;license&quot;:&quot;Copyright (c) 2018 Jurnal Pendidikan IPA Indonesia&quot;,&quot;note&quot;:&quot;number: 1&quot;,&quot;page&quot;:&quot;66-75&quot;,&quot;source&quot;:&quot;journal.unnes.ac.id&quot;,&quot;title&quot;:&quot;The Impact of Engineering Design Process in Teaching and Learning to Enhance Studentsâ€™ Science Problem-Solving Skills&quot;,&quot;volume&quot;:&quot;7&quot;,&quot;author&quot;:[{&quot;family&quot;:&quot;Syukri&quot;,&quot;given&quot;:&quot;M.&quot;},{&quot;family&quot;:&quot;Halim&quot;,&quot;given&quot;:&quot;L.&quot;},{&quot;family&quot;:&quot;Mohtar&quot;,&quot;given&quot;:&quot;L. E.&quot;},{&quot;family&quot;:&quot;Soewarno&quot;,&quot;given&quot;:&quot;S.&quot;}],&quot;issued&quot;:{&quot;date-parts&quot;:[[&quot;2018&quot;,4,3]]},&quot;citation-key&quot;:&quot;syukri_impact_2018&quot;},&quot;prefix&quot;:&quot;&quot;,&quot;suffix&quot;:&quot;&quot;}],&quot;schema&quot;:&quot;https://github.com/citation-style-language/schema/raw/master/csl-citation.json&quot;} RNDxQjPkuxNAB"/> involves the following steps; Ask, Imagine, Plan, Create, Test, Improve, Share <text:reference-mark-start text:name="ZOTERO_ITEM CSL_CITATION {&quot;citationID&quot;:&quot;mybcgspc&quot;,&quot;properties&quot;:{&quot;formattedCitation&quot;:&quot;(Hester and Cunningham, 2007)&quot;,&quot;plainCitation&quot;:&quot;(Hester and Cunningham, 2007)&quot;,&quot;noteIndex&quot;:0},&quot;citationItems&quot;:[{&quot;id&quot;:8577,&quot;uris&quot;:[&quot;http://zotero.org/users/1913249/items/2CFTQGHS&quot;,[&quot;http://zotero.org/users/1913249/items/2CFTQGHS&quot;]],&quot;itemData&quot;:{&quot;id&quot;:8577,&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KQtkbWXL2Y"/>(Hester and Cunningham, 2007)<text:reference-mark-end text:name="ZOTERO_ITEM CSL_CITATION {&quot;citationID&quot;:&quot;mybcgspc&quot;,&quot;properties&quot;:{&quot;formattedCitation&quot;:&quot;(Hester and Cunningham, 2007)&quot;,&quot;plainCitation&quot;:&quot;(Hester and Cunningham, 2007)&quot;,&quot;noteIndex&quot;:0},&quot;citationItems&quot;:[{&quot;id&quot;:8577,&quot;uris&quot;:[&quot;http://zotero.org/users/1913249/items/2CFTQGHS&quot;,[&quot;http://zotero.org/users/1913249/items/2CFTQGHS&quot;]],&quot;itemData&quot;:{&quot;id&quot;:8577,&quot;type&quot;:&quot;article-journal&quot;,&quot;abstract&quot;:&quot;Overview As our society becomes increasingly dependent on engineering and technology, it is more important than ever that everyone have a basic understanding of what engineers do, and the uses and implications of the technologies they create. Yet few citizens are technologically literate, in large part because technology and engineering are not taught in our schools 1 . Just as it is important to begin science instruction in the elementary grades by building on children's curiosity about the natural world, it's important to begin engineering instruction in elementary school by building on children's natural inclination to design and build things, and to take things apart to see how they work 2 . At the heart of engineering is an understanding of the engineering design process—a highly flexible method of solving problems that is parallel to, but distinct from, the inquiry process in science. Introducing engineering education at the elementary level is challenging because the school curriculum is already full, and few elementary teachers are comfortable teaching science and math, let alone technology and engineering.&quot;,&quot;container-title&quot;:&quot;ASEE Annual Conference and Exposition, Conference Proceedings&quot;,&quot;journalAbbreviation&quot;:&quot;ASEE Annual Conference and Exposition, Conference Proceedings&quot;,&quot;source&quot;:&quot;ResearchGate&quot;,&quot;title&quot;:&quot;Engineering is elementary: An engineering and technology curriculum for children&quot;,&quot;title-short&quot;:&quot;Engineering is elementary&quot;,&quot;author&quot;:[{&quot;family&quot;:&quot;Hester&quot;,&quot;given&quot;:&quot;Kate&quot;},{&quot;family&quot;:&quot;Cunningham&quot;,&quot;given&quot;:&quot;Christine&quot;}],&quot;issued&quot;:{&quot;date-parts&quot;:[[&quot;2007&quot;,1,1]]},&quot;citation-key&quot;:&quot;hester_engineering_2007&quot;},&quot;prefix&quot;:&quot;&quot;,&quot;suffix&quot;:&quot;&quot;}],&quot;schema&quot;:&quot;https://github.com/citation-style-language/schema/raw/master/csl-citation.json&quot;} RNDKQtkbWXL2Y"/>.</text:p>
      <text:p text:style-name="Text_20_body">It has been adopted by the area of computing is one used in a recent book on coding by Bers <text:reference-mark-start text:name="ZOTERO_ITEM CSL_CITATION {&quot;citationID&quot;:&quot;xcuychgv&quot;,&quot;properties&quot;:{&quot;formattedCitation&quot;:&quot;(Bers, 2021)&quot;,&quot;plainCitation&quot;:&quot;(Bers, 2021)&quot;,&quot;noteIndex&quot;:0},&quot;citationItems&quot;:[{&quot;id&quot;:8572,&quot;uris&quot;:[&quot;http://zotero.org/users/1913249/items/4DXHZWQI&quot;,[&quot;http://zotero.org/users/1913249/items/4DXHZWQI&quot;]],&quot;itemData&quot;:{&quot;id&quot;:8572,&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p5FO0QdSMG"/>(Bers, 2021)<text:reference-mark-end text:name="ZOTERO_ITEM CSL_CITATION {&quot;citationID&quot;:&quot;xcuychgv&quot;,&quot;properties&quot;:{&quot;formattedCitation&quot;:&quot;(Bers, 2021)&quot;,&quot;plainCitation&quot;:&quot;(Bers, 2021)&quot;,&quot;noteIndex&quot;:0},&quot;citationItems&quot;:[{&quot;id&quot;:8572,&quot;uris&quot;:[&quot;http://zotero.org/users/1913249/items/4DXHZWQI&quot;,[&quot;http://zotero.org/users/1913249/items/4DXHZWQI&quot;]],&quot;itemData&quot;:{&quot;id&quot;:8572,&quot;type&quot;:&quot;book&quot;,&quot;abstract&quot;:&quot;\&quot;Coding as a Playground, Second Edition is the first book to focus on how young children (ages 7 and under) can engage in computational thinking and be taught to become computer programmers, a process that can increase both their cognitive and social-emotional skills. Learn how coding can engage children as producers-and not merely consumers-of technology in a playful way. You will come away from this groundbreaking work with an understanding of how coding promotes developmentally appropriate experiences such as problem solving, imagination, cognitive challenges, social interactions, motor skills development, emotional exploration, and making different choices. Featuring all new case studies, vignettes and projects, as well as an expanded focus on teaching coding as a new literacy, this second edition helps you learn how to integrate coding into different curricular areas to promote literacy, math, science, engineering, and the arts through a project-based approach and a positive approach to learning\&quot;--&quot;,&quot;call-number&quot;:&quot;LB1139.35.C64&quot;,&quot;edition&quot;:&quot;Second edition&quot;,&quot;event-place&quot;:&quot;New York, NY&quot;,&quot;ISBN&quot;:&quot;978-1-00-302260-2&quot;,&quot;language&quot;:&quot;en&quot;,&quot;number-of-pages&quot;:&quot;1&quot;,&quot;publisher&quot;:&quot;Routledge&quot;,&quot;publisher-place&quot;:&quot;New York, NY&quot;,&quot;source&quot;:&quot;Library of Congress ISBN&quot;,&quot;title&quot;:&quot;Coding as a playground: programming and computational thinking in the early childhood classroom&quot;,&quot;title-short&quot;:&quot;Coding as a playground&quot;,&quot;author&quot;:[{&quot;family&quot;:&quot;Bers&quot;,&quot;given&quot;:&quot;Marina Umaschi&quot;}],&quot;issued&quot;:{&quot;date-parts&quot;:[[&quot;2021&quot;]]},&quot;citation-key&quot;:&quot;bers_coding_2021&quot;},&quot;prefix&quot;:&quot;&quot;,&quot;suffix&quot;:&quot;&quot;}],&quot;schema&quot;:&quot;https://github.com/citation-style-language/schema/raw/master/csl-citation.json&quot;} RNDp5FO0QdSMG"/>.</text:p>
      <text:p text:style-name="Text_20_body">It is possible to be more specific when coding and include a wider terminology of technology and domain specific language. For example, debugging in the area of computer programming and playtesting in the domain of game making. I have had to weigh up the value of including these more specific terms and deciding to keep a more generic approach primarily to reduce complexity while undertaking video coding. Sub-categories add complexity and time to the process without necessarity adding a great deal.<text:line-break/>ADD IN A JUSTIFICATION BASED ON HOW RESULTS PAN OUT.</text:p>
      <text:h text:style-name="Heading_20_4" text:outline-level="4"><text:bookmark-start text:name="coding-game-design-themes"/>Coding Game Design Themes<text:bookmark-end text:name="coding-game-design-themes"/></text:h>
      <text:p text:style-name="First_20_paragraph">NOTE THIS IS NOT REALLY USED IN DATA - thus make minimal - OR MOVE - IN DESIGN? PROBABLY JUST REFERENCE REALLY BRIEFLY AND PICK UP IN DESIGN</text:p>
      <text:p text:style-name="Text_20_body">OR DROP TOTALLY! eg.</text:p>
      <text:p text:style-name="Text_20_body">I was interested in the question what could coding based on the different game elements that are <text:soft-page-break/>being added to the game serves to illustrate.</text:p>
      <text:p text:style-name="Text_20_body">The process of learning game making through deepening your knowledge of game elements is explored by Schell <text:reference-mark-start text:name="ZOTERO_ITEM CSL_CITATION {&quot;citationID&quot;:&quot;sllripdc&quot;,&quot;properties&quot;:{&quot;formattedCitation&quot;:&quot;(2008)&quot;,&quot;plainCitation&quot;:&quot;(2008)&quot;,&quot;noteIndex&quot;:0},&quot;citationItems&quot;:[{&quot;id&quot;:2747,&quot;uris&quot;:[&quot;http://zotero.org/users/1913249/items/EWXFXEGC&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suppress-author&quot;:true,&quot;prefix&quot;:&quot;&quot;,&quot;suffix&quot;:&quot;&quot;}],&quot;schema&quot;:&quot;https://github.com/citation-style-language/schema/raw/master/csl-citation.json&quot;} RNDLodE2i6kvg"/>(2008)<text:reference-mark-end text:name="ZOTERO_ITEM CSL_CITATION {&quot;citationID&quot;:&quot;sllripdc&quot;,&quot;properties&quot;:{&quot;formattedCitation&quot;:&quot;(2008)&quot;,&quot;plainCitation&quot;:&quot;(2008)&quot;,&quot;noteIndex&quot;:0},&quot;citationItems&quot;:[{&quot;id&quot;:2747,&quot;uris&quot;:[&quot;http://zotero.org/users/1913249/items/EWXFXEGC&quot;,[&quot;http://zotero.org/users/1913249/items/EWXFXEGC&quot;]],&quot;itemData&quot;:{&quot;id&quot;:2747,&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suppress-author&quot;:true,&quot;prefix&quot;:&quot;&quot;,&quot;suffix&quot;:&quot;&quot;}],&quot;schema&quot;:&quot;https://github.com/citation-style-language/schema/raw/master/csl-citation.json&quot;} RNDLodE2i6kvg"/>.</text:p>
      <text:p text:style-name="Text_20_body">As way of coding initially I considered the MDA framework for the simplicity and the focus on the user experience being taken into account.</text:p>
      <text:list xml:id="list1632227574" text:style-name="L40">
        <text:list-item>
          <text:p text:style-name="P44">mechanics</text:p>
        </text:list-item>
        <text:list-item>
          <text:p text:style-name="P44">aesthetics</text:p>
        </text:list-item>
        <text:list-item>
          <text:p text:style-name="P44">dynamics</text:p>
        </text:list-item>
      </text:list>
      <text:p text:style-name="First_20_paragraph">Finally I adapted this framework to match the one use for documentation.</text:p>
      <text:list xml:id="list332363155" text:style-name="L41">
        <text:list-item>
          <text:p text:style-name="P45">Game mechanics</text:p>
        </text:list-item>
        <text:list-item>
          <text:p text:style-name="P45">Game Challenge</text:p>
        </text:list-item>
        <text:list-item>
          <text:p text:style-name="P45">Game Space</text:p>
        </text:list-item>
        <text:list-item>
          <text:p text:style-name="P45">Game Polish (aesthetics)</text:p>
        </text:list-item>
      </text:list>
      <text:p text:style-name="First_20_paragraph">This had the following limits.</text:p>
      <text:list xml:id="list3772567304" text:style-name="L42">
        <text:list-item>
          <text:p text:style-name="P46">didn’t really add much to</text:p>
        </text:list-item>
        <text:list-item>
          <text:p text:style-name="P46">in someways the division was arbitrary</text:p>
        </text:list-item>
      </text:list>
      <text:p text:style-name="First_20_paragraph">Also, while helpful in preparing resources as a navigational framework, as explored in chapters four and five, the coding to participant engagement with creating different areas of game elements / design pattern, it did not yield particularly interesting insights in itself. However, in coding I noted the use of the game design patterns as mediational strategies which overlapped with the</text:p>
      <text:h text:style-name="Heading_20_3" text:outline-level="3"><text:bookmark-start text:name="stage-two-revised-coding-schema-and-process"/>Stage two: revised coding schema and process<text:bookmark-end text:name="stage-two-revised-coding-schema-and-process"/></text:h>
      <text:p text:style-name="First_20_paragraph">After data analysis in stage one. The following revisions were made in overall schema of coding.</text:p>
      <text:p text:style-name="Text_20_body">While useful, I dropping design stages as a schema, for justification and implications see discussion in chapter six.</text:p>
      <text:p text:style-name="Text_20_body">The wider helping interactions, again while useful had drawbacks. Firsly, they were so numerous. Secondly, given the existing work of a general scope of digital making by Barron, it was not clear what I would add in terms of contribution to knowledge beyond broadly confirming it in the scope of digital game making.</text:p>
      <text:p text:style-name="Text_20_body">Instead, an area that was more targetted emerged from these areas.</text:p>
      <text:p text:style-name="Text_20_body"/>
      <text:h text:style-name="Heading_20_3" text:outline-level="3"><text:bookmark-start text:name="proposal-coding-impact-on-design-processes-on-learner-agency---boiled-down--"/>PROPOSAL Coding impact on design/ processes on learner agency - boiled down -<text:bookmark-end text:name="proposal-coding-impact-on-design-processes-on-learner-agency---boiled-down--"/></text:h>
      <text:p text:style-name="First_20_paragraph">REMOVED AS PROPOSAL BUT INSTEAD HOW TO ADDRESS THIS?</text:p>
      <text:p text:style-name="Text_20_body">FIND ANOTHER FRAMEWORK FOR AGENCY AND CODE TO THAT.</text:p>
      <text:p text:style-name="Text_20_body">Answering RQ - on pedagogical resources / agency / use of GDPs</text:p>
      <text:p text:style-name="Text_20_body"><text:soft-page-break/>THIS IMAGINED FOR CONCLUSION BUT ALSO CODE TO IT? OR ABOVE?</text:p>
      <text:list xml:id="list3142920199" text:style-name="L43">
        <text:list-item>
          <text:p text:style-name="P47">learners developing agency through personal expression of home and other Identities</text:p>
        </text:list-item>
        <text:list-item>
          <text:p text:style-name="P47">agency through choice over pathway via GDPS</text:p>
        </text:list-item>
        <text:list-item>
          <text:p text:style-name="P47">agency through flexible design cycle pathways, especially via community playtesting</text:p>
        </text:list-item>
        <text:list-item>
          <text:p text:style-name="P47">developing agency through celebration of different game maker styles</text:p>
        </text:list-item>
        <text:list-item>
          <text:p text:style-name="P47">authenticity of tool use, especially docs and access to Community</text:p>
        </text:list-item>
        <text:list-item>
          <text:p text:style-name="P47">authenticity of audience - and role of drama to facilitate reflection</text:p>
        </text:list-item>
      </text:list>
      <text:h text:style-name="Heading_20_3" text:outline-level="3"><text:bookmark-start text:name="limits-of-problems-with-video-data-analysis"/>Limits of / problems with video data analysis<text:bookmark-end text:name="limits-of-problems-with-video-data-analysis"/></text:h>
      <text:p text:style-name="First_20_paragraph">The choice of the videos to code more fully is rather skewed towards finding interesting data. Thus it may not be fully representative of the experience of all participants.</text:p>
      <text:p text:style-name="Text_20_body">Choosing in a different way - around less interaction - would expose more barriers to participation to game making using the 3M model.</text:p>
      <text:h text:style-name="Heading_20_3" text:outline-level="3"><text:bookmark-start text:name="analysis-of-activities-based-on-cultural-interpersonal-and-personal-focusing"/>Analysis of activities based on Cultural, Interpersonal and Personal focusing<text:bookmark-end text:name="analysis-of-activities-based-on-cultural-interpersonal-and-personal-focusing"/></text:h>
      <text:p text:style-name="First_20_paragraph">As per Rogoff.</text:p>
      <text:p text:style-name="Text_20_body">Not coded in nvivo. However this was a useful phase.</text:p>
      <text:p text:style-name="Text_20_body">Note on the spreadsheet used to transfer from coded document. A summary of the activity and then what implications did it have under each.</text:p>
      <text:p text:style-name="Text_20_body">This ended up being the most useful - allowing different uses of GDPs to emerge from the process.</text:p>
      <text:h text:style-name="Heading_20_3" text:outline-level="3"><text:bookmark-start text:name="discussion-on-evolving-coding-process---perhaps-shift-to-last-chapter-finally"/>Discussion on evolving coding process - PERHAPS SHIFT TO LAST CHAPTER finally<text:bookmark-end text:name="discussion-on-evolving-coding-process---perhaps-shift-to-last-chapter-finally"/></text:h>
      <text:p text:style-name="First_20_paragraph">The process of trying to decide a main focus was often tricky.</text:p>
      <text:p text:style-name="Text_20_body">Take for example the process of Da in 2019-05-08 - where he was leading some fairly advanced work on researching and reading developer documentation and the constructing a new design pattern.</text:p>
      <text:p text:style-name="Text_20_body">There are competing and overlapping intention and foci here for the participants. - Solve immediate problem - add new pattern - communicate cultural practice of finding, reading and adapting developer level documentation and help from forums. - give hands on experience to the notice coder</text:p>
      <text:p text:style-name="Text_20_body">Most clearly there is an overlap here between the interpersonal working on a code problem collaboratively for educational purposes and the interactions with the wider cultural artefacts and practices from a professional environment.</text:p>
      <text:p text:style-name="Text_20_body">Thus the process of writing this up was not neat. To overcome this issue…</text:p>
      <text:p text:style-name="Text_20_body"><text:soft-page-break/>In addition the personal plane was perhaps the most problematic to address given the data gathered. Even when participants were demonstrating their personal knowledge by sharing back or directly altering game code, this was as part of a social and cultural practice. Thus my interpretation involved ….</text:p>
      <text:h text:style-name="Heading_20_3" text:outline-level="3"><text:bookmark-start text:name="data-validity---triangulation-of-data"/>Data Validity - Triangulation of Data<text:bookmark-end text:name="data-validity---triangulation-of-data"/></text:h>
      <text:p text:style-name="First_20_paragraph">Draw on other chapters to represent overcoming of weaknesses of design-based approach.</text:p>
      <text:h text:style-name="Heading_20_3" text:outline-level="3"><text:bookmark-start text:name="generalisation-of-results"/>Generalisation of Results<text:bookmark-end text:name="generalisation-of-results"/></text:h>
      <text:p text:style-name="First_20_paragraph">Generalisation is one of the guiding principles of DBR. While results are intertwined with context, designs should be assessed for generalisation to other settings.</text:p>
      <text:p text:style-name="Text_20_body">Explore this in more detail - draw out a debate on how situated learning in this context - and wider debate is.</text:p>
      <text:list xml:id="list106678836" text:style-name="L44">
        <text:list-item>
          <text:p text:style-name="P48">More than one iteration.</text:p>
        </text:list-item>
        <text:list-item>
          <text:p text:style-name="P48">In different settings</text:p>
        </text:list-item>
        <text:list-item>
          <text:p text:style-name="P48">Using different with different software</text:p>
        </text:list-item>
      </text:list>
      <text:p text:style-name="First_20_paragraph">This is potentially complex to describe but worth it if wanting to talk about generalisation.</text:p>
      <text:p text:style-name="Text_20_body">NOTE - This could be dropped or picked up again in the limitations section</text:p>
      <text:p text:style-name="Text_20_body">The process of exploring this guided the development of the research questions.</text:p>
      <text:h text:style-name="Heading_20_2" text:outline-level="2"><text:bookmark-start text:name="research-questions"/>Research Questions<text:bookmark-end text:name="research-questions"/></text:h>
      <text:h text:style-name="Heading_20_3" text:outline-level="3"><text:bookmark-start text:name="how-research-questions-evolved"/>How Research Questions Evolved<text:bookmark-end text:name="how-research-questions-evolved"/></text:h>
      <text:p text:style-name="First_20_paragraph">The process was driven by the activity of collaborative game making driven by practicalities, and my interests as explored in the first chapter.</text:p>
      <text:p text:style-name="Text_20_body">As justified by DBR and formative interventions, the process was driven by a meeting of context and the needs / interests of myself as a researcher.</text:p>
      <text:p text:style-name="Text_20_body">Possible themes that had potential but which were disguarded included;</text:p>
      <text:list xml:id="list4025422349" text:style-name="L45">
        <text:list-item>
          <text:p text:style-name="P49">Computation thinking &amp; systems thinking</text:p>
        </text:list-item>
        <text:list-item>
          <text:p text:style-name="P49">Aligning with Project based learning</text:p>
        </text:list-item>
      </text:list>
      <text:p text:style-name="First_20_paragraph">Themes emerging include the alternation of abstract and concrete as a suggested learning journey, explored in my journal. However this seems to be explored in research on semantic waves with studies of more breadth so it did not seem a good idea to follow that thread in my thesis.</text:p>
      <text:p text:style-name="Text_20_body">There was something about the formalisation of this process into graph form which put me off. I also realised that the frameworks that I spent a while trying to make accessible and gameful in the design, grouping and theming of their presentation, had strong similarities to concepts of abstract curriculum if explored through a semantic waves lens. Curriculum seemed too well a well trod path for a PhD thesis.</text:p>
      <text:p text:style-name="Text_20_body"><text:soft-page-break/>Instead the community elements of the learning experience regained focus during the process of coding. There were particularly interesting elements of the learning environment which contributed to notable behaviours.</text:p>
      <text:p text:style-name="Text_20_body">The area of in-depth study of learning and wider behaviours in the development of coding. Work on roles by Barron and developed by Roque showed promise identifying helpful roles and reflecting them back to participants. Such reflection sessions were not always replicable with a general home education group or other non-formal setting. Could this implemented in the design, in the way reflective techniques were implemented in to games. Thus making it more playful/ gameful.</text:p>
      <text:h text:style-name="Heading_20_3" text:outline-level="3"><text:bookmark-start text:name="what-research-questions-are-answered-by-what-data-gathering-and-analysis---and-described-in-what-chapter"/>What research questions are answered by what data gathering and analysis - and described in what chapter?<text:bookmark-end text:name="what-research-questions-are-answered-by-what-data-gathering-and-analysis---and-described-in-what-chapter"/></text:h>
      <text:p text:style-name="First_20_paragraph"/>
      <text:list xml:id="list118643567" text:style-name="L46">
        <text:list-item>
          <text:p text:style-name="P50">What pedagogical tools and processes are available to support novices to overcome barriers to game coding and design?</text:p>
        </text:list-item>
        <text:list-item>
          <text:p text:style-name="P50">How can learners build agency in an evolving community of game makers?</text:p>
        </text:list-item>
        <text:list-item>
          <text:p text:style-name="P50">How can game design patterns support the development of coding practices with novices?</text:p>
        </text:list-item>
      </text:list>
      <text:p text:style-name="P2">RQ1</text:p>
      <text:list xml:id="list1627145217" text:style-name="L47">
        <text:list-item>
          <text:p text:style-name="P51">Both barriers and tools / processes are explored in the literature review</text:p>
        </text:list-item>
        <text:list-item>
          <text:p text:style-name="P51">Interviews with practitioners in chapter 4 guided the design in broad principles.</text:p>
        </text:list-item>
        <text:list-item>
          <text:p text:style-name="P51">Barriers are explored in chapter 4 on evolution of the design</text:p>
        </text:list-item>
        <text:list-item>
          <text:p text:style-name="P51">Tools and processes in results chapters 5 and 6.</text:p>
        </text:list-item>
      </text:list>
      <text:p text:style-name="P2">RQ2</text:p>
      <text:list xml:id="list354469116" text:style-name="L48">
        <text:list-item>
          <text:p text:style-name="P52">Interviews with participants some informal and some formal instructed directly adaptations to design</text:p>
        </text:list-item>
        <text:list-item>
          <text:p text:style-name="P52">Analysis of video data</text:p>
        </text:list-item>
      </text:list>
      <text:p text:style-name="P2">RQ3</text:p>
      <text:list xml:id="list2612911715" text:style-name="L49">
        <text:list-item>
          <text:p text:style-name="P53">Interviews with participants some informal and some formal instructed directly adaptations to design</text:p>
        </text:list-item>
        <text:list-item>
          <text:p text:style-name="P53">Analysis of video data</text:p>
        </text:list-item>
      </text:list>
      <text:h text:style-name="Heading_20_2" text:outline-level="2"><text:bookmark-start text:name="discussion-on-methodology"/>Discussion on Methodology<text:bookmark-end text:name="discussion-on-methodology"/></text:h>
      <text:h text:style-name="Heading_20_3" text:outline-level="3"><text:bookmark-start text:name="discussion"/>Discussion<text:bookmark-end text:name="discussion"/></text:h>
      <text:p text:style-name="First_20_paragraph">NOTE - WHAT KIND OF DISCUSSION WOULD BE NEEDED HERE? A RETURN TO POSSIBLE BARRIERS THAT THE METHODOLOGY AIMS TO OVER COME</text:p>
      <text:p text:style-name="Text_20_body">Perhaps summarise the the context, and motivations of the above case studies are analysed in relation to the context of this study.</text:p>
      <text:h text:style-name="Heading_20_3" text:outline-level="3"><text:bookmark-start text:name="authenticity---creating-value"/><text:soft-page-break/>Authenticity - creating value<text:bookmark-end text:name="authenticity---creating-value"/></text:h>
      <text:p text:style-name="First_20_paragraph">Barab and colleagues discuss the importance of creating value in the world in their ecosystem approach <text:reference-mark-start text:name="ZOTERO_ITEM CSL_CITATION {&quot;citationID&quot;:&quot;ytdankfl&quot;,&quot;properties&quot;:{&quot;formattedCitation&quot;:&quot;(Barab et al., 2019)&quot;,&quot;plainCitation&quot;:&quot;(Barab et al., 2019)&quot;,&quot;noteIndex&quot;:0},&quot;citationItems&quot;:[{&quot;id&quot;:9233,&quot;uris&quot;:[&quot;http://zotero.org/users/1913249/items/BU69FYN2&quot;,[&quot;http://zotero.org/users/1913249/items/BU69FYN2&quot;]],&quot;itemData&quot;:{&quot;id&quot;:9233,&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zkpmncYJMP"/>(Barab et al., 2019)<text:reference-mark-end text:name="ZOTERO_ITEM CSL_CITATION {&quot;citationID&quot;:&quot;ytdankfl&quot;,&quot;properties&quot;:{&quot;formattedCitation&quot;:&quot;(Barab et al., 2019)&quot;,&quot;plainCitation&quot;:&quot;(Barab et al., 2019)&quot;,&quot;noteIndex&quot;:0},&quot;citationItems&quot;:[{&quot;id&quot;:9233,&quot;uris&quot;:[&quot;http://zotero.org/users/1913249/items/BU69FYN2&quot;,[&quot;http://zotero.org/users/1913249/items/BU69FYN2&quot;]],&quot;itemData&quot;:{&quot;id&quot;:9233,&quot;type&quot;:&quot;chapter&quot;,&quot;container-title&quot;:&quot;Ecologies for Learning and Practice&quot;,&quot;edition&quot;:&quot;1&quot;,&quot;event-place&quot;:&quot;Abingdon, Oxon ; New York, NY : Routledge, 2020.&quot;,&quot;ISBN&quot;:&quot;978-1-351-02026-8&quot;,&quot;language&quot;:&quot;en&quot;,&quot;note&quot;:&quot;DOI: 10.4324/9781351020268-9&quot;,&quot;page&quot;:&quot;129-145&quot;,&quot;publisher&quot;:&quot;Routledge&quot;,&quot;publisher-place&quot;:&quot;Abingdon, Oxon ; New York, NY : Routledge, 2020.&quot;,&quot;source&quot;:&quot;DOI.org (Crossref)&quot;,&quot;title&quot;:&quot;Ecosystem Empowerment&quot;,&quot;URL&quot;:&quot;https://www.taylorfrancis.com/books/9781351020251/chapters/10.4324/9781351020268-9&quot;,&quot;editor&quot;:[{&quot;family&quot;:&quot;Barnett&quot;,&quot;given&quot;:&quot;Ronald&quot;},{&quot;family&quot;:&quot;Jackson&quot;,&quot;given&quot;:&quot;Norman&quot;}],&quot;author&quot;:[{&quot;family&quot;:&quot;Barab&quot;,&quot;given&quot;:&quot;Sasha&quot;},{&quot;family&quot;:&quot;Arici&quot;,&quot;given&quot;:&quot;Anna&quot;},{&quot;family&quot;:&quot;Aguilera&quot;,&quot;given&quot;:&quot;Earl&quot;},{&quot;family&quot;:&quot;Dutchin&quot;,&quot;given&quot;:&quot;Kathryn&quot;}],&quot;accessed&quot;:{&quot;date-parts&quot;:[[&quot;2023&quot;,7,5]]},&quot;issued&quot;:{&quot;date-parts&quot;:[[&quot;2019&quot;,11,6]]},&quot;citation-key&quot;:&quot;barnett_ecosystem_2019&quot;},&quot;prefix&quot;:&quot;&quot;,&quot;suffix&quot;:&quot;&quot;}],&quot;schema&quot;:&quot;https://github.com/citation-style-language/schema/raw/master/csl-citation.json&quot;} RNDzkpmncYJMP"/>. This mirrors authenticity in applied social approaches - PBL as applied method of - situated learning ontology.</text:p>
      <text:h text:style-name="Heading_20_2" text:outline-level="2"><text:bookmark-start text:name="summary-of-design-evolution"/>Summary of design evolution<text:bookmark-end text:name="summary-of-design-evolution"/></text:h>
      <text:p text:style-name="First_20_paragraph">I conclude this chapter with a section that introduces the next chapter which is a rich description of the evolution of the learning design.</text:p>
      <text:h text:style-name="Heading_20_3" text:outline-level="3"><text:bookmark-start text:name="describing-the-formative-intervention-of-this-research"/>Describing the formative intervention of this research<text:bookmark-end text:name="describing-the-formative-intervention-of-this-research"/></text:h>
      <text:p text:style-name="First_20_paragraph">The design of the research experiment and learning I started from a very open position and has evolved from several iterations of collaborative work with participants.</text:p>
      <text:p text:style-name="Text_20_body">The experimental team consisted of Home Educating families . Learners acted as researcher participants to guide the next iteration of the game making program both directly and indirectly. Direct input was through requests and informal feedback and structured end-of-course interviews. Indirect input came from research data in the form on the games participants created, my research journal entries on my interactions with and observations of participants and recorded audio and video data of the participants and their computer screen capture.</text:p>
      <text:p text:style-name="P30">Practical factors</text:p>
      <text:p text:style-name="Text_20_body">Key contextual factors have facilitated and shaped development of the research design including:</text:p>
      <text:list xml:id="list2964163658" text:style-name="L50">
        <text:list-item>
          <text:p text:style-name="P54">Impact of research practicalities</text:p>
        </text:list-item>
        <text:list-item>
          <text:p text:style-name="P54">The location at the university</text:p>
        </text:list-item>
      </text:list>
      <text:p text:style-name="First_20_paragraph">The availability of resources potentially attractive to this audience.</text:p>
      <text:p text:style-name="Text_20_body">For example, the ability to have that number of identical computers for this audience in particular drove participipation to be in a university setting.</text:p>
      <text:p text:style-name="Text_20_body">and using this shape of working which was determined by technical reasons but which had an impact nevertheless on the ability for students to move around the room and the absence of a front for the teacher to teach from.</text:p>
      <text:p text:style-name="Text_20_body">Motivating or other effect of being part of a research project (Eliza) may be present. However, this study does not make comparative claims.</text:p>
      <text:h text:style-name="Heading_20_3" text:outline-level="3"><text:bookmark-start text:name="on-the-details-of-the-design"/>On the details of the design<text:bookmark-end text:name="on-the-details-of-the-design"/></text:h>
      <text:p text:style-name="First_20_paragraph">More than a design the result was a dynamic community which is analysed on several scopes of activity.</text:p>
      <text:p text:style-name="Text_20_body">The following overview of activity use by stage focusing on the evolution of tools and processes concisely exploring the rationale for their selection or production. Fuller descriptions of the tools used at each stage and links to the online resources created are available as appendix 4.x</text:p>
      <text:h text:style-name="Heading_20_4" text:outline-level="4"><text:bookmark-start text:name="p1-exploratory-stage-oct-2017---dec-2018"/><text:soft-page-break/>P1: Exploratory stage: Oct 2017 - Dec 2018<text:bookmark-end text:name="p1-exploratory-stage-oct-2017---dec-2018"/></text:h>
      <text:p text:style-name="First_20_paragraph">Phase one was an extended, exploratory series of game making sessions over several months. This stage was aimed not at collecting user data rather than building my competency as a facilitator. The process began with no pre-existing supporting materials. In response to need, I adapted a starting code template of a platform game and created various code examples to add functionality requested by participants. This template was adapted from an online tutorial to create a game of the <text:span text:style-name="T3">platformer</text:span> genre (see glossary), a move which helped to limit expectations of the technical complexity of their game. At the end of this stage participants showcased their games to students in the foyer of the MMU Brooks building. Generalised feedback from participants this stage included; a consensus that the process was too long; more guidance in the process of familiarising themselves the coding tools initially before undertaking ideation would be useful; group work was problematic given the lack of experience in this domain; and that the overall experience of working with code was difficult but rewarding (feedback notes are included as appendix 4.x). At the end of this phase I responded to this feedback and delivered three one-off workshops at conferences and community events. The compressed time frame sparked the use of new tools including a starting template and printable resources to accelerate the game-production process. The results in terms of engagement and impact on rapid personalisation of end products were very promising.</text:p>
      <text:h text:style-name="Heading_20_4" text:outline-level="4"><text:bookmark-start text:name="p3-accelerated-game-making-programme-5-weeks-jan---feb-2019"/>P3: Accelerated game making programme (5 weeks): Jan - Feb 2019<text:bookmark-end text:name="p3-accelerated-game-making-programme-5-weeks-jan---feb-2019"/></text:h>
      <text:p text:style-name="First_20_paragraph">By the beginning of P2 most of the resources and activities were in place and relatively stable. There were some incremental evolutions in the template that stemmed from participant feedback and my reflections. Key additions at this stage to support the use of a template were a collection of tutorials and code examples illustrating key game features that had been requested by participants. The collection of game patterns were presented in a web page together with the starting template and a link to an online book collecting the process into step-by-step chapter based tutorials. The resources are explored in more depth in sections three and four below. A more complete description of the resources used in P2 and P3 are included in appendix 4.x.</text:p>
      <text:h text:style-name="Heading_20_4" text:outline-level="4"><text:bookmark-start text:name="p4-adding-a-process-drama-to-the-game-making-programme-april---may-2019"/>P4: Adding a process drama to the game making programme: April - May 2019<text:bookmark-end text:name="p4-adding-a-process-drama-to-the-game-making-programme-april---may-2019"/></text:h>
      <text:p text:style-name="First_20_paragraph">P3 used the same toolset as P2 however in addition, drew on my previous work with the MMU Faculty of Education drama department <text:reference-mark-start text:name="ZOTERO_ITEM CSL_CITATION {&quot;citationID&quot;:&quot;rxwbbney&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gs9656yEya"/>(Patterson et al., 2019)<text:reference-mark-end text:name="ZOTERO_ITEM CSL_CITATION {&quot;citationID&quot;:&quot;rxwbbney&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gs9656yEya"/> to create a simple drama process to give an external motivation and narrative to the creation of games using for a fictional audience of visiting aliens. The participant activity of these stages and tensions between system elements are discussed in detail in the remainder of this chapter and in following chapters.</text:p>
      <text:h text:style-name="Heading_20_3" text:outline-level="3"><text:bookmark-start text:name="on-the-emergent-and-mutual-nature-of-the-design-and-research-process"/>On the emergent and mutual nature of the design and research process<text:bookmark-end text:name="on-the-emergent-and-mutual-nature-of-the-design-and-research-process"/></text:h>
      <text:p text:style-name="First_20_paragraph">The value of participant input to intervention-based research in the domain of technology use is well explored via participatory research <text:reference-mark-start text:name="ZOTERO_ITEM CSL_CITATION {&quot;citationID&quot;:&quot;fujjcvkt&quot;,&quot;properties&quot;:{&quot;formattedCitation&quot;:&quot;(Iivari and Kuutti, 2017; Iversen et al., 2018)&quot;,&quot;plainCitation&quot;:&quot;(Iivari and Kuutti, 2017; Iversen et al., 2018)&quot;,&quot;noteIndex&quot;:0},&quot;citationItems&quot;:[{&quot;id&quot;:7602,&quot;uris&quot;:[&quot;http://zotero.org/users/1913249/items/AWU8XACQ&quot;,[&quot;http://zotero.org/users/1913249/items/AWU8XACQ&quot;]],&quot;itemData&quot;:{&quot;id&quot;:7602,&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607,&quot;uris&quot;:[&quot;http://zotero.org/users/1913249/items/H2C77ZKN&quot;,[&quot;http://zotero.org/users/1913249/items/H2C77ZKN&quot;]],&quot;itemData&quot;:{&quot;id&quot;:960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KeIX6tXVKI"/>(Iivari and Kuutti, 2017; Iversen et al., 2018)<text:reference-mark-end text:name="ZOTERO_ITEM CSL_CITATION {&quot;citationID&quot;:&quot;fujjcvkt&quot;,&quot;properties&quot;:{&quot;formattedCitation&quot;:&quot;(Iivari and Kuutti, 2017; Iversen et al., 2018)&quot;,&quot;plainCitation&quot;:&quot;(Iivari and Kuutti, 2017; Iversen et al., 2018)&quot;,&quot;noteIndex&quot;:0},&quot;citationItems&quot;:[{&quot;id&quot;:7602,&quot;uris&quot;:[&quot;http://zotero.org/users/1913249/items/AWU8XACQ&quot;,[&quot;http://zotero.org/users/1913249/items/AWU8XACQ&quot;]],&quot;itemData&quot;:{&quot;id&quot;:7602,&quot;type&quot;:&quot;paper-conference&quot;,&quot;abstract&quot;:&quot;We propose computational empowerment as an approach and a Participatory Design response to challenges related to digitalization of society and the emerging need for digital literacy in K12 education. Our approach extends the current focus on computational thinking to include contextual, human-centred and societal challenges and impacts involved in students' creative and critical engagement with digital technology. Our research is based on the FabLab@School project, in which a PD approach to computational empowerment provided opportunities as well as further challenges for the complex agenda of digital technology in education. We argue that PD has the potential to drive a computational empowerment agenda in education by connecting political PD with contemporary visions for addressing a future digitalized labour market and society.&quot;,&quot;collection-title&quot;:&quot;PDC '18&quot;,&quot;container-title&quot;:&quot;Proceedings of the 15th Participatory Design Conference: Full Papers - Volume 1&quot;,&quot;DOI&quot;:&quot;10.1145/3210586.3210592&quot;,&quot;event-place&quot;:&quot;New York, NY, USA&quot;,&quot;ISBN&quot;:&quot;978-1-4503-6371-6&quot;,&quot;page&quot;:&quot;1–11&quot;,&quot;publisher&quot;:&quot;Association for Computing Machinery&quot;,&quot;publisher-place&quot;:&quot;New York, NY, USA&quot;,&quot;source&quot;:&quot;ACM Digital Library&quot;,&quot;title&quot;:&quot;From computational thinking to computational empowerment: a 21&lt;sup&gt;st&lt;/sup&gt; century PD agenda&quot;,&quot;title-short&quot;:&quot;From computational thinking to computational empowerment&quot;,&quot;URL&quot;:&quot;https://doi.org/10.1145/3210586.3210592&quot;,&quot;author&quot;:[{&quot;family&quot;:&quot;Iversen&quot;,&quot;given&quot;:&quot;Ole Sejer&quot;},{&quot;family&quot;:&quot;Smith&quot;,&quot;given&quot;:&quot;Rachel Charlotte&quot;},{&quot;family&quot;:&quot;Dindler&quot;,&quot;given&quot;:&quot;Christian&quot;}],&quot;accessed&quot;:{&quot;date-parts&quot;:[[&quot;2020&quot;,10,9]]},&quot;issued&quot;:{&quot;date-parts&quot;:[[&quot;2018&quot;,8,20]]},&quot;citation-key&quot;:&quot;iversen_computational_2018-1&quot;},&quot;prefix&quot;:&quot;&quot;,&quot;suffix&quot;:&quot;&quot;},{&quot;id&quot;:9607,&quot;uris&quot;:[&quot;http://zotero.org/users/1913249/items/H2C77ZKN&quot;,[&quot;http://zotero.org/users/1913249/items/H2C77ZKN&quot;]],&quot;itemData&quot;:{&quot;id&quot;:9607,&quot;type&quot;:&quot;paper-conference&quot;,&quot;abstract&quot;:&quot;Critical design arouses increasing interest in Human Computer Interaction (HCI). Critical Design is a relatively novel and a contentious design approach within this stream, while also other critical design approaches are emerging in HCI. Information systems research, then again, has been fascinated with critical research for decades and strongly integrated the critical lens into studies on systems development and use. However, critical information systems research is weak in the design practice -- very few studies actually involve design. We argue that combining the forces of these various critical traditions, an empowering approach to design can be developed. A categorization of critical design approaches is proposed and fascinating paths for future work are identified. Particularly we call for future developments on critical design research along two lines: expert-led critical design better integrating the tenets of the critical research tradition and user-led critical design truly advocating the empowerment of the power-weak.&quot;,&quot;collection-title&quot;:&quot;DIS '17&quot;,&quot;container-title&quot;:&quot;Proceedings of the 2017 Conference on Designing Interactive Systems&quot;,&quot;DOI&quot;:&quot;10.1145/3064663.3064747&quot;,&quot;event-place&quot;:&quot;New York, NY, USA&quot;,&quot;ISBN&quot;:&quot;978-1-4503-4922-2&quot;,&quot;page&quot;:&quot;983–993&quot;,&quot;publisher&quot;:&quot;Association for Computing Machinery&quot;,&quot;publisher-place&quot;:&quot;New York, NY, USA&quot;,&quot;source&quot;:&quot;ACM Digital Library&quot;,&quot;title&quot;:&quot;Critical Design Research and Information Technology: Searching for Empowering Design&quot;,&quot;title-short&quot;:&quot;Critical Design Research and Information Technology&quot;,&quot;URL&quot;:&quot;https://doi.org/10.1145/3064663.3064747&quot;,&quot;author&quot;:[{&quot;family&quot;:&quot;Iivari&quot;,&quot;given&quot;:&quot;Netta&quot;},{&quot;family&quot;:&quot;Kuutti&quot;,&quot;given&quot;:&quot;Kari&quot;}],&quot;accessed&quot;:{&quot;date-parts&quot;:[[&quot;2024&quot;,1,17]]},&quot;issued&quot;:{&quot;date-parts&quot;:[[&quot;2017&quot;,6,10]]},&quot;citation-key&quot;:&quot;iivari_critical_2017&quot;},&quot;prefix&quot;:&quot;&quot;,&quot;suffix&quot;:&quot;&quot;}],&quot;schema&quot;:&quot;https://github.com/citation-style-language/schema/raw/master/csl-citation.json&quot;} RNDKeIX6tXVKI"/>, design-based approaches <text:reference-mark-start text:name="ZOTERO_ITEM CSL_CITATION {&quot;citationID&quot;:&quot;atpddfuv&quot;,&quot;properties&quot;:{&quot;formattedCitation&quot;:&quot;(Barab and Squire, 2004; Papavlasopoulou et al., 2019)&quot;,&quot;plainCitation&quot;:&quot;(Barab and Squire, 2004; Papavlasopoulou et al., 2019)&quot;,&quot;noteIndex&quot;:0},&quot;citationItems&quot;:[{&quot;id&quot;:9294,&quot;uris&quot;:[&quot;http://zotero.org/users/1913249/items/RLHV7FWT&quot;,[&quot;http://zotero.org/users/1913249/items/RLHV7FWT&quot;]],&quot;itemData&quot;:{&quot;id&quot;:9294,&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volume&quot;:&quot;99&quot;,&quot;author&quot;:[{&quot;family&quot;:&quot;Papavlasopoulou&quot;,&quot;given&quot;:&quot;Sofia&quot;},{&quot;family&quot;:&quot;Giannakos&quot;,&quot;given&quot;:&quot;Michail N.&quot;},{&quot;family&quot;:&quot;Jaccheri&quot;,&quot;given&quot;:&quot;Letizia&quot;}],&quot;issued&quot;:{&quot;date-parts&quot;:[[&quot;2019&quot;,10,1]]},&quot;citation-key&quot;:&quot;papavlasopoulou_exploring_2019&quot;},&quot;prefix&quot;:&quot;&quot;,&quot;suffix&quot;:&quot;&quot;},{&quot;id&quot;:2424,&quot;uris&quot;:[&quot;http://zotero.org/users/1913249/items/4AWFP7ZD&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prefix&quot;:&quot;&quot;,&quot;suffix&quot;:&quot;&quot;}],&quot;schema&quot;:&quot;https://github.com/citation-style-language/schema/raw/master/csl-citation.json&quot;} RNDADw2zLipOQ"/>(Barab and Squire, 2004; Papavlasopoulou et al., 2019)<text:reference-mark-end text:name="ZOTERO_ITEM CSL_CITATION {&quot;citationID&quot;:&quot;atpddfuv&quot;,&quot;properties&quot;:{&quot;formattedCitation&quot;:&quot;(Barab and Squire, 2004; Papavlasopoulou et al., 2019)&quot;,&quot;plainCitation&quot;:&quot;(Barab and Squire, 2004; Papavlasopoulou et al., 2019)&quot;,&quot;noteIndex&quot;:0},&quot;citationItems&quot;:[{&quot;id&quot;:9294,&quot;uris&quot;:[&quot;http://zotero.org/users/1913249/items/RLHV7FWT&quot;,[&quot;http://zotero.org/users/1913249/items/RLHV7FWT&quot;]],&quot;itemData&quot;:{&quot;id&quot;:9294,&quot;type&quot;:&quot;article-journal&quot;,&quot;abstract&quot;:&quot;Over the last few years, the integration of coding activities for children in K-12 education has flourished. In addition, novel technological tools and programming environments have offered new opportunities and increased the need to design effective learning experiences. This paper presents a design-based research (DBR) approach conducted over two years, based on constructionism-based coding experiences for children, following the four stages of DBR. Three iterations (cycles) were designed and examined in total, with participants aged 8–17 years old, using mixed methods. Over the two years, we conducted workshops in which students used a block-based programming environment (i.e., Scratch) and collaboratively created a socially meaningful artifact (i.e., a game). The study identifies nine design principles that can help us to achieve higher engagement during the coding activity. Moreover, positive attitudes and high motivation were found to result in the better management of cognitive load. Our contribution lies in the theoretical grounding of the results in constructionism and the emerging design principles. In this way, we provide both theoretical and practical evidence of the value of constructionism-based coding activities.&quot;,&quot;container-title&quot;:&quot;Computers in Human Behavior&quot;,&quot;DOI&quot;:&quot;10.1016/j.chb.2019.01.008&quot;,&quot;ISSN&quot;:&quot;0747-5632&quot;,&quot;journalAbbreviation&quot;:&quot;Computers in Human Behavior&quot;,&quot;page&quot;:&quot;415-427&quot;,&quot;source&quot;:&quot;ScienceDirect&quot;,&quot;title&quot;:&quot;Exploring children's learning experience in constructionism-based coding activities through design-based research&quot;,&quot;volume&quot;:&quot;99&quot;,&quot;author&quot;:[{&quot;family&quot;:&quot;Papavlasopoulou&quot;,&quot;given&quot;:&quot;Sofia&quot;},{&quot;family&quot;:&quot;Giannakos&quot;,&quot;given&quot;:&quot;Michail N.&quot;},{&quot;family&quot;:&quot;Jaccheri&quot;,&quot;given&quot;:&quot;Letizia&quot;}],&quot;issued&quot;:{&quot;date-parts&quot;:[[&quot;2019&quot;,10,1]]},&quot;citation-key&quot;:&quot;papavlasopoulou_exploring_2019&quot;},&quot;prefix&quot;:&quot;&quot;,&quot;suffix&quot;:&quot;&quot;},{&quot;id&quot;:2424,&quot;uris&quot;:[&quot;http://zotero.org/users/1913249/items/4AWFP7ZD&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prefix&quot;:&quot;&quot;,&quot;suffix&quot;:&quot;&quot;}],&quot;schema&quot;:&quot;https://github.com/citation-style-language/schema/raw/master/csl-citation.json&quot;} RNDADw2zLipOQ"/> and formative interventions <text:reference-mark-start text:name="ZOTERO_ITEM CSL_CITATION {&quot;citationID&quot;:&quot;hryfnuyd&quot;,&quot;properties&quot;:{&quot;formattedCitation&quot;:&quot;(Cole, 2006; Blunden, 2023)&quot;,&quot;plainCitation&quot;:&quot;(Cole, 2006; Blunden, 2023)&quot;,&quot;noteIndex&quot;:0},&quot;citationItems&quot;:[{&quot;id&quot;:1067,&quot;uris&quot;:[&quot;http://zotero.org/users/1913249/items/RWG3NGB7&quot;,[&quot;http://zotero.org/users/1913249/items/RWG3NGB7&quot;]],&quot;itemData&quot;:{&quot;id&quot;:1067,&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604,&quot;uris&quot;:[&quot;http://zotero.org/users/1913249/items/AE8ICDCS&quot;,[&quot;http://zotero.org/users/1913249/items/AE8ICDCS&quot;]],&quot;itemData&quot;:{&quot;id&quot;:9604,&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6cnAKJn4Wq"/>(Cole, 2006; Blunden, 2023)<text:reference-mark-end text:name="ZOTERO_ITEM CSL_CITATION {&quot;citationID&quot;:&quot;hryfnuyd&quot;,&quot;properties&quot;:{&quot;formattedCitation&quot;:&quot;(Cole, 2006; Blunden, 2023)&quot;,&quot;plainCitation&quot;:&quot;(Cole, 2006; Blunden, 2023)&quot;,&quot;noteIndex&quot;:0},&quot;citationItems&quot;:[{&quot;id&quot;:1067,&quot;uris&quot;:[&quot;http://zotero.org/users/1913249/items/RWG3NGB7&quot;,[&quot;http://zotero.org/users/1913249/items/RWG3NGB7&quot;]],&quot;itemData&quot;:{&quot;id&quot;:1067,&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id&quot;:9604,&quot;uris&quot;:[&quot;http://zotero.org/users/1913249/items/AE8ICDCS&quot;,[&quot;http://zotero.org/users/1913249/items/AE8ICDCS&quot;]],&quot;itemData&quot;:{&quot;id&quot;:9604,&quot;type&quot;:&quot;chapter&quot;,&quot;container-title&quot;:&quot;Activity Theory&quot;,&quot;ISBN&quot;:&quot;978-90-04-54124-5&quot;,&quot;language&quot;:&quot;en&quot;,&quot;note&quot;:&quot;section: Activity Theory\nDOI: 10.1163/9789004541245_011&quot;,&quot;page&quot;:&quot;181-191&quot;,&quot;publisher&quot;:&quot;Brill&quot;,&quot;source&quot;:&quot;brill.com&quot;,&quot;title&quot;:&quot;Formative Interventions&quot;,&quot;URL&quot;:&quot;https://brill.com/display/book/9789004541245/BP000012.xml&quot;,&quot;author&quot;:[{&quot;family&quot;:&quot;Blunden&quot;,&quot;given&quot;:&quot;Andy&quot;}],&quot;accessed&quot;:{&quot;date-parts&quot;:[[&quot;2024&quot;,1,17]]},&quot;issued&quot;:{&quot;date-parts&quot;:[[&quot;2023&quot;,4,5]]},&quot;citation-key&quot;:&quot;blunden_formative_2023&quot;},&quot;prefix&quot;:&quot;&quot;,&quot;suffix&quot;:&quot;&quot;}],&quot;schema&quot;:&quot;https://github.com/citation-style-language/schema/raw/master/csl-citation.json&quot;} RND6cnAKJn4Wq"/>. In line with these research perspectives, the development of the tools and processes used by participants in this study emerged in response to <text:soft-page-break/>my analysis of participant experience and their direct feedback. This process is particularly evident in the evolution of the learning design and resources. The trialling of the coding environment and starting templated occurred in various informal settings, over the course of two years and with input and concrete additions from parent volunteers, graduate trainee-teacher students, undergraduate students helpers University colleagues and with more indirect ongoing feedback from participating young people and their guardians.</text:p>
      <text:p text:style-name="Text_20_body">While a full description of how this happened is beyond the remit of this chapter, this external input served several functions including: access to novel technical approaches proposed by parents and university volunteers; the surfacing of systemic conflicts hidden from my initial perception stemming from my pre-conceptions; observation of participant conflicts spurred the introduction of new tools to support development; and parental proficiency in adapting the learning environment to supporting their children leading to community-wide innovations in practice. My role as a facilitator included recognising and supporting the emergence of a repertoire of varied emergent practices in the responses of participants, and then to support these practices with suitable tools and resources. In this way, I support participants to build agency in their transformation of learning process.</text:p>
      <text:p text:style-name="Text_20_body">While some of these dynamics are already well explored in work surrounding the 5th Dimension project <text:reference-mark-start text:name="ZOTERO_ITEM CSL_CITATION {&quot;citationID&quot;:&quot;apqtuhbw&quot;,&quot;properties&quot;:{&quot;formattedCitation&quot;:&quot;(Cole, 2006)&quot;,&quot;plainCitation&quot;:&quot;(Cole, 2006)&quot;,&quot;noteIndex&quot;:0},&quot;citationItems&quot;:[{&quot;id&quot;:1067,&quot;uris&quot;:[&quot;http://zotero.org/users/1913249/items/RWG3NGB7&quot;,[&quot;http://zotero.org/users/1913249/items/RWG3NGB7&quot;]],&quot;itemData&quot;:{&quot;id&quot;:1067,&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5uk4IsJQJG"/>(Cole, 2006)<text:reference-mark-end text:name="ZOTERO_ITEM CSL_CITATION {&quot;citationID&quot;:&quot;apqtuhbw&quot;,&quot;properties&quot;:{&quot;formattedCitation&quot;:&quot;(Cole, 2006)&quot;,&quot;plainCitation&quot;:&quot;(Cole, 2006)&quot;,&quot;noteIndex&quot;:0},&quot;citationItems&quot;:[{&quot;id&quot;:1067,&quot;uris&quot;:[&quot;http://zotero.org/users/1913249/items/RWG3NGB7&quot;,[&quot;http://zotero.org/users/1913249/items/RWG3NGB7&quot;]],&quot;itemData&quot;:{&quot;id&quot;:1067,&quot;type&quot;:&quot;book&quot;,&quot;call-number&quot;:&quot;LC34.4 .C65 2006&quot;,&quot;event-place&quot;:&quot;New York&quot;,&quot;ISBN&quot;:&quot;978-0-87154-084-3&quot;,&quot;number-of-pages&quot;:&quot;227&quot;,&quot;publisher&quot;:&quot;Russell Sage&quot;,&quot;publisher-place&quot;:&quot;New York&quot;,&quot;source&quot;:&quot;Library of Congress ISBN&quot;,&quot;title&quot;:&quot;The fifth dimension: an after-school program built on diversity&quot;,&quot;title-short&quot;:&quot;The fifth dimension&quot;,&quot;author&quot;:[{&quot;family&quot;:&quot;Cole&quot;,&quot;given&quot;:&quot;Michael&quot;}],&quot;contributor&quot;:[{&quot;literal&quot;:&quot;Distributed Literacy Consortium&quot;}],&quot;issued&quot;:{&quot;date-parts&quot;:[[&quot;2006&quot;]]},&quot;citation-key&quot;:&quot;cole_fifth_2006&quot;},&quot;prefix&quot;:&quot;&quot;,&quot;suffix&quot;:&quot;&quot;}],&quot;schema&quot;:&quot;https://github.com/citation-style-language/schema/raw/master/csl-citation.json&quot;} RND5uk4IsJQJG"/> (explored in the literature review), the presence of parents adds significant opportunities. I propose that this informal and exploratory setting with the participation of engaged parents, young people and their access to family learning dynamics and wider expertise provides potentially fertile ground in the generation of resources and domain practices. I explore the potential of this theme in more detail in the conclusion of this thesis.</text:p>
      <text:h text:style-name="Heading_20_4" text:outline-level="4"><text:bookmark-start text:name="note-on-creation-of-learning-and-teaching-resources"/>Note on creation of learning and teaching resources<text:bookmark-end text:name="note-on-creation-of-learning-and-teaching-resources"/></text:h>
      <text:p text:style-name="First_20_paragraph">THIS IS COVERED IN THE NEXT CHATPER</text:p>
      <text:p text:style-name="Text_20_body">The process of refining this reflection into learning and teaching resources was complex and iterative. The following paragraph illustrates the process using a case study? [PERHAPS LOOK AT THE ELEMENTs OF A GAME DIVISION? - FINAL DESTINATION - SPACE, MECHANICS, POLISH]</text:p>
      <text:p text:style-name="Text_20_body">How does this methodology relate / add to existing models?</text:p>
      <text:h text:style-name="Heading_20_3" text:outline-level="3"><text:bookmark-start text:name="more-material-on-expansive-learning-formative-inteventions-dbr"/>More material on Expansive Learning / Formative Inteventions / DBR<text:bookmark-end text:name="more-material-on-expansive-learning-formative-inteventions-dbr"/></text:h>
      <text:p text:style-name="First_20_paragraph">_posts/thesis_chapters/holding/methodology_notes_longform_pre_spring_2022.md</text:p>
      <text:h text:style-name="Heading_20_2" text:outline-level="2"><text:bookmark-start text:name="transition-to-next-chapter"/>Transition to next Chapter<text:bookmark-end text:name="transition-to-next-chapter"/></text:h>
      <text:p text:style-name="First_20_paragraph">If needed.</text:p>
      <text:p text:style-name="Text_20_body"/>
      <text:p text:style-name="Text_20_body"/>
      <text:section text:style-name="Sect1" text:name="ZOTERO_BIBL {&quot;uncited&quot;:[],&quot;omitted&quot;:[],&quot;custom&quot;:[]} CSL_BIBLIOGRAPHY RNDzjVNPTOKeM">
        <text:p text:style-name="Bibliography_20_1">B\a erentsen, K. B. and Trettvik, J. (2002) ‘An Activity Theory Approach to Affordance.’ <text:span text:style-name="T2">In</text:span> <text:soft-page-break/><text:span text:style-name="T2">Proceedings of the Second Nordic Conference on Human-computer Interaction</text:span>. New York, NY, USA: ACM (NordiCHI ’02), pp. 51–60.</text:p>
        <text:p text:style-name="Bibliography_20_1">Barab, S. A., Barnett, M. and Squire, K. (2002) ‘Developing an Empirical Account of a Community of Practice: Characterizing the Essential Tensions.’ <text:span text:style-name="T2">Journal of the Learning Sciences</text:span>, 11(4) pp. 489–542.</text:p>
        <text:p text:style-name="Bibliography_20_1">Barab, S. A., Barnett, M., Yamagata-Lynch, L., Squire, K. and Keating, T. (2002) ‘Using Activity Theory to Understand the Systemic Tensions Characterizing a Technology-Rich Introductory Astronomy Course.’ <text:span text:style-name="T2">Mind, Culture, and Activity</text:span>, 9(2) pp. 76–107.</text:p>
        <text:p text:style-name="Bibliography_20_1">Barab, S., Arici, A., Aguilera, E. and Dutchin, K. (2019) ‘Ecosystem Empowerment.’ <text:span text:style-name="T2">In</text:span> Barnett, R. and Jackson, N. (eds) <text:span text:style-name="T2">Ecologies for Learning and Practice</text:span>. 1st ed., Abingdon, Oxon ; New York, NY : Routledge, 2020.: Routledge, pp. 129–145.</text:p>
        <text:p text:style-name="Bibliography_20_1">Barab, S. and Squire, K. (2004) ‘Design-based research: putting a stake in the ground.’ <text:span text:style-name="T2">Journal of the Learning Sciences</text:span>, 13(1) pp. 1–14.</text:p>
        <text:p text:style-name="Bibliography_20_1">Barron, B., Martin, C. K., Takeuchi, L. and Fithian, R. (2009) ‘Parents as Learning Partners in the Development of Technological Fluency.’ <text:span text:style-name="T2">International Journal of Learning and Media</text:span>, 1(2) pp. 55–77.</text:p>
        <text:p text:style-name="Bibliography_20_1">Bers, M. U. (2021) <text:span text:style-name="T2">Coding as a playground: programming and computational thinking in the early childhood classroom</text:span>. Second edition, New York, NY: Routledge.</text:p>
        <text:p text:style-name="Bibliography_20_1">Blunden, A. (2010) <text:span text:style-name="T2">An Interdisciplinary Theory of Activity</text:span>. Leiden; Boston: Brill Academic Publishers.</text:p>
        <text:p text:style-name="Bibliography_20_1">Blunden, A. (ed.) (2014) <text:span text:style-name="T2">Collaborative projects: an interdisciplinary study</text:span>. Leiden ; Boston: Brill (Studies in critical social sciences, volume 66).</text:p>
        <text:p text:style-name="Bibliography_20_1">Blunden, A. (2023) ‘Formative Interventions.’ <text:span text:style-name="T2">In</text:span> <text:span text:style-name="T2">Activity Theory</text:span>. Brill. Activity Theory, pp. 181–191.</text:p>
        <text:p text:style-name="Bibliography_20_1">Brown, K. and Cole, M. (2008) ‘Cultural Historical Activity Theory and the Expansion of Opportunities for Learning After School.’ <text:span text:style-name="T2">In</text:span> <text:span text:style-name="T2">Learning for Life in the 21st Century: Sociocultural Perspectives on the Future of Education</text:span>. Blackwell Publishing Ltd, pp. 225–238.</text:p>
        <text:p text:style-name="Bibliography_20_1">Cakir, H. I., Bal, A., Engeström, Y. and Sannino, A. (2022) ‘Contradictions as an entry into inclusive systemic design: Addressing racial disparities in the discipline at an urban middle school.’ <text:span text:style-name="T2">Learning, Culture and Social Interaction</text:span>, 35, August, p. 100641.</text:p>
        <text:p text:style-name="Bibliography_20_1">Cole, M. (2006) <text:span text:style-name="T2">The fifth dimension: an after-school program built on diversity</text:span>. New York: Russell Sage.</text:p>
        <text:p text:style-name="Bibliography_20_1">Cole, M. and Packer, M. (2016) ‘Design-Based Intervention Research as the Science of the <text:soft-page-break/>Doubly Artificial.’ <text:span text:style-name="T2">Journal of the Learning Sciences</text:span>. Routledge, 25(4) pp. 503–530.</text:p>
        <text:p text:style-name="Bibliography_20_1">Denner, J., Werner, L., Campe, S. and Ortiz, E. (2014) ‘Using game mechanics to measure what students learn from programming games.’ <text:span text:style-name="T2">International Journal of Game-Based Learning (IJGBL)</text:span>, 4(3) pp. 13–22.</text:p>
        <text:p text:style-name="Bibliography_20_1">Downing-Wilson, D., Lecusay, R. and Cole, M. (2011) ‘Design experimentation and mutual appropriation: Two strategies for university/community collaborative after-school interventions.’ <text:span text:style-name="T2">Theory &amp; Psychology</text:span>, 21(5) pp. 656–680.</text:p>
        <text:p text:style-name="Bibliography_20_1">Easterday, M. W., Lewis, D. R. and Gerber, E. M. (2014) ‘Design-based research process: problems, phases, and applications.’ <text:span text:style-name="T2">Proceedings of International Conference of the Learning Sciences, ICLS</text:span>. Boulder, CO: International Society of the Learning Sciences, 1(January) pp. 317–324.</text:p>
        <text:p text:style-name="Bibliography_20_1">Engeström, Y. (2001) ‘Expansive Learning at Work: Toward an activity theoretical reconceptualization.’ <text:span text:style-name="T2">Journal of Education and Work</text:span>, 14(1) pp. 133–156.</text:p>
        <text:p text:style-name="Bibliography_20_1">Engeström, Y. (2007) ‘Putting Vygotsky to work: The change laboratory as an application of double stimulation.’ <text:span text:style-name="T2">In</text:span> <text:span text:style-name="T2">The cambridge companion to Vygotsky</text:span>. Cambridge University Press.</text:p>
        <text:p text:style-name="Bibliography_20_1">Engeström, Y. (2009) ‘From learning environments and implementation to activity systems and expansive learning.’</text:p>
        <text:p text:style-name="Bibliography_20_1">Engeström, Y. (2011) ‘From design experiments to formative interventions.’ <text:span text:style-name="T2">Theory &amp; Psychology</text:span>, 21(5) pp. 598–628.</text:p>
        <text:p text:style-name="Bibliography_20_1">Engeström, Y., Rantavuori, J. and Kerosuo, H. (2013) ‘Expansive Learning in a Library: Actions, Cycles and Deviations from Instructional Intentions.’ <text:span text:style-name="T2">Vocations and Learning</text:span>, 6(1) pp. 81–106.</text:p>
        <text:p text:style-name="Bibliography_20_1">Engeström, Y. and Sannino, A. (2011) ‘Discursive manifestations of contradictions in organizational change efforts: A methodological framework.’ <text:span text:style-name="T2">Journal of Organizational Change Management</text:span>. Emerald Group Publishing Limited, 24(3) pp. 368–387.</text:p>
        <text:p text:style-name="Bibliography_20_1">Engeström, Y., Sannino, A. and Virkkunen, J. (2014) ‘On the Methodological Demands of Formative Interventions.’ <text:span text:style-name="T2">Mind, Culture, and Activity</text:span>, 21(2) pp. 118–128.</text:p>
        <text:p text:style-name="Bibliography_20_1">Hester, K. and Cunningham, C. (2007) ‘Engineering is elementary: An engineering and technology curriculum for children.’ <text:span text:style-name="T2">ASEE Annual Conference and Exposition, Conference Proceedings</text:span>, January.</text:p>
        <text:p text:style-name="Bibliography_20_1">Iivari, N. and Kuutti, K. (2017) ‘Critical Design Research and Information Technology: Searching for Empowering Design.’ <text:span text:style-name="T2">In</text:span> <text:span text:style-name="T2">Proceedings of the 2017 Conference on Designing Interactive Systems</text:span>. New York, NY, USA: Association for Computing Machinery (DIS ’17), pp. 983–993.</text:p>
        <text:p text:style-name="Bibliography_20_1"><text:soft-page-break/>Isaac, G., Barma, S. and Romero, M. (2021) ‘Cultural historical activity theory, double stimulation, and conflicts of motives in education science: Where have we been? (2012-2021).’ <text:span text:style-name="T2">Revue internationale du CRIRES : innover dans la tradition de Vygotsky / CRI_SAS international Journal: Vygotsky’s Heritage: Innovation in Education</text:span>. Centre de recherche et d’intervention sur la réussite scolaire, 5(2) pp. 86–94.</text:p>
        <text:p text:style-name="Bibliography_20_1">Iversen, O. S., Smith, R. C. and Dindler, C. (2018) ‘From computational thinking to computational empowerment: a 21<text:span text:style-name="T4">st</text:span> century PD agenda.’ <text:span text:style-name="T2">In</text:span> <text:span text:style-name="T2">Proceedings of the 15th Participatory Design Conference: Full Papers - Volume 1</text:span>. New York, NY, USA: Association for Computing Machinery (PDC ’18), pp. 1–11.</text:p>
        <text:p text:style-name="Bibliography_20_1">Kamanga, R. and Alexander, P. M. (2021) ‘Contradictions and strengths in activity systems: Enhancing insights into human activity in IS adoption research.’ <text:span text:style-name="T2">THE ELECTRONIC JOURNAL OF INFORMATION SYSTEMS IN DEVELOPING COUNTRIES</text:span>, 87(1) p. e12149.</text:p>
        <text:p text:style-name="Bibliography_20_1">Kaptelinin, V. and Nardi, B. (2012) ‘Affordances in HCI: toward a mediated action perspective.’ <text:span text:style-name="T2">In</text:span> <text:span text:style-name="T2">Proceedings of the SIGCHI Conference on Human Factors in Computing Systems</text:span>. New York, NY, USA: Association for Computing Machinery (CHI ’12), pp. 967–976.</text:p>
        <text:p text:style-name="Bibliography_20_1">Karanasios, S., Nardi, B., Spinuzzi, C. and Malaurent, J. (2021) ‘Moving Forward with Activity Theory in a Digital World.’ <text:span text:style-name="T2">Mind Culture and Activity</text:span>, 28, April.</text:p>
        <text:p text:style-name="Bibliography_20_1">Karanasios, S., Riisla, K. and Simeonova, B. (2017) ‘Exploring the use of contradictions and tensions in activity theory studies: an interdisciplinary review.’ <text:span text:style-name="T2">In</text:span>. Copenhagen: The Good Organization.</text:p>
        <text:p text:style-name="Bibliography_20_1">Kuutti, K. (1995) ‘Activity Theory as a potential framework for human- computer interaction research’ p. 19.</text:p>
        <text:p text:style-name="Bibliography_20_1">Leontiev, A. N. (2009) ‘Activity and Consciousness.’ <text:span text:style-name="T2">Revista Dialectus</text:span>, (4).</text:p>
        <text:p text:style-name="Bibliography_20_1">Mascolo, M. (2009) ‘Beyond Student-Centered and Teacher-Centered Pedagogy: Teaching and Learning as Guided Participation.’ <text:span text:style-name="T2">Pedagogy and the Human Sciences</text:span>, 1(1) pp. 3–27.</text:p>
        <text:p text:style-name="Bibliography_20_1">Moll, L. C., Amanti, C., Neff, D. and Gonzalez, N. (1992) ‘Funds of knowledge for teaching: using a qualitative approach to connect homes and classrooms.’ <text:span text:style-name="T2">Theory into Practice</text:span>, 31(2,) pp. 132–141.</text:p>
        <text:p text:style-name="Bibliography_20_1">Morcom, V. (2014) ‘Scaffolding social and emotional learning in an elementary classroom community: A sociocultural perspective.’ <text:span text:style-name="T2">International Journal of Educational Research</text:span>, 67 pp. 18–29.</text:p>
        <text:p text:style-name="Bibliography_20_1">O’Neill, D. K. (2016) ‘Understanding Design Research–Practice Partnerships in Context and Time: Why Learning Sciences Scholars Should Learn From Cultural-Historical Activity Theory Approaches to Design-Based Research.’ <text:span text:style-name="T2">Journal of the Learning Sciences</text:span>. Routledge, 25(4) pp. 497–502.</text:p>
        <text:p text:style-name="Bibliography_20_1"><text:soft-page-break/>Papavlasopoulou, S., Giannakos, M. N. and Jaccheri, L. (2019) ‘Exploring children’s learning experience in constructionism-based coding activities through design-based research.’ <text:span text:style-name="T2">Computers in Human Behavior</text:span>, 99, October, pp. 415–427.</text:p>
        <text:p text:style-name="Bibliography_20_1">Patterson, R., Chesterman, M. and Ramsey, A. (2019) ‘Drama and STEM.’ <text:span text:style-name="T2">In</text:span> Caldwell, H. and Pope, S. (eds) <text:span text:style-name="T2">STEM in the Primary Curriculum</text:span>. 1 edition, Thousand Oaks, CA: Learning Matters.</text:p>
        <text:p text:style-name="Bibliography_20_1">Penuel, W. R. (2014) ‘Emerging Forms of Formative Intervention Research in Education.’ <text:span text:style-name="T2">Mind, Culture, and Activity</text:span>. Routledge, 21(2) pp. 97–117.</text:p>
        <text:p text:style-name="Bibliography_20_1">Picton, I., Clark, C. and Judge, T. (2020) <text:span text:style-name="T2">Video game playing and literacy: a survey of young people aged 11 to 16</text:span>. National Literacy Trust, p. 31.</text:p>
        <text:p text:style-name="Bibliography_20_1">Rajala, A., Cole, M. and Esteban-Guitart, M. (2023) ‘Utopian methodology: Researching educational interventions to promote equity over multiple timescales.’ <text:span text:style-name="T2">Journal of the Learning Sciences</text:span>, 32(1) pp. 110–136.</text:p>
        <text:p text:style-name="Bibliography_20_1">Sannino, A. (2015) ‘The principle of double stimulation: A path to volitional action.’ <text:span text:style-name="T2">Learning, Culture and Social Interaction</text:span>, 6, September, pp. 1–15.</text:p>
        <text:p text:style-name="Bibliography_20_1">Sannino, A. and Engeström, Y. (2018) ‘Cultural-historical activity theory: founding insights and new challenges.’ <text:span text:style-name="T2">Cultural-Historical Psychology</text:span>, 14(3) pp. 43–56.</text:p>
        <text:p text:style-name="Bibliography_20_1">Sannino, A., Engeström, Y. and Lemos, M. (2016) ‘Formative Interventions for Expansive Learning and Transformative Agency.’ <text:span text:style-name="T2">Journal of the Learning Sciences</text:span>, 25(4) pp. 599–633.</text:p>
        <text:p text:style-name="Bibliography_20_1">Schell, J. (2008) <text:span text:style-name="T2">The Art of Game Design: A book of lenses</text:span>. 1 edition, Amsterdam ; Boston: CRC Press.</text:p>
        <text:p text:style-name="Bibliography_20_1">Syukri, M., Halim, L., Mohtar, L. E. and Soewarno, S. (2018) ‘The Impact of Engineering Design Process in Teaching and Learning to Enhance Studentsâ€<text:span text:style-name="T4">TM</text:span> Science Problem-Solving Skills.’ <text:span text:style-name="T2">Jurnal Pendidikan IPA Indonesia</text:span>, 7(1) pp. 66–75.</text:p>
        <text:p text:style-name="Bibliography_20_1">Wi̇Narno, N. (2020) ‘The Steps of the Engineering Design Process (EDP) in Science Education: A Meta-Analysis.’ <text:span text:style-name="T2">Journal for the Education of Gifted Young Scientists</text:span>, October.</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3. Methodology</dc:title>
    <dc:description/>
    <dc:subject/>
    <meta:keyword/>
    <meta:initial-creator/>
    <dc:creator>Mick Chesterman</dc:creator>
    <meta:creation-date>2024-05-10T10:08:47Z</meta:creation-date>
    <dc:date>2024-05-10T11:11:00.019980673</dc:date>
    <meta:editing-duration>PT25S</meta:editing-duration>
    <meta:editing-cycles>1</meta:editing-cycles>
    <meta:document-statistic meta:table-count="1" meta:image-count="0" meta:object-count="0" meta:page-count="30" meta:paragraph-count="555" meta:word-count="10685" meta:character-count="69187" meta:non-whitespace-character-count="59232"/>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